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Tabelle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Spannung, etc. bei eingeschaltetem B-Fel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ts wenn das Feld aus ist (Gnuplot):</text:p>
          </table:table-cell>
          <table:table-cell table:number-columns-repeated="2"/>
          <table:table-cell office:value-type="string">
            <text:p>U=-2,91787 mV</text:p>
          </table:table-cell>
          <table:table-cell table:style-name="Default"/>
          <table:table-cell office:value-type="string">
            <text:p>B=14,4541 m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</text:p>
          </table:table-cell>
          <table:table-cell office:value-type="string">
            <text:p>U in mV</text:p>
          </table:table-cell>
          <table:table-cell office:value-type="string">
            <text:p>I</text:p>
          </table:table-cell>
          <table:table-cell office:value-type="string">
            <text:p>B in mT</text:p>
          </table:table-cell>
          <table:table-cell table:number-columns-repeated="2"/>
          <table:table-cell office:value-type="string">
            <text:p>delta_U/delta_B in [V/T]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3.501">
            <text:p>93,50100</text:p>
          </table:table-cell>
          <table:table-cell office:value-type="float" office:value="-3.975">
            <text:p>-3,97500</text:p>
          </table:table-cell>
          <table:table-cell office:value-type="float" office:value="1.335">
            <text:p>1,33500</text:p>
          </table:table-cell>
          <table:table-cell office:value-type="float" office:value="158.4">
            <text:p>158,40000</text:p>
          </table:table-cell>
          <table:table-cell office:value-type="string">
            <text:p>NAN</text:p>
          </table:table-cell>
          <table:table-cell/>
          <table:table-cell table:formula="of:=([.B7]+2.91787)/([.D7]-14.4541)" office:value-type="float" office:value="-0.00734393963287596">
            <text:p>-0,00734</text:p>
          </table:table-cell>
          <table:table-cell table:number-columns-repeated="1017"/>
        </table:table-row>
        <table:table-row table:style-name="ro1">
          <table:table-cell office:value-type="float" office:value="93.601">
            <text:p>93,60100</text:p>
          </table:table-cell>
          <table:table-cell office:value-type="float" office:value="-3.975">
            <text:p>-3,97500</text:p>
          </table:table-cell>
          <table:table-cell office:value-type="float" office:value="1.692">
            <text:p>1,692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8]+2.91787)/([.D8]-14.4541)" office:value-type="float" office:value="-0.00637417023875779">
            <text:p>-0,00637</text:p>
          </table:table-cell>
          <table:table-cell table:number-columns-repeated="1017"/>
        </table:table-row>
        <table:table-row table:style-name="ro1">
          <table:table-cell office:value-type="float" office:value="93.701">
            <text:p>93,70100</text:p>
          </table:table-cell>
          <table:table-cell office:value-type="float" office:value="-3.975">
            <text:p>-3,97500</text:p>
          </table:table-cell>
          <table:table-cell office:value-type="float" office:value="1.692">
            <text:p>1,692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9]+2.91787)/([.D9]-14.4541)" office:value-type="float" office:value="-0.00637417023875779">
            <text:p>-0,00637</text:p>
          </table:table-cell>
          <table:table-cell table:number-columns-repeated="1017"/>
        </table:table-row>
        <table:table-row table:style-name="ro1">
          <table:table-cell office:value-type="float" office:value="93.801">
            <text:p>93,80100</text:p>
          </table:table-cell>
          <table:table-cell office:value-type="float" office:value="-3.975">
            <text:p>-3,97500</text:p>
          </table:table-cell>
          <table:table-cell office:value-type="float" office:value="1.692">
            <text:p>1,692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0]+2.91787)/([.D10]-14.4541)" office:value-type="float" office:value="-0.00637417023875779">
            <text:p>-0,00637</text:p>
          </table:table-cell>
          <table:table-cell table:number-columns-repeated="1017"/>
        </table:table-row>
        <table:table-row table:style-name="ro1">
          <table:table-cell office:value-type="float" office:value="93.901">
            <text:p>93,90100</text:p>
          </table:table-cell>
          <table:table-cell office:value-type="float" office:value="-3.975">
            <text:p>-3,97500</text:p>
          </table:table-cell>
          <table:table-cell office:value-type="float" office:value="1.692">
            <text:p>1,692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1]+2.91787)/([.D11]-14.4541)" office:value-type="float" office:value="-0.00637417023875779">
            <text:p>-0,00637</text:p>
          </table:table-cell>
          <table:table-cell table:number-columns-repeated="1017"/>
        </table:table-row>
        <table:table-row table:style-name="ro1">
          <table:table-cell office:value-type="float" office:value="94.001">
            <text:p>94,00100</text:p>
          </table:table-cell>
          <table:table-cell office:value-type="float" office:value="-3.975">
            <text:p>-3,97500</text:p>
          </table:table-cell>
          <table:table-cell office:value-type="float" office:value="1.692">
            <text:p>1,692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2]+2.91787)/([.D12]-14.4541)" office:value-type="float" office:value="-0.00637417023875779">
            <text:p>-0,00637</text:p>
          </table:table-cell>
          <table:table-cell table:number-columns-repeated="1017"/>
        </table:table-row>
        <table:table-row table:style-name="ro1">
          <table:table-cell office:value-type="float" office:value="94.101">
            <text:p>94,10100</text:p>
          </table:table-cell>
          <table:table-cell office:value-type="float" office:value="-3.975">
            <text:p>-3,97500</text:p>
          </table:table-cell>
          <table:table-cell office:value-type="float" office:value="1.692">
            <text:p>1,692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3]+2.91787)/([.D13]-14.4541)" office:value-type="float" office:value="-0.00637417023875779">
            <text:p>-0,00637</text:p>
          </table:table-cell>
          <table:table-cell table:number-columns-repeated="1017"/>
        </table:table-row>
        <table:table-row table:style-name="ro1">
          <table:table-cell office:value-type="float" office:value="94.201">
            <text:p>94,20100</text:p>
          </table:table-cell>
          <table:table-cell office:value-type="float" office:value="-3.975">
            <text:p>-3,97500</text:p>
          </table:table-cell>
          <table:table-cell office:value-type="float" office:value="1.692">
            <text:p>1,692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]+2.91787)/([.D14]-14.4541)" office:value-type="float" office:value="-0.00637417023875779">
            <text:p>-0,00637</text:p>
          </table:table-cell>
          <table:table-cell table:number-columns-repeated="1017"/>
        </table:table-row>
        <table:table-row table:style-name="ro1">
          <table:table-cell office:value-type="float" office:value="94.301">
            <text:p>94,30100</text:p>
          </table:table-cell>
          <table:table-cell office:value-type="float" office:value="-3.975">
            <text:p>-3,97500</text:p>
          </table:table-cell>
          <table:table-cell office:value-type="float" office:value="1.692">
            <text:p>1,692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5]+2.91787)/([.D15]-14.4541)" office:value-type="float" office:value="-0.00637417023875779">
            <text:p>-0,00637</text:p>
          </table:table-cell>
          <table:table-cell table:number-columns-repeated="1017"/>
        </table:table-row>
        <table:table-row table:style-name="ro1">
          <table:table-cell office:value-type="float" office:value="94.401">
            <text:p>94,40100</text:p>
          </table:table-cell>
          <table:table-cell office:value-type="float" office:value="-3.975">
            <text:p>-3,97500</text:p>
          </table:table-cell>
          <table:table-cell office:value-type="float" office:value="1.692">
            <text:p>1,692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6]+2.91787)/([.D16]-14.4541)" office:value-type="float" office:value="-0.00637417023875779">
            <text:p>-0,00637</text:p>
          </table:table-cell>
          <table:table-cell table:number-columns-repeated="1017"/>
        </table:table-row>
        <table:table-row table:style-name="ro1">
          <table:table-cell office:value-type="float" office:value="94.501">
            <text:p>94,50100</text:p>
          </table:table-cell>
          <table:table-cell office:value-type="float" office:value="-3.915">
            <text:p>-3,91500</text:p>
          </table:table-cell>
          <table:table-cell office:value-type="float" office:value="1.692">
            <text:p>1,692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7]+2.91787)/([.D17]-14.4541)" office:value-type="float" office:value="-0.0060123886089436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4.601">
            <text:p>94,60100</text:p>
          </table:table-cell>
          <table:table-cell office:value-type="float" office:value="-3.915">
            <text:p>-3,915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8]+2.91787)/([.D18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4.701">
            <text:p>94,70100</text:p>
          </table:table-cell>
          <table:table-cell office:value-type="float" office:value="-3.915">
            <text:p>-3,915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9]+2.91787)/([.D19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4.801">
            <text:p>94,80100</text:p>
          </table:table-cell>
          <table:table-cell office:value-type="float" office:value="-3.915">
            <text:p>-3,915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20]+2.91787)/([.D20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4.901">
            <text:p>94,90100</text:p>
          </table:table-cell>
          <table:table-cell office:value-type="float" office:value="-3.915">
            <text:p>-3,915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21]+2.91787)/([.D21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5.001">
            <text:p>95,00100</text:p>
          </table:table-cell>
          <table:table-cell office:value-type="float" office:value="-3.915">
            <text:p>-3,915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22]+2.91787)/([.D22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5.101">
            <text:p>95,10100</text:p>
          </table:table-cell>
          <table:table-cell office:value-type="float" office:value="-3.915">
            <text:p>-3,915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23]+2.91787)/([.D23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5.201">
            <text:p>95,20100</text:p>
          </table:table-cell>
          <table:table-cell office:value-type="float" office:value="-3.915">
            <text:p>-3,915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24]+2.91787)/([.D24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5.301">
            <text:p>95,30100</text:p>
          </table:table-cell>
          <table:table-cell office:value-type="float" office:value="-3.915">
            <text:p>-3,915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25]+2.91787)/([.D25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5.401">
            <text:p>95,40100</text:p>
          </table:table-cell>
          <table:table-cell office:value-type="float" office:value="-3.915">
            <text:p>-3,915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26]+2.91787)/([.D26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5.501">
            <text:p>95,50100</text:p>
          </table:table-cell>
          <table:table-cell office:value-type="float" office:value="-3.915">
            <text:p>-3,915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27]+2.91787)/([.D27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5.601">
            <text:p>95,60100</text:p>
          </table:table-cell>
          <table:table-cell office:value-type="float" office:value="-3.915">
            <text:p>-3,915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28]+2.91787)/([.D28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5.701">
            <text:p>95,70100</text:p>
          </table:table-cell>
          <table:table-cell office:value-type="float" office:value="-3.915">
            <text:p>-3,91500</text:p>
          </table:table-cell>
          <table:table-cell office:value-type="float" office:value="1.6965">
            <text:p>1,696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29]+2.91787)/([.D29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5.801">
            <text:p>95,80100</text:p>
          </table:table-cell>
          <table:table-cell office:value-type="float" office:value="-3.915">
            <text:p>-3,91500</text:p>
          </table:table-cell>
          <table:table-cell office:value-type="float" office:value="1.6965">
            <text:p>1,696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30]+2.91787)/([.D30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5.901">
            <text:p>95,90100</text:p>
          </table:table-cell>
          <table:table-cell office:value-type="float" office:value="-3.915">
            <text:p>-3,91500</text:p>
          </table:table-cell>
          <table:table-cell office:value-type="float" office:value="1.6965">
            <text:p>1,696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31]+2.91787)/([.D31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6.001">
            <text:p>96,00100</text:p>
          </table:table-cell>
          <table:table-cell office:value-type="float" office:value="-3.915">
            <text:p>-3,91500</text:p>
          </table:table-cell>
          <table:table-cell office:value-type="float" office:value="1.6965">
            <text:p>1,696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32]+2.91787)/([.D32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6.101">
            <text:p>96,10100</text:p>
          </table:table-cell>
          <table:table-cell office:value-type="float" office:value="-3.915">
            <text:p>-3,91500</text:p>
          </table:table-cell>
          <table:table-cell office:value-type="float" office:value="1.6965">
            <text:p>1,696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33]+2.91787)/([.D33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6.201">
            <text:p>96,20100</text:p>
          </table:table-cell>
          <table:table-cell office:value-type="float" office:value="-3.915">
            <text:p>-3,91500</text:p>
          </table:table-cell>
          <table:table-cell office:value-type="float" office:value="1.6965">
            <text:p>1,696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34]+2.91787)/([.D34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6.301">
            <text:p>96,30100</text:p>
          </table:table-cell>
          <table:table-cell office:value-type="float" office:value="-3.915">
            <text:p>-3,91500</text:p>
          </table:table-cell>
          <table:table-cell office:value-type="float" office:value="1.6965">
            <text:p>1,696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35]+2.91787)/([.D35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6.401">
            <text:p>96,40100</text:p>
          </table:table-cell>
          <table:table-cell office:value-type="float" office:value="-3.915">
            <text:p>-3,91500</text:p>
          </table:table-cell>
          <table:table-cell office:value-type="float" office:value="1.6965">
            <text:p>1,696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36]+2.91787)/([.D36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6.501">
            <text:p>96,50100</text:p>
          </table:table-cell>
          <table:table-cell office:value-type="float" office:value="-3.9">
            <text:p>-3,90000</text:p>
          </table:table-cell>
          <table:table-cell office:value-type="float" office:value="1.6965">
            <text:p>1,696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37]+2.91787)/([.D37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96.601">
            <text:p>96,60100</text:p>
          </table:table-cell>
          <table:table-cell office:value-type="float" office:value="-3.9">
            <text:p>-3,90000</text:p>
          </table:table-cell>
          <table:table-cell office:value-type="float" office:value="1.6965">
            <text:p>1,696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38]+2.91787)/([.D38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96.701">
            <text:p>96,7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39]+2.91787)/([.D39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96.801">
            <text:p>96,8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40]+2.91787)/([.D40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96.901">
            <text:p>96,9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41]+2.91787)/([.D41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97.001">
            <text:p>97,0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42]+2.91787)/([.D42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97.101">
            <text:p>97,1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43]+2.91787)/([.D43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97.201">
            <text:p>97,2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44]+2.91787)/([.D44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97.301">
            <text:p>97,3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45]+2.91787)/([.D45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97.401">
            <text:p>97,4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46]+2.91787)/([.D46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97.501">
            <text:p>97,50100</text:p>
          </table:table-cell>
          <table:table-cell office:value-type="float" office:value="-3.915">
            <text:p>-3,915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47]+2.91787)/([.D47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7.601">
            <text:p>97,60100</text:p>
          </table:table-cell>
          <table:table-cell office:value-type="float" office:value="-3.915">
            <text:p>-3,91500</text:p>
          </table:table-cell>
          <table:table-cell office:value-type="float" office:value="1.695">
            <text:p>1,6950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48]+2.91787)/([.D48]-14.4541)" office:value-type="float" office:value="-0.00600153238809986">
            <text:p>-0,00600</text:p>
          </table:table-cell>
          <table:table-cell table:number-columns-repeated="1017"/>
        </table:table-row>
        <table:table-row table:style-name="ro1">
          <table:table-cell office:value-type="float" office:value="97.701">
            <text:p>97,70100</text:p>
          </table:table-cell>
          <table:table-cell office:value-type="float" office:value="-3.915">
            <text:p>-3,91500</text:p>
          </table:table-cell>
          <table:table-cell office:value-type="float" office:value="1.6965">
            <text:p>1,696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49]+2.91787)/([.D49]-14.4541)" office:value-type="float" office:value="-0.00600153238809986">
            <text:p>-0,00600</text:p>
          </table:table-cell>
          <table:table-cell table:number-columns-repeated="1017"/>
        </table:table-row>
        <table:table-row table:style-name="ro1">
          <table:table-cell office:value-type="float" office:value="97.801">
            <text:p>97,80100</text:p>
          </table:table-cell>
          <table:table-cell office:value-type="float" office:value="-3.915">
            <text:p>-3,91500</text:p>
          </table:table-cell>
          <table:table-cell office:value-type="float" office:value="1.6965">
            <text:p>1,696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50]+2.91787)/([.D50]-14.4541)" office:value-type="float" office:value="-0.00600153238809986">
            <text:p>-0,00600</text:p>
          </table:table-cell>
          <table:table-cell table:number-columns-repeated="1017"/>
        </table:table-row>
        <table:table-row table:style-name="ro1">
          <table:table-cell office:value-type="float" office:value="97.901">
            <text:p>97,90100</text:p>
          </table:table-cell>
          <table:table-cell office:value-type="float" office:value="-3.915">
            <text:p>-3,91500</text:p>
          </table:table-cell>
          <table:table-cell office:value-type="float" office:value="1.6965">
            <text:p>1,696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51]+2.91787)/([.D51]-14.4541)" office:value-type="float" office:value="-0.00600153238809986">
            <text:p>-0,00600</text:p>
          </table:table-cell>
          <table:table-cell table:number-columns-repeated="1017"/>
        </table:table-row>
        <table:table-row table:style-name="ro1">
          <table:table-cell office:value-type="float" office:value="98.001">
            <text:p>98,00100</text:p>
          </table:table-cell>
          <table:table-cell office:value-type="float" office:value="-3.915">
            <text:p>-3,91500</text:p>
          </table:table-cell>
          <table:table-cell office:value-type="float" office:value="1.6965">
            <text:p>1,696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52]+2.91787)/([.D52]-14.4541)" office:value-type="float" office:value="-0.00600153238809986">
            <text:p>-0,00600</text:p>
          </table:table-cell>
          <table:table-cell table:number-columns-repeated="1017"/>
        </table:table-row>
        <table:table-row table:style-name="ro1">
          <table:table-cell office:value-type="float" office:value="98.101">
            <text:p>98,10100</text:p>
          </table:table-cell>
          <table:table-cell office:value-type="float" office:value="-3.915">
            <text:p>-3,91500</text:p>
          </table:table-cell>
          <table:table-cell office:value-type="float" office:value="1.6965">
            <text:p>1,696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53]+2.91787)/([.D53]-14.4541)" office:value-type="float" office:value="-0.00600153238809986">
            <text:p>-0,00600</text:p>
          </table:table-cell>
          <table:table-cell table:number-columns-repeated="1017"/>
        </table:table-row>
        <table:table-row table:style-name="ro1">
          <table:table-cell office:value-type="float" office:value="98.201">
            <text:p>98,20100</text:p>
          </table:table-cell>
          <table:table-cell office:value-type="float" office:value="-3.915">
            <text:p>-3,91500</text:p>
          </table:table-cell>
          <table:table-cell office:value-type="float" office:value="1.6965">
            <text:p>1,696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54]+2.91787)/([.D54]-14.4541)" office:value-type="float" office:value="-0.00600153238809986">
            <text:p>-0,00600</text:p>
          </table:table-cell>
          <table:table-cell table:number-columns-repeated="1017"/>
        </table:table-row>
        <table:table-row table:style-name="ro1">
          <table:table-cell office:value-type="float" office:value="98.301">
            <text:p>98,30100</text:p>
          </table:table-cell>
          <table:table-cell office:value-type="float" office:value="-3.915">
            <text:p>-3,91500</text:p>
          </table:table-cell>
          <table:table-cell office:value-type="float" office:value="1.6965">
            <text:p>1,696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55]+2.91787)/([.D55]-14.4541)" office:value-type="float" office:value="-0.00600153238809986">
            <text:p>-0,00600</text:p>
          </table:table-cell>
          <table:table-cell table:number-columns-repeated="1017"/>
        </table:table-row>
        <table:table-row table:style-name="ro1">
          <table:table-cell office:value-type="float" office:value="98.401">
            <text:p>98,40100</text:p>
          </table:table-cell>
          <table:table-cell office:value-type="float" office:value="-3.915">
            <text:p>-3,91500</text:p>
          </table:table-cell>
          <table:table-cell office:value-type="float" office:value="1.6965">
            <text:p>1,696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56]+2.91787)/([.D56]-14.4541)" office:value-type="float" office:value="-0.00600153238809986">
            <text:p>-0,00600</text:p>
          </table:table-cell>
          <table:table-cell table:number-columns-repeated="1017"/>
        </table:table-row>
        <table:table-row table:style-name="ro1">
          <table:table-cell office:value-type="float" office:value="98.501">
            <text:p>98,50100</text:p>
          </table:table-cell>
          <table:table-cell office:value-type="float" office:value="-3.915">
            <text:p>-3,91500</text:p>
          </table:table-cell>
          <table:table-cell office:value-type="float" office:value="1.6965">
            <text:p>1,69650</text:p>
          </table:table-cell>
          <table:table-cell office:value-type="float" office:value="180.6">
            <text:p>180,60000</text:p>
          </table:table-cell>
          <table:table-cell office:value-type="string">
            <text:p>NAN</text:p>
          </table:table-cell>
          <table:table-cell/>
          <table:table-cell table:formula="of:=([.B57]+2.91787)/([.D57]-14.4541)" office:value-type="float" office:value="-0.00600153238809986">
            <text:p>-0,00600</text:p>
          </table:table-cell>
          <table:table-cell table:number-columns-repeated="1017"/>
        </table:table-row>
        <table:table-row table:style-name="ro1">
          <table:table-cell office:value-type="float" office:value="98.601">
            <text:p>98,60100</text:p>
          </table:table-cell>
          <table:table-cell office:value-type="float" office:value="-3.915">
            <text:p>-3,91500</text:p>
          </table:table-cell>
          <table:table-cell office:value-type="float" office:value="1.6965">
            <text:p>1,696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58]+2.91787)/([.D58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8.701">
            <text:p>98,70100</text:p>
          </table:table-cell>
          <table:table-cell office:value-type="float" office:value="-3.915">
            <text:p>-3,915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59]+2.91787)/([.D59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8.801">
            <text:p>98,80100</text:p>
          </table:table-cell>
          <table:table-cell office:value-type="float" office:value="-3.915">
            <text:p>-3,915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60]+2.91787)/([.D60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8.901">
            <text:p>98,90100</text:p>
          </table:table-cell>
          <table:table-cell office:value-type="float" office:value="-3.915">
            <text:p>-3,915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61]+2.91787)/([.D61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9.001">
            <text:p>99,00100</text:p>
          </table:table-cell>
          <table:table-cell office:value-type="float" office:value="-3.915">
            <text:p>-3,915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62]+2.91787)/([.D62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9.101">
            <text:p>99,10100</text:p>
          </table:table-cell>
          <table:table-cell office:value-type="float" office:value="-3.915">
            <text:p>-3,915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63]+2.91787)/([.D63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9.201">
            <text:p>99,20100</text:p>
          </table:table-cell>
          <table:table-cell office:value-type="float" office:value="-3.915">
            <text:p>-3,915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64]+2.91787)/([.D64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9.301">
            <text:p>99,30100</text:p>
          </table:table-cell>
          <table:table-cell office:value-type="float" office:value="-3.915">
            <text:p>-3,915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65]+2.91787)/([.D65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9.401">
            <text:p>99,40100</text:p>
          </table:table-cell>
          <table:table-cell office:value-type="float" office:value="-3.915">
            <text:p>-3,915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66]+2.91787)/([.D66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9.501">
            <text:p>99,50100</text:p>
          </table:table-cell>
          <table:table-cell office:value-type="float" office:value="-3.915">
            <text:p>-3,915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67]+2.91787)/([.D67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9.601">
            <text:p>99,60100</text:p>
          </table:table-cell>
          <table:table-cell office:value-type="float" office:value="-3.915">
            <text:p>-3,915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68]+2.91787)/([.D68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9.701">
            <text:p>99,70100</text:p>
          </table:table-cell>
          <table:table-cell office:value-type="float" office:value="-3.915">
            <text:p>-3,915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69]+2.91787)/([.D69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9.801">
            <text:p>99,80100</text:p>
          </table:table-cell>
          <table:table-cell office:value-type="float" office:value="-3.915">
            <text:p>-3,915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70]+2.91787)/([.D70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99.901">
            <text:p>99,90100</text:p>
          </table:table-cell>
          <table:table-cell office:value-type="float" office:value="-3.915">
            <text:p>-3,915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71]+2.91787)/([.D71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100.001">
            <text:p>100,00100</text:p>
          </table:table-cell>
          <table:table-cell office:value-type="float" office:value="-3.915">
            <text:p>-3,915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72]+2.91787)/([.D72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100.101">
            <text:p>100,10100</text:p>
          </table:table-cell>
          <table:table-cell office:value-type="float" office:value="-3.915">
            <text:p>-3,915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73]+2.91787)/([.D73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100.201">
            <text:p>100,20100</text:p>
          </table:table-cell>
          <table:table-cell office:value-type="float" office:value="-3.915">
            <text:p>-3,915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74]+2.91787)/([.D74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100.301">
            <text:p>100,30100</text:p>
          </table:table-cell>
          <table:table-cell office:value-type="float" office:value="-3.915">
            <text:p>-3,915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75]+2.91787)/([.D75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100.401">
            <text:p>100,40100</text:p>
          </table:table-cell>
          <table:table-cell office:value-type="float" office:value="-3.915">
            <text:p>-3,915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76]+2.91787)/([.D76]-14.4541)" office:value-type="float" office:value="-0.00600695559348153">
            <text:p>-0,00601</text:p>
          </table:table-cell>
          <table:table-cell table:number-columns-repeated="1017"/>
        </table:table-row>
        <table:table-row table:style-name="ro1">
          <table:table-cell office:value-type="float" office:value="100.501">
            <text:p>100,50100</text:p>
          </table:table-cell>
          <table:table-cell office:value-type="float" office:value="-3.9">
            <text:p>-3,900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77]+2.91787)/([.D77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0.601">
            <text:p>100,60100</text:p>
          </table:table-cell>
          <table:table-cell office:value-type="float" office:value="-3.9">
            <text:p>-3,900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78]+2.91787)/([.D78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0.701">
            <text:p>100,70100</text:p>
          </table:table-cell>
          <table:table-cell office:value-type="float" office:value="-3.9">
            <text:p>-3,900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79]+2.91787)/([.D79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0.801">
            <text:p>100,80100</text:p>
          </table:table-cell>
          <table:table-cell office:value-type="float" office:value="-3.9">
            <text:p>-3,900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80]+2.91787)/([.D80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0.901">
            <text:p>100,90100</text:p>
          </table:table-cell>
          <table:table-cell office:value-type="float" office:value="-3.9">
            <text:p>-3,900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81]+2.91787)/([.D81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1.001">
            <text:p>101,00100</text:p>
          </table:table-cell>
          <table:table-cell office:value-type="float" office:value="-3.9">
            <text:p>-3,900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82]+2.91787)/([.D82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1.101">
            <text:p>101,10100</text:p>
          </table:table-cell>
          <table:table-cell office:value-type="float" office:value="-3.9">
            <text:p>-3,900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83]+2.91787)/([.D83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1.201">
            <text:p>101,20100</text:p>
          </table:table-cell>
          <table:table-cell office:value-type="float" office:value="-3.9">
            <text:p>-3,900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84]+2.91787)/([.D84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1.301">
            <text:p>101,30100</text:p>
          </table:table-cell>
          <table:table-cell office:value-type="float" office:value="-3.9">
            <text:p>-3,900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85]+2.91787)/([.D85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1.401">
            <text:p>101,40100</text:p>
          </table:table-cell>
          <table:table-cell office:value-type="float" office:value="-3.9">
            <text:p>-3,900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86]+2.91787)/([.D86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1.501">
            <text:p>101,50100</text:p>
          </table:table-cell>
          <table:table-cell office:value-type="float" office:value="-3.9">
            <text:p>-3,900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87]+2.91787)/([.D87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1.601">
            <text:p>101,60100</text:p>
          </table:table-cell>
          <table:table-cell office:value-type="float" office:value="-3.9">
            <text:p>-3,900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88]+2.91787)/([.D88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1.701">
            <text:p>101,7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89]+2.91787)/([.D89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1.801">
            <text:p>101,8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90]+2.91787)/([.D90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1.901">
            <text:p>101,9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91]+2.91787)/([.D91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2.001">
            <text:p>102,0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92]+2.91787)/([.D92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2.101">
            <text:p>102,1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93]+2.91787)/([.D93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2.201">
            <text:p>102,2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94]+2.91787)/([.D94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2.301">
            <text:p>102,3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95]+2.91787)/([.D95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2.401">
            <text:p>102,4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96]+2.91787)/([.D96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2.501">
            <text:p>102,5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97]+2.91787)/([.D97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2.601">
            <text:p>102,6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98]+2.91787)/([.D98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2.701">
            <text:p>102,70100</text:p>
          </table:table-cell>
          <table:table-cell office:value-type="float" office:value="-3.9">
            <text:p>-3,90000</text:p>
          </table:table-cell>
          <table:table-cell office:value-type="float" office:value="1.6965">
            <text:p>1,696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99]+2.91787)/([.D99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2.801">
            <text:p>102,80100</text:p>
          </table:table-cell>
          <table:table-cell office:value-type="float" office:value="-3.9">
            <text:p>-3,90000</text:p>
          </table:table-cell>
          <table:table-cell office:value-type="float" office:value="1.6965">
            <text:p>1,696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00]+2.91787)/([.D100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2.901">
            <text:p>102,90100</text:p>
          </table:table-cell>
          <table:table-cell office:value-type="float" office:value="-3.9">
            <text:p>-3,90000</text:p>
          </table:table-cell>
          <table:table-cell office:value-type="float" office:value="1.6965">
            <text:p>1,696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01]+2.91787)/([.D101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3.001">
            <text:p>103,00100</text:p>
          </table:table-cell>
          <table:table-cell office:value-type="float" office:value="-3.9">
            <text:p>-3,90000</text:p>
          </table:table-cell>
          <table:table-cell office:value-type="float" office:value="1.6965">
            <text:p>1,696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02]+2.91787)/([.D102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3.101">
            <text:p>103,10100</text:p>
          </table:table-cell>
          <table:table-cell office:value-type="float" office:value="-3.9">
            <text:p>-3,90000</text:p>
          </table:table-cell>
          <table:table-cell office:value-type="float" office:value="1.6965">
            <text:p>1,696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03]+2.91787)/([.D103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3.201">
            <text:p>103,20100</text:p>
          </table:table-cell>
          <table:table-cell office:value-type="float" office:value="-3.9">
            <text:p>-3,90000</text:p>
          </table:table-cell>
          <table:table-cell office:value-type="float" office:value="1.6965">
            <text:p>1,696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04]+2.91787)/([.D104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3.301">
            <text:p>103,30100</text:p>
          </table:table-cell>
          <table:table-cell office:value-type="float" office:value="-3.9">
            <text:p>-3,90000</text:p>
          </table:table-cell>
          <table:table-cell office:value-type="float" office:value="1.6965">
            <text:p>1,696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05]+2.91787)/([.D105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3.401">
            <text:p>103,40100</text:p>
          </table:table-cell>
          <table:table-cell office:value-type="float" office:value="-3.9">
            <text:p>-3,90000</text:p>
          </table:table-cell>
          <table:table-cell office:value-type="float" office:value="1.6965">
            <text:p>1,696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06]+2.91787)/([.D106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3.501">
            <text:p>103,50100</text:p>
          </table:table-cell>
          <table:table-cell office:value-type="float" office:value="-3.9">
            <text:p>-3,90000</text:p>
          </table:table-cell>
          <table:table-cell office:value-type="float" office:value="1.6965">
            <text:p>1,696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07]+2.91787)/([.D107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3.601">
            <text:p>103,60100</text:p>
          </table:table-cell>
          <table:table-cell office:value-type="float" office:value="-3.9">
            <text:p>-3,90000</text:p>
          </table:table-cell>
          <table:table-cell office:value-type="float" office:value="1.6965">
            <text:p>1,696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08]+2.91787)/([.D108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3.701">
            <text:p>103,7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09]+2.91787)/([.D109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3.801">
            <text:p>103,8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10]+2.91787)/([.D110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3.901">
            <text:p>103,9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11]+2.91787)/([.D111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4.001">
            <text:p>104,0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12]+2.91787)/([.D112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4.101">
            <text:p>104,1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13]+2.91787)/([.D113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4.201">
            <text:p>104,2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14]+2.91787)/([.D114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4.301">
            <text:p>104,3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15]+2.91787)/([.D115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4.401">
            <text:p>104,4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16]+2.91787)/([.D116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4.501">
            <text:p>104,5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17]+2.91787)/([.D117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4.601">
            <text:p>104,6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18]+2.91787)/([.D118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4.701">
            <text:p>104,70100</text:p>
          </table:table-cell>
          <table:table-cell office:value-type="float" office:value="-3.9">
            <text:p>-3,900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19]+2.91787)/([.D119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4.801">
            <text:p>104,80100</text:p>
          </table:table-cell>
          <table:table-cell office:value-type="float" office:value="-3.9">
            <text:p>-3,900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20]+2.91787)/([.D120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4.901">
            <text:p>104,90100</text:p>
          </table:table-cell>
          <table:table-cell office:value-type="float" office:value="-3.9">
            <text:p>-3,900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21]+2.91787)/([.D121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5.001">
            <text:p>105,00100</text:p>
          </table:table-cell>
          <table:table-cell office:value-type="float" office:value="-3.9">
            <text:p>-3,900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22]+2.91787)/([.D122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5.101">
            <text:p>105,10100</text:p>
          </table:table-cell>
          <table:table-cell office:value-type="float" office:value="-3.9">
            <text:p>-3,900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23]+2.91787)/([.D123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5.201">
            <text:p>105,20100</text:p>
          </table:table-cell>
          <table:table-cell office:value-type="float" office:value="-3.9">
            <text:p>-3,900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24]+2.91787)/([.D124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5.301">
            <text:p>105,30100</text:p>
          </table:table-cell>
          <table:table-cell office:value-type="float" office:value="-3.9">
            <text:p>-3,900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25]+2.91787)/([.D125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5.401">
            <text:p>105,40100</text:p>
          </table:table-cell>
          <table:table-cell office:value-type="float" office:value="-3.9">
            <text:p>-3,900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26]+2.91787)/([.D126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5.501">
            <text:p>105,50100</text:p>
          </table:table-cell>
          <table:table-cell office:value-type="float" office:value="-3.9">
            <text:p>-3,900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27]+2.91787)/([.D127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5.601">
            <text:p>105,60100</text:p>
          </table:table-cell>
          <table:table-cell office:value-type="float" office:value="-3.9">
            <text:p>-3,900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28]+2.91787)/([.D128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5.701">
            <text:p>105,7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29]+2.91787)/([.D129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5.801">
            <text:p>105,8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0]+2.91787)/([.D130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5.901">
            <text:p>105,9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1]+2.91787)/([.D131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6.001">
            <text:p>106,0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2]+2.91787)/([.D132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6.101">
            <text:p>106,1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3]+2.91787)/([.D133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6.201">
            <text:p>106,2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4]+2.91787)/([.D134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6.301">
            <text:p>106,3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5]+2.91787)/([.D135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6.401">
            <text:p>106,4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6]+2.91787)/([.D136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6.501">
            <text:p>106,5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7]+2.91787)/([.D137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6.601">
            <text:p>106,6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8]+2.91787)/([.D138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6.701">
            <text:p>106,7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39]+2.91787)/([.D139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6.801">
            <text:p>106,8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40]+2.91787)/([.D140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6.901">
            <text:p>106,9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41]+2.91787)/([.D141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7.001">
            <text:p>107,0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42]+2.91787)/([.D142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7.101">
            <text:p>107,1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43]+2.91787)/([.D143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7.201">
            <text:p>107,2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44]+2.91787)/([.D144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7.301">
            <text:p>107,3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45]+2.91787)/([.D145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7.401">
            <text:p>107,4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46]+2.91787)/([.D146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7.501">
            <text:p>107,5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47]+2.91787)/([.D147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7.601">
            <text:p>107,60100</text:p>
          </table:table-cell>
          <table:table-cell office:value-type="float" office:value="-3.9">
            <text:p>-3,90000</text:p>
          </table:table-cell>
          <table:table-cell office:value-type="float" office:value="1.695">
            <text:p>1,6950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48]+2.91787)/([.D148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7.701">
            <text:p>107,70100</text:p>
          </table:table-cell>
          <table:table-cell office:value-type="float" office:value="-3.9">
            <text:p>-3,90000</text:p>
          </table:table-cell>
          <table:table-cell office:value-type="float" office:value="1.692">
            <text:p>1,692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49]+2.91787)/([.D149]-14.4541)" office:value-type="float" office:value="-0.00592194320149006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7.801">
            <text:p>107,80100</text:p>
          </table:table-cell>
          <table:table-cell office:value-type="float" office:value="-3.9">
            <text:p>-3,90000</text:p>
          </table:table-cell>
          <table:table-cell office:value-type="float" office:value="1.692">
            <text:p>1,692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50]+2.91787)/([.D150]-14.4541)" office:value-type="float" office:value="-0.00592194320149006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7.901">
            <text:p>107,90100</text:p>
          </table:table-cell>
          <table:table-cell office:value-type="float" office:value="-3.9">
            <text:p>-3,90000</text:p>
          </table:table-cell>
          <table:table-cell office:value-type="float" office:value="1.692">
            <text:p>1,692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51]+2.91787)/([.D151]-14.4541)" office:value-type="float" office:value="-0.00592194320149006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8.001">
            <text:p>108,00100</text:p>
          </table:table-cell>
          <table:table-cell office:value-type="float" office:value="-3.9">
            <text:p>-3,90000</text:p>
          </table:table-cell>
          <table:table-cell office:value-type="float" office:value="1.692">
            <text:p>1,692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52]+2.91787)/([.D152]-14.4541)" office:value-type="float" office:value="-0.00592194320149006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8.101">
            <text:p>108,10100</text:p>
          </table:table-cell>
          <table:table-cell office:value-type="float" office:value="-3.9">
            <text:p>-3,90000</text:p>
          </table:table-cell>
          <table:table-cell office:value-type="float" office:value="1.692">
            <text:p>1,692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53]+2.91787)/([.D153]-14.4541)" office:value-type="float" office:value="-0.00592194320149006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8.201">
            <text:p>108,20100</text:p>
          </table:table-cell>
          <table:table-cell office:value-type="float" office:value="-3.9">
            <text:p>-3,90000</text:p>
          </table:table-cell>
          <table:table-cell office:value-type="float" office:value="1.692">
            <text:p>1,692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54]+2.91787)/([.D154]-14.4541)" office:value-type="float" office:value="-0.00592194320149006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8.301">
            <text:p>108,30100</text:p>
          </table:table-cell>
          <table:table-cell office:value-type="float" office:value="-3.9">
            <text:p>-3,90000</text:p>
          </table:table-cell>
          <table:table-cell office:value-type="float" office:value="1.692">
            <text:p>1,692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55]+2.91787)/([.D155]-14.4541)" office:value-type="float" office:value="-0.00592194320149006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8.401">
            <text:p>108,40100</text:p>
          </table:table-cell>
          <table:table-cell office:value-type="float" office:value="-3.9">
            <text:p>-3,90000</text:p>
          </table:table-cell>
          <table:table-cell office:value-type="float" office:value="1.692">
            <text:p>1,692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56]+2.91787)/([.D156]-14.4541)" office:value-type="float" office:value="-0.00592194320149006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8.501">
            <text:p>108,50100</text:p>
          </table:table-cell>
          <table:table-cell office:value-type="float" office:value="-3.9">
            <text:p>-3,90000</text:p>
          </table:table-cell>
          <table:table-cell office:value-type="float" office:value="1.692">
            <text:p>1,692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57]+2.91787)/([.D157]-14.4541)" office:value-type="float" office:value="-0.00592194320149006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8.601">
            <text:p>108,60100</text:p>
          </table:table-cell>
          <table:table-cell office:value-type="float" office:value="-3.9">
            <text:p>-3,90000</text:p>
          </table:table-cell>
          <table:table-cell office:value-type="float" office:value="1.692">
            <text:p>1,692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58]+2.91787)/([.D158]-14.4541)" office:value-type="float" office:value="-0.00592194320149006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8.701">
            <text:p>108,70100</text:p>
          </table:table-cell>
          <table:table-cell office:value-type="float" office:value="-3.9">
            <text:p>-3,900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59]+2.91787)/([.D159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8.801">
            <text:p>108,80100</text:p>
          </table:table-cell>
          <table:table-cell office:value-type="float" office:value="-3.9">
            <text:p>-3,900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60]+2.91787)/([.D160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8.901">
            <text:p>108,90100</text:p>
          </table:table-cell>
          <table:table-cell office:value-type="float" office:value="-3.9">
            <text:p>-3,900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61]+2.91787)/([.D161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9.001">
            <text:p>109,00100</text:p>
          </table:table-cell>
          <table:table-cell office:value-type="float" office:value="-3.9">
            <text:p>-3,900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62]+2.91787)/([.D162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9.101">
            <text:p>109,10100</text:p>
          </table:table-cell>
          <table:table-cell office:value-type="float" office:value="-3.9">
            <text:p>-3,900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63]+2.91787)/([.D163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9.201">
            <text:p>109,20100</text:p>
          </table:table-cell>
          <table:table-cell office:value-type="float" office:value="-3.9">
            <text:p>-3,900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64]+2.91787)/([.D164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9.301">
            <text:p>109,30100</text:p>
          </table:table-cell>
          <table:table-cell office:value-type="float" office:value="-3.9">
            <text:p>-3,900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65]+2.91787)/([.D165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9.401">
            <text:p>109,40100</text:p>
          </table:table-cell>
          <table:table-cell office:value-type="float" office:value="-3.9">
            <text:p>-3,900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66]+2.91787)/([.D166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09.501">
            <text:p>109,50100</text:p>
          </table:table-cell>
          <table:table-cell office:value-type="float" office:value="-3.885">
            <text:p>-3,885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67]+2.91787)/([.D167]-14.4541)" office:value-type="float" office:value="-0.00582622823816733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09.601">
            <text:p>109,60100</text:p>
          </table:table-cell>
          <table:table-cell office:value-type="float" office:value="-3.885">
            <text:p>-3,885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68]+2.91787)/([.D168]-14.4541)" office:value-type="float" office:value="-0.00582622823816733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09.701">
            <text:p>109,70100</text:p>
          </table:table-cell>
          <table:table-cell office:value-type="float" office:value="-3.885">
            <text:p>-3,885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69]+2.91787)/([.D169]-14.4541)" office:value-type="float" office:value="-0.00582622823816733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09.801">
            <text:p>109,80100</text:p>
          </table:table-cell>
          <table:table-cell office:value-type="float" office:value="-3.885">
            <text:p>-3,885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70]+2.91787)/([.D170]-14.4541)" office:value-type="float" office:value="-0.00582622823816733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09.901">
            <text:p>109,90100</text:p>
          </table:table-cell>
          <table:table-cell office:value-type="float" office:value="-3.885">
            <text:p>-3,885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71]+2.91787)/([.D171]-14.4541)" office:value-type="float" office:value="-0.00582622823816733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0.001">
            <text:p>110,00100</text:p>
          </table:table-cell>
          <table:table-cell office:value-type="float" office:value="-3.885">
            <text:p>-3,885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72]+2.91787)/([.D172]-14.4541)" office:value-type="float" office:value="-0.00582622823816733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0.101">
            <text:p>110,10100</text:p>
          </table:table-cell>
          <table:table-cell office:value-type="float" office:value="-3.885">
            <text:p>-3,885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73]+2.91787)/([.D173]-14.4541)" office:value-type="float" office:value="-0.00582622823816733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0.201">
            <text:p>110,20100</text:p>
          </table:table-cell>
          <table:table-cell office:value-type="float" office:value="-3.885">
            <text:p>-3,885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74]+2.91787)/([.D174]-14.4541)" office:value-type="float" office:value="-0.00582622823816733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0.301">
            <text:p>110,30100</text:p>
          </table:table-cell>
          <table:table-cell office:value-type="float" office:value="-3.885">
            <text:p>-3,885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75]+2.91787)/([.D175]-14.4541)" office:value-type="float" office:value="-0.00582622823816733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0.401">
            <text:p>110,40100</text:p>
          </table:table-cell>
          <table:table-cell office:value-type="float" office:value="-3.885">
            <text:p>-3,885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76]+2.91787)/([.D176]-14.4541)" office:value-type="float" office:value="-0.00582622823816733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0.501">
            <text:p>110,50100</text:p>
          </table:table-cell>
          <table:table-cell office:value-type="float" office:value="-3.9">
            <text:p>-3,900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77]+2.91787)/([.D177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10.601">
            <text:p>110,60100</text:p>
          </table:table-cell>
          <table:table-cell office:value-type="float" office:value="-3.9">
            <text:p>-3,90000</text:p>
          </table:table-cell>
          <table:table-cell office:value-type="float" office:value="1.6935">
            <text:p>1,693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78]+2.91787)/([.D178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10.701">
            <text:p>110,70100</text:p>
          </table:table-cell>
          <table:table-cell office:value-type="float" office:value="-3.9">
            <text:p>-3,900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79]+2.91787)/([.D179]-14.4541)" office:value-type="float" office:value="-0.00592194320149006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10.801">
            <text:p>110,80100</text:p>
          </table:table-cell>
          <table:table-cell office:value-type="float" office:value="-3.9">
            <text:p>-3,900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80]+2.91787)/([.D180]-14.4541)" office:value-type="float" office:value="-0.00592194320149006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10.901">
            <text:p>110,90100</text:p>
          </table:table-cell>
          <table:table-cell office:value-type="float" office:value="-3.9">
            <text:p>-3,900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81]+2.91787)/([.D181]-14.4541)" office:value-type="float" office:value="-0.00592194320149006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11.001">
            <text:p>111,00100</text:p>
          </table:table-cell>
          <table:table-cell office:value-type="float" office:value="-3.9">
            <text:p>-3,900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82]+2.91787)/([.D182]-14.4541)" office:value-type="float" office:value="-0.00592194320149006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11.101">
            <text:p>111,10100</text:p>
          </table:table-cell>
          <table:table-cell office:value-type="float" office:value="-3.9">
            <text:p>-3,900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83]+2.91787)/([.D183]-14.4541)" office:value-type="float" office:value="-0.00592194320149006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11.201">
            <text:p>111,20100</text:p>
          </table:table-cell>
          <table:table-cell office:value-type="float" office:value="-3.9">
            <text:p>-3,900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84]+2.91787)/([.D184]-14.4541)" office:value-type="float" office:value="-0.00592194320149006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11.301">
            <text:p>111,30100</text:p>
          </table:table-cell>
          <table:table-cell office:value-type="float" office:value="-3.9">
            <text:p>-3,900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85]+2.91787)/([.D185]-14.4541)" office:value-type="float" office:value="-0.00592194320149006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11.401">
            <text:p>111,40100</text:p>
          </table:table-cell>
          <table:table-cell office:value-type="float" office:value="-3.9">
            <text:p>-3,900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86]+2.91787)/([.D186]-14.4541)" office:value-type="float" office:value="-0.00592194320149006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11.501">
            <text:p>111,5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87]+2.91787)/([.D187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1.601">
            <text:p>111,6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88]+2.91787)/([.D188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1.701">
            <text:p>111,7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89]+2.91787)/([.D189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1.801">
            <text:p>111,8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90]+2.91787)/([.D190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1.901">
            <text:p>111,9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91]+2.91787)/([.D191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2.001">
            <text:p>112,0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92]+2.91787)/([.D192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2.101">
            <text:p>112,1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93]+2.91787)/([.D193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2.201">
            <text:p>112,2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94]+2.91787)/([.D194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2.301">
            <text:p>112,3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95]+2.91787)/([.D195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2.401">
            <text:p>112,4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96]+2.91787)/([.D196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2.501">
            <text:p>112,50100</text:p>
          </table:table-cell>
          <table:table-cell office:value-type="float" office:value="-3.9">
            <text:p>-3,900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97]+2.91787)/([.D197]-14.4541)" office:value-type="float" office:value="-0.00592194320149006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12.601">
            <text:p>112,60100</text:p>
          </table:table-cell>
          <table:table-cell office:value-type="float" office:value="-3.9">
            <text:p>-3,900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198]+2.91787)/([.D198]-14.4541)" office:value-type="float" office:value="-0.00592194320149006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12.701">
            <text:p>112,70100</text:p>
          </table:table-cell>
          <table:table-cell office:value-type="float" office:value="-3.9">
            <text:p>-3,90000</text:p>
          </table:table-cell>
          <table:table-cell office:value-type="float" office:value="1.6905">
            <text:p>1,690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199]+2.91787)/([.D199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12.801">
            <text:p>112,80100</text:p>
          </table:table-cell>
          <table:table-cell office:value-type="float" office:value="-3.9">
            <text:p>-3,90000</text:p>
          </table:table-cell>
          <table:table-cell office:value-type="float" office:value="1.6905">
            <text:p>1,690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200]+2.91787)/([.D200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12.901">
            <text:p>112,90100</text:p>
          </table:table-cell>
          <table:table-cell office:value-type="float" office:value="-3.9">
            <text:p>-3,90000</text:p>
          </table:table-cell>
          <table:table-cell office:value-type="float" office:value="1.6905">
            <text:p>1,690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201]+2.91787)/([.D201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13.001">
            <text:p>113,00100</text:p>
          </table:table-cell>
          <table:table-cell office:value-type="float" office:value="-3.9">
            <text:p>-3,90000</text:p>
          </table:table-cell>
          <table:table-cell office:value-type="float" office:value="1.6905">
            <text:p>1,690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202]+2.91787)/([.D202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13.101">
            <text:p>113,10100</text:p>
          </table:table-cell>
          <table:table-cell office:value-type="float" office:value="-3.9">
            <text:p>-3,90000</text:p>
          </table:table-cell>
          <table:table-cell office:value-type="float" office:value="1.6905">
            <text:p>1,690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203]+2.91787)/([.D203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13.201">
            <text:p>113,20100</text:p>
          </table:table-cell>
          <table:table-cell office:value-type="float" office:value="-3.9">
            <text:p>-3,90000</text:p>
          </table:table-cell>
          <table:table-cell office:value-type="float" office:value="1.6905">
            <text:p>1,690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204]+2.91787)/([.D204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13.301">
            <text:p>113,30100</text:p>
          </table:table-cell>
          <table:table-cell office:value-type="float" office:value="-3.9">
            <text:p>-3,90000</text:p>
          </table:table-cell>
          <table:table-cell office:value-type="float" office:value="1.6905">
            <text:p>1,690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205]+2.91787)/([.D205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13.401">
            <text:p>113,40100</text:p>
          </table:table-cell>
          <table:table-cell office:value-type="float" office:value="-3.9">
            <text:p>-3,90000</text:p>
          </table:table-cell>
          <table:table-cell office:value-type="float" office:value="1.6905">
            <text:p>1,690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206]+2.91787)/([.D206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13.501">
            <text:p>113,50100</text:p>
          </table:table-cell>
          <table:table-cell office:value-type="float" office:value="-3.9">
            <text:p>-3,90000</text:p>
          </table:table-cell>
          <table:table-cell office:value-type="float" office:value="1.6905">
            <text:p>1,690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207]+2.91787)/([.D207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13.601">
            <text:p>113,60100</text:p>
          </table:table-cell>
          <table:table-cell office:value-type="float" office:value="-3.9">
            <text:p>-3,90000</text:p>
          </table:table-cell>
          <table:table-cell office:value-type="float" office:value="1.6905">
            <text:p>1,69050</text:p>
          </table:table-cell>
          <table:table-cell office:value-type="float" office:value="180.45">
            <text:p>180,45000</text:p>
          </table:table-cell>
          <table:table-cell office:value-type="string">
            <text:p>NAN</text:p>
          </table:table-cell>
          <table:table-cell/>
          <table:table-cell table:formula="of:=([.B208]+2.91787)/([.D208]-14.4541)" office:value-type="float" office:value="-0.00591659191582443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13.701">
            <text:p>113,70100</text:p>
          </table:table-cell>
          <table:table-cell office:value-type="float" office:value="-3.9">
            <text:p>-3,90000</text:p>
          </table:table-cell>
          <table:table-cell office:value-type="float" office:value="1.692">
            <text:p>1,692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09]+2.91787)/([.D209]-14.4541)" office:value-type="float" office:value="-0.00592194320149006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13.801">
            <text:p>113,80100</text:p>
          </table:table-cell>
          <table:table-cell office:value-type="float" office:value="-3.9">
            <text:p>-3,90000</text:p>
          </table:table-cell>
          <table:table-cell office:value-type="float" office:value="1.692">
            <text:p>1,692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10]+2.91787)/([.D210]-14.4541)" office:value-type="float" office:value="-0.00592194320149006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13.901">
            <text:p>113,90100</text:p>
          </table:table-cell>
          <table:table-cell office:value-type="float" office:value="-3.9">
            <text:p>-3,90000</text:p>
          </table:table-cell>
          <table:table-cell office:value-type="float" office:value="1.692">
            <text:p>1,692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11]+2.91787)/([.D211]-14.4541)" office:value-type="float" office:value="-0.00592194320149006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14.001">
            <text:p>114,00100</text:p>
          </table:table-cell>
          <table:table-cell office:value-type="float" office:value="-3.9">
            <text:p>-3,90000</text:p>
          </table:table-cell>
          <table:table-cell office:value-type="float" office:value="1.692">
            <text:p>1,692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12]+2.91787)/([.D212]-14.4541)" office:value-type="float" office:value="-0.00592194320149006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14.101">
            <text:p>114,10100</text:p>
          </table:table-cell>
          <table:table-cell office:value-type="float" office:value="-3.9">
            <text:p>-3,90000</text:p>
          </table:table-cell>
          <table:table-cell office:value-type="float" office:value="1.692">
            <text:p>1,692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13]+2.91787)/([.D213]-14.4541)" office:value-type="float" office:value="-0.00592194320149006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14.201">
            <text:p>114,20100</text:p>
          </table:table-cell>
          <table:table-cell office:value-type="float" office:value="-3.9">
            <text:p>-3,90000</text:p>
          </table:table-cell>
          <table:table-cell office:value-type="float" office:value="1.692">
            <text:p>1,692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14]+2.91787)/([.D214]-14.4541)" office:value-type="float" office:value="-0.00592194320149006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14.301">
            <text:p>114,30100</text:p>
          </table:table-cell>
          <table:table-cell office:value-type="float" office:value="-3.9">
            <text:p>-3,90000</text:p>
          </table:table-cell>
          <table:table-cell office:value-type="float" office:value="1.692">
            <text:p>1,692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15]+2.91787)/([.D215]-14.4541)" office:value-type="float" office:value="-0.00592194320149006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14.401">
            <text:p>114,40100</text:p>
          </table:table-cell>
          <table:table-cell office:value-type="float" office:value="-3.9">
            <text:p>-3,90000</text:p>
          </table:table-cell>
          <table:table-cell office:value-type="float" office:value="1.692">
            <text:p>1,692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16]+2.91787)/([.D216]-14.4541)" office:value-type="float" office:value="-0.00592194320149006">
            <text:p>-0,00592</text:p>
          </table:table-cell>
          <table:table-cell table:number-columns-repeated="1017"/>
        </table:table-row>
        <table:table-row table:style-name="ro1">
          <table:table-cell office:value-type="float" office:value="114.501">
            <text:p>114,50100</text:p>
          </table:table-cell>
          <table:table-cell office:value-type="float" office:value="-3.885">
            <text:p>-3,88500</text:p>
          </table:table-cell>
          <table:table-cell office:value-type="float" office:value="1.692">
            <text:p>1,692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17]+2.91787)/([.D217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4.601">
            <text:p>114,60100</text:p>
          </table:table-cell>
          <table:table-cell office:value-type="float" office:value="-3.885">
            <text:p>-3,88500</text:p>
          </table:table-cell>
          <table:table-cell office:value-type="float" office:value="1.692">
            <text:p>1,692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18]+2.91787)/([.D218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4.701">
            <text:p>114,7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19]+2.91787)/([.D219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4.801">
            <text:p>114,8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20]+2.91787)/([.D220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4.901">
            <text:p>114,9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21]+2.91787)/([.D221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5.001">
            <text:p>115,0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22]+2.91787)/([.D222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5.101">
            <text:p>115,1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23]+2.91787)/([.D223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5.201">
            <text:p>115,2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24]+2.91787)/([.D224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5.301">
            <text:p>115,3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25]+2.91787)/([.D225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5.401">
            <text:p>115,4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26]+2.91787)/([.D226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5.501">
            <text:p>115,5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27]+2.91787)/([.D227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5.601">
            <text:p>115,6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28]+2.91787)/([.D228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5.701">
            <text:p>115,7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29]+2.91787)/([.D229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5.801">
            <text:p>115,8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30]+2.91787)/([.D230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5.901">
            <text:p>115,9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31]+2.91787)/([.D231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6.001">
            <text:p>116,0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32]+2.91787)/([.D232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6.101">
            <text:p>116,1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33]+2.91787)/([.D233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6.201">
            <text:p>116,2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34]+2.91787)/([.D234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6.301">
            <text:p>116,3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35]+2.91787)/([.D235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6.401">
            <text:p>116,4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36]+2.91787)/([.D236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6.501">
            <text:p>116,5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37]+2.91787)/([.D237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6.601">
            <text:p>116,6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38]+2.91787)/([.D238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6.701">
            <text:p>116,7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39]+2.91787)/([.D239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6.801">
            <text:p>116,8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40]+2.91787)/([.D240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6.901">
            <text:p>116,9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41]+2.91787)/([.D241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7.001">
            <text:p>117,0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42]+2.91787)/([.D242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7.101">
            <text:p>117,1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43]+2.91787)/([.D243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7.201">
            <text:p>117,2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44]+2.91787)/([.D244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7.301">
            <text:p>117,3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45]+2.91787)/([.D245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7.401">
            <text:p>117,4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46]+2.91787)/([.D246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7.501">
            <text:p>117,5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47]+2.91787)/([.D247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7.601">
            <text:p>117,6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48]+2.91787)/([.D248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7.701">
            <text:p>117,7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49]+2.91787)/([.D249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7.801">
            <text:p>117,8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50]+2.91787)/([.D250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7.901">
            <text:p>117,9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51]+2.91787)/([.D251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8.001">
            <text:p>118,0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52]+2.91787)/([.D252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8.101">
            <text:p>118,1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53]+2.91787)/([.D253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8.201">
            <text:p>118,2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54]+2.91787)/([.D254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8.301">
            <text:p>118,3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55]+2.91787)/([.D255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8.401">
            <text:p>118,4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56]+2.91787)/([.D256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8.501">
            <text:p>118,5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57]+2.91787)/([.D257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8.601">
            <text:p>118,6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58]+2.91787)/([.D258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8.701">
            <text:p>118,7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59]+2.91787)/([.D259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8.801">
            <text:p>118,8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60]+2.91787)/([.D260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8.901">
            <text:p>118,9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61]+2.91787)/([.D261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9.001">
            <text:p>119,0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62]+2.91787)/([.D262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9.101">
            <text:p>119,1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63]+2.91787)/([.D263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9.201">
            <text:p>119,2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64]+2.91787)/([.D264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9.301">
            <text:p>119,3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65]+2.91787)/([.D265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9.401">
            <text:p>119,4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66]+2.91787)/([.D266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9.501">
            <text:p>119,5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67]+2.91787)/([.D267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9.601">
            <text:p>119,60100</text:p>
          </table:table-cell>
          <table:table-cell office:value-type="float" office:value="-3.885">
            <text:p>-3,88500</text:p>
          </table:table-cell>
          <table:table-cell office:value-type="float" office:value="1.6905">
            <text:p>1,690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68]+2.91787)/([.D268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9.701">
            <text:p>119,7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69]+2.91787)/([.D269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9.801">
            <text:p>119,8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70]+2.91787)/([.D270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19.901">
            <text:p>119,9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71]+2.91787)/([.D271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0.001">
            <text:p>120,0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72]+2.91787)/([.D272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0.101">
            <text:p>120,1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73]+2.91787)/([.D273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0.201">
            <text:p>120,2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74]+2.91787)/([.D274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0.301">
            <text:p>120,3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75]+2.91787)/([.D275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0.401">
            <text:p>120,4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76]+2.91787)/([.D276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0.501">
            <text:p>120,5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77]+2.91787)/([.D277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0.601">
            <text:p>120,6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78]+2.91787)/([.D278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0.701">
            <text:p>120,7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79]+2.91787)/([.D279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0.801">
            <text:p>120,8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80]+2.91787)/([.D280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0.901">
            <text:p>120,9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81]+2.91787)/([.D281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1.001">
            <text:p>121,0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82]+2.91787)/([.D282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1.101">
            <text:p>121,1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83]+2.91787)/([.D283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1.201">
            <text:p>121,2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84]+2.91787)/([.D284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1.301">
            <text:p>121,3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85]+2.91787)/([.D285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1.401">
            <text:p>121,4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86]+2.91787)/([.D286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1.501">
            <text:p>121,5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87]+2.91787)/([.D287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1.601">
            <text:p>121,6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88]+2.91787)/([.D288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1.701">
            <text:p>121,70100</text:p>
          </table:table-cell>
          <table:table-cell office:value-type="float" office:value="-3.885">
            <text:p>-3,885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89]+2.91787)/([.D289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1.801">
            <text:p>121,80100</text:p>
          </table:table-cell>
          <table:table-cell office:value-type="float" office:value="-3.885">
            <text:p>-3,885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90]+2.91787)/([.D290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1.901">
            <text:p>121,90100</text:p>
          </table:table-cell>
          <table:table-cell office:value-type="float" office:value="-3.885">
            <text:p>-3,885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91]+2.91787)/([.D291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2.001">
            <text:p>122,00100</text:p>
          </table:table-cell>
          <table:table-cell office:value-type="float" office:value="-3.885">
            <text:p>-3,885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92]+2.91787)/([.D292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2.101">
            <text:p>122,10100</text:p>
          </table:table-cell>
          <table:table-cell office:value-type="float" office:value="-3.885">
            <text:p>-3,885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93]+2.91787)/([.D293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2.201">
            <text:p>122,20100</text:p>
          </table:table-cell>
          <table:table-cell office:value-type="float" office:value="-3.885">
            <text:p>-3,885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94]+2.91787)/([.D294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2.301">
            <text:p>122,30100</text:p>
          </table:table-cell>
          <table:table-cell office:value-type="float" office:value="-3.885">
            <text:p>-3,885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95]+2.91787)/([.D295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2.401">
            <text:p>122,40100</text:p>
          </table:table-cell>
          <table:table-cell office:value-type="float" office:value="-3.885">
            <text:p>-3,885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96]+2.91787)/([.D296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2.501">
            <text:p>122,50100</text:p>
          </table:table-cell>
          <table:table-cell office:value-type="float" office:value="-3.87">
            <text:p>-3,870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97]+2.91787)/([.D297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2.601">
            <text:p>122,60100</text:p>
          </table:table-cell>
          <table:table-cell office:value-type="float" office:value="-3.87">
            <text:p>-3,870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98]+2.91787)/([.D298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2.701">
            <text:p>122,70100</text:p>
          </table:table-cell>
          <table:table-cell office:value-type="float" office:value="-3.87">
            <text:p>-3,870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299]+2.91787)/([.D299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2.801">
            <text:p>122,80100</text:p>
          </table:table-cell>
          <table:table-cell office:value-type="float" office:value="-3.87">
            <text:p>-3,870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00]+2.91787)/([.D300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2.901">
            <text:p>122,90100</text:p>
          </table:table-cell>
          <table:table-cell office:value-type="float" office:value="-3.87">
            <text:p>-3,870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01]+2.91787)/([.D301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3.001">
            <text:p>123,00100</text:p>
          </table:table-cell>
          <table:table-cell office:value-type="float" office:value="-3.87">
            <text:p>-3,870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02]+2.91787)/([.D302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3.101">
            <text:p>123,10100</text:p>
          </table:table-cell>
          <table:table-cell office:value-type="float" office:value="-3.87">
            <text:p>-3,870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03]+2.91787)/([.D303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3.201">
            <text:p>123,20100</text:p>
          </table:table-cell>
          <table:table-cell office:value-type="float" office:value="-3.87">
            <text:p>-3,870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04]+2.91787)/([.D304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3.301">
            <text:p>123,30100</text:p>
          </table:table-cell>
          <table:table-cell office:value-type="float" office:value="-3.87">
            <text:p>-3,870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05]+2.91787)/([.D305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3.401">
            <text:p>123,40100</text:p>
          </table:table-cell>
          <table:table-cell office:value-type="float" office:value="-3.87">
            <text:p>-3,870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06]+2.91787)/([.D306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3.501">
            <text:p>123,50100</text:p>
          </table:table-cell>
          <table:table-cell office:value-type="float" office:value="-3.87">
            <text:p>-3,870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07]+2.91787)/([.D307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3.601">
            <text:p>123,60100</text:p>
          </table:table-cell>
          <table:table-cell office:value-type="float" office:value="-3.87">
            <text:p>-3,870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08]+2.91787)/([.D308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3.701">
            <text:p>123,70100</text:p>
          </table:table-cell>
          <table:table-cell office:value-type="float" office:value="-3.87">
            <text:p>-3,870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09]+2.91787)/([.D309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3.801">
            <text:p>123,80100</text:p>
          </table:table-cell>
          <table:table-cell office:value-type="float" office:value="-3.87">
            <text:p>-3,870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10]+2.91787)/([.D310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3.901">
            <text:p>123,90100</text:p>
          </table:table-cell>
          <table:table-cell office:value-type="float" office:value="-3.87">
            <text:p>-3,870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11]+2.91787)/([.D311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4.001">
            <text:p>124,00100</text:p>
          </table:table-cell>
          <table:table-cell office:value-type="float" office:value="-3.87">
            <text:p>-3,870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12]+2.91787)/([.D312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4.101">
            <text:p>124,10100</text:p>
          </table:table-cell>
          <table:table-cell office:value-type="float" office:value="-3.87">
            <text:p>-3,870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13]+2.91787)/([.D313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4.201">
            <text:p>124,20100</text:p>
          </table:table-cell>
          <table:table-cell office:value-type="float" office:value="-3.87">
            <text:p>-3,870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14]+2.91787)/([.D314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4.301">
            <text:p>124,30100</text:p>
          </table:table-cell>
          <table:table-cell office:value-type="float" office:value="-3.87">
            <text:p>-3,870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15]+2.91787)/([.D315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4.401">
            <text:p>124,40100</text:p>
          </table:table-cell>
          <table:table-cell office:value-type="float" office:value="-3.87">
            <text:p>-3,870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16]+2.91787)/([.D316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4.501">
            <text:p>124,50100</text:p>
          </table:table-cell>
          <table:table-cell office:value-type="float" office:value="-3.87">
            <text:p>-3,870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17]+2.91787)/([.D317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4.601">
            <text:p>124,60100</text:p>
          </table:table-cell>
          <table:table-cell office:value-type="float" office:value="-3.87">
            <text:p>-3,870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18]+2.91787)/([.D318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4.701">
            <text:p>124,70100</text:p>
          </table:table-cell>
          <table:table-cell office:value-type="float" office:value="-3.87">
            <text:p>-3,870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19]+2.91787)/([.D319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4.801">
            <text:p>124,80100</text:p>
          </table:table-cell>
          <table:table-cell office:value-type="float" office:value="-3.87">
            <text:p>-3,870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20]+2.91787)/([.D320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4.901">
            <text:p>124,90100</text:p>
          </table:table-cell>
          <table:table-cell office:value-type="float" office:value="-3.87">
            <text:p>-3,870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21]+2.91787)/([.D321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5.001">
            <text:p>125,00100</text:p>
          </table:table-cell>
          <table:table-cell office:value-type="float" office:value="-3.87">
            <text:p>-3,870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22]+2.91787)/([.D322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5.101">
            <text:p>125,10100</text:p>
          </table:table-cell>
          <table:table-cell office:value-type="float" office:value="-3.87">
            <text:p>-3,870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23]+2.91787)/([.D323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5.201">
            <text:p>125,20100</text:p>
          </table:table-cell>
          <table:table-cell office:value-type="float" office:value="-3.87">
            <text:p>-3,870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24]+2.91787)/([.D324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5.301">
            <text:p>125,30100</text:p>
          </table:table-cell>
          <table:table-cell office:value-type="float" office:value="-3.87">
            <text:p>-3,870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25]+2.91787)/([.D325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5.401">
            <text:p>125,40100</text:p>
          </table:table-cell>
          <table:table-cell office:value-type="float" office:value="-3.87">
            <text:p>-3,870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26]+2.91787)/([.D326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5.501">
            <text:p>125,5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27]+2.91787)/([.D327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5.601">
            <text:p>125,6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28]+2.91787)/([.D328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5.701">
            <text:p>125,7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29]+2.91787)/([.D329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5.801">
            <text:p>125,8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30]+2.91787)/([.D330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5.901">
            <text:p>125,9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31]+2.91787)/([.D331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6.001">
            <text:p>126,0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32]+2.91787)/([.D332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6.101">
            <text:p>126,1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33]+2.91787)/([.D333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6.201">
            <text:p>126,2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34]+2.91787)/([.D334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6.301">
            <text:p>126,3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35]+2.91787)/([.D335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6.401">
            <text:p>126,40100</text:p>
          </table:table-cell>
          <table:table-cell office:value-type="float" office:value="-3.885">
            <text:p>-3,885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36]+2.91787)/([.D336]-14.4541)" office:value-type="float" office:value="-0.00583149779403651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26.501">
            <text:p>126,50100</text:p>
          </table:table-cell>
          <table:table-cell office:value-type="float" office:value="-3.87">
            <text:p>-3,870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37]+2.91787)/([.D337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6.601">
            <text:p>126,60100</text:p>
          </table:table-cell>
          <table:table-cell office:value-type="float" office:value="-3.87">
            <text:p>-3,87000</text:p>
          </table:table-cell>
          <table:table-cell office:value-type="float" office:value="1.689">
            <text:p>1,6890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38]+2.91787)/([.D338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6.701">
            <text:p>126,70100</text:p>
          </table:table-cell>
          <table:table-cell office:value-type="float" office:value="-3.87">
            <text:p>-3,870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39]+2.91787)/([.D339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6.801">
            <text:p>126,80100</text:p>
          </table:table-cell>
          <table:table-cell office:value-type="float" office:value="-3.87">
            <text:p>-3,870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40]+2.91787)/([.D340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6.901">
            <text:p>126,90100</text:p>
          </table:table-cell>
          <table:table-cell office:value-type="float" office:value="-3.87">
            <text:p>-3,870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41]+2.91787)/([.D341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7.001">
            <text:p>127,00100</text:p>
          </table:table-cell>
          <table:table-cell office:value-type="float" office:value="-3.87">
            <text:p>-3,870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42]+2.91787)/([.D342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7.101">
            <text:p>127,10100</text:p>
          </table:table-cell>
          <table:table-cell office:value-type="float" office:value="-3.87">
            <text:p>-3,870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43]+2.91787)/([.D343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7.201">
            <text:p>127,20100</text:p>
          </table:table-cell>
          <table:table-cell office:value-type="float" office:value="-3.87">
            <text:p>-3,870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44]+2.91787)/([.D344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7.301">
            <text:p>127,30100</text:p>
          </table:table-cell>
          <table:table-cell office:value-type="float" office:value="-3.87">
            <text:p>-3,870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45]+2.91787)/([.D345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7.401">
            <text:p>127,40100</text:p>
          </table:table-cell>
          <table:table-cell office:value-type="float" office:value="-3.87">
            <text:p>-3,870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46]+2.91787)/([.D346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7.501">
            <text:p>127,50100</text:p>
          </table:table-cell>
          <table:table-cell office:value-type="float" office:value="-3.87">
            <text:p>-3,870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47]+2.91787)/([.D347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7.601">
            <text:p>127,60100</text:p>
          </table:table-cell>
          <table:table-cell office:value-type="float" office:value="-3.87">
            <text:p>-3,87000</text:p>
          </table:table-cell>
          <table:table-cell office:value-type="float" office:value="1.6875">
            <text:p>1,68750</text:p>
          </table:table-cell>
          <table:table-cell office:value-type="float" office:value="180.3">
            <text:p>180,30000</text:p>
          </table:table-cell>
          <table:table-cell office:value-type="string">
            <text:p>NAN</text:p>
          </table:table-cell>
          <table:table-cell/>
          <table:table-cell table:formula="of:=([.B348]+2.91787)/([.D348]-14.4541)" office:value-type="float" office:value="-0.00574105238658297">
            <text:p>-0,00574</text:p>
          </table:table-cell>
          <table:table-cell table:number-columns-repeated="1017"/>
        </table:table-row>
        <table:table-row table:style-name="ro1">
          <table:table-cell office:value-type="float" office:value="127.701">
            <text:p>127,70100</text:p>
          </table:table-cell>
          <table:table-cell office:value-type="float" office:value="-3.87">
            <text:p>-3,87000</text:p>
          </table:table-cell>
          <table:table-cell office:value-type="float" office:value="1.686">
            <text:p>1,686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49]+2.91787)/([.D349]-14.4541)" office:value-type="float" office:value="-0.00574624960545192">
            <text:p>-0,00575</text:p>
          </table:table-cell>
          <table:table-cell table:number-columns-repeated="1017"/>
        </table:table-row>
        <table:table-row table:style-name="ro1">
          <table:table-cell office:value-type="float" office:value="127.801">
            <text:p>127,80100</text:p>
          </table:table-cell>
          <table:table-cell office:value-type="float" office:value="-3.87">
            <text:p>-3,87000</text:p>
          </table:table-cell>
          <table:table-cell office:value-type="float" office:value="1.686">
            <text:p>1,686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50]+2.91787)/([.D350]-14.4541)" office:value-type="float" office:value="-0.00574624960545192">
            <text:p>-0,00575</text:p>
          </table:table-cell>
          <table:table-cell table:number-columns-repeated="1017"/>
        </table:table-row>
        <table:table-row table:style-name="ro1">
          <table:table-cell office:value-type="float" office:value="127.901">
            <text:p>127,90100</text:p>
          </table:table-cell>
          <table:table-cell office:value-type="float" office:value="-3.87">
            <text:p>-3,87000</text:p>
          </table:table-cell>
          <table:table-cell office:value-type="float" office:value="1.686">
            <text:p>1,686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51]+2.91787)/([.D351]-14.4541)" office:value-type="float" office:value="-0.00574624960545192">
            <text:p>-0,00575</text:p>
          </table:table-cell>
          <table:table-cell table:number-columns-repeated="1017"/>
        </table:table-row>
        <table:table-row table:style-name="ro1">
          <table:table-cell office:value-type="float" office:value="128.001">
            <text:p>128,00100</text:p>
          </table:table-cell>
          <table:table-cell office:value-type="float" office:value="-3.87">
            <text:p>-3,87000</text:p>
          </table:table-cell>
          <table:table-cell office:value-type="float" office:value="1.686">
            <text:p>1,686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52]+2.91787)/([.D352]-14.4541)" office:value-type="float" office:value="-0.00574624960545192">
            <text:p>-0,00575</text:p>
          </table:table-cell>
          <table:table-cell table:number-columns-repeated="1017"/>
        </table:table-row>
        <table:table-row table:style-name="ro1">
          <table:table-cell office:value-type="float" office:value="128.101">
            <text:p>128,10100</text:p>
          </table:table-cell>
          <table:table-cell office:value-type="float" office:value="-3.87">
            <text:p>-3,87000</text:p>
          </table:table-cell>
          <table:table-cell office:value-type="float" office:value="1.686">
            <text:p>1,686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53]+2.91787)/([.D353]-14.4541)" office:value-type="float" office:value="-0.00574624960545192">
            <text:p>-0,00575</text:p>
          </table:table-cell>
          <table:table-cell table:number-columns-repeated="1017"/>
        </table:table-row>
        <table:table-row table:style-name="ro1">
          <table:table-cell office:value-type="float" office:value="128.201">
            <text:p>128,20100</text:p>
          </table:table-cell>
          <table:table-cell office:value-type="float" office:value="-3.87">
            <text:p>-3,87000</text:p>
          </table:table-cell>
          <table:table-cell office:value-type="float" office:value="1.686">
            <text:p>1,686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54]+2.91787)/([.D354]-14.4541)" office:value-type="float" office:value="-0.00574624960545192">
            <text:p>-0,00575</text:p>
          </table:table-cell>
          <table:table-cell table:number-columns-repeated="1017"/>
        </table:table-row>
        <table:table-row table:style-name="ro1">
          <table:table-cell office:value-type="float" office:value="128.301">
            <text:p>128,30100</text:p>
          </table:table-cell>
          <table:table-cell office:value-type="float" office:value="-3.87">
            <text:p>-3,87000</text:p>
          </table:table-cell>
          <table:table-cell office:value-type="float" office:value="1.686">
            <text:p>1,686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55]+2.91787)/([.D355]-14.4541)" office:value-type="float" office:value="-0.00574624960545192">
            <text:p>-0,00575</text:p>
          </table:table-cell>
          <table:table-cell table:number-columns-repeated="1017"/>
        </table:table-row>
        <table:table-row table:style-name="ro1">
          <table:table-cell office:value-type="float" office:value="128.401">
            <text:p>128,40100</text:p>
          </table:table-cell>
          <table:table-cell office:value-type="float" office:value="-3.87">
            <text:p>-3,87000</text:p>
          </table:table-cell>
          <table:table-cell office:value-type="float" office:value="1.686">
            <text:p>1,686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56]+2.91787)/([.D356]-14.4541)" office:value-type="float" office:value="-0.00574624960545192">
            <text:p>-0,00575</text:p>
          </table:table-cell>
          <table:table-cell table:number-columns-repeated="1017"/>
        </table:table-row>
        <table:table-row table:style-name="ro1">
          <table:table-cell office:value-type="float" office:value="128.501">
            <text:p>128,50100</text:p>
          </table:table-cell>
          <table:table-cell office:value-type="float" office:value="-3.87">
            <text:p>-3,87000</text:p>
          </table:table-cell>
          <table:table-cell office:value-type="float" office:value="1.686">
            <text:p>1,686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57]+2.91787)/([.D357]-14.4541)" office:value-type="float" office:value="-0.00574624960545192">
            <text:p>-0,00575</text:p>
          </table:table-cell>
          <table:table-cell table:number-columns-repeated="1017"/>
        </table:table-row>
        <table:table-row table:style-name="ro1">
          <table:table-cell office:value-type="float" office:value="128.601">
            <text:p>128,60100</text:p>
          </table:table-cell>
          <table:table-cell office:value-type="float" office:value="-3.87">
            <text:p>-3,87000</text:p>
          </table:table-cell>
          <table:table-cell office:value-type="float" office:value="1.686">
            <text:p>1,686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58]+2.91787)/([.D358]-14.4541)" office:value-type="float" office:value="-0.00574624960545192">
            <text:p>-0,00575</text:p>
          </table:table-cell>
          <table:table-cell table:number-columns-repeated="1017"/>
        </table:table-row>
        <table:table-row table:style-name="ro1">
          <table:table-cell office:value-type="float" office:value="128.701">
            <text:p>128,70100</text:p>
          </table:table-cell>
          <table:table-cell office:value-type="float" office:value="-3.87">
            <text:p>-3,87000</text:p>
          </table:table-cell>
          <table:table-cell office:value-type="float" office:value="1.686">
            <text:p>1,686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59]+2.91787)/([.D359]-14.4541)" office:value-type="float" office:value="-0.00574624960545192">
            <text:p>-0,00575</text:p>
          </table:table-cell>
          <table:table-cell table:number-columns-repeated="1017"/>
        </table:table-row>
        <table:table-row table:style-name="ro1">
          <table:table-cell office:value-type="float" office:value="128.801">
            <text:p>128,80100</text:p>
          </table:table-cell>
          <table:table-cell office:value-type="float" office:value="-3.87">
            <text:p>-3,87000</text:p>
          </table:table-cell>
          <table:table-cell office:value-type="float" office:value="1.686">
            <text:p>1,686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60]+2.91787)/([.D360]-14.4541)" office:value-type="float" office:value="-0.00574624960545192">
            <text:p>-0,00575</text:p>
          </table:table-cell>
          <table:table-cell table:number-columns-repeated="1017"/>
        </table:table-row>
        <table:table-row table:style-name="ro1">
          <table:table-cell office:value-type="float" office:value="128.901">
            <text:p>128,90100</text:p>
          </table:table-cell>
          <table:table-cell office:value-type="float" office:value="-3.87">
            <text:p>-3,87000</text:p>
          </table:table-cell>
          <table:table-cell office:value-type="float" office:value="1.686">
            <text:p>1,686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61]+2.91787)/([.D361]-14.4541)" office:value-type="float" office:value="-0.00574624960545192">
            <text:p>-0,00575</text:p>
          </table:table-cell>
          <table:table-cell table:number-columns-repeated="1017"/>
        </table:table-row>
        <table:table-row table:style-name="ro1">
          <table:table-cell office:value-type="float" office:value="129.001">
            <text:p>129,00100</text:p>
          </table:table-cell>
          <table:table-cell office:value-type="float" office:value="-3.87">
            <text:p>-3,87000</text:p>
          </table:table-cell>
          <table:table-cell office:value-type="float" office:value="1.686">
            <text:p>1,686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62]+2.91787)/([.D362]-14.4541)" office:value-type="float" office:value="-0.00574624960545192">
            <text:p>-0,00575</text:p>
          </table:table-cell>
          <table:table-cell table:number-columns-repeated="1017"/>
        </table:table-row>
        <table:table-row table:style-name="ro1">
          <table:table-cell office:value-type="float" office:value="129.101">
            <text:p>129,10100</text:p>
          </table:table-cell>
          <table:table-cell office:value-type="float" office:value="-3.87">
            <text:p>-3,87000</text:p>
          </table:table-cell>
          <table:table-cell office:value-type="float" office:value="1.686">
            <text:p>1,686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63]+2.91787)/([.D363]-14.4541)" office:value-type="float" office:value="-0.00574624960545192">
            <text:p>-0,00575</text:p>
          </table:table-cell>
          <table:table-cell table:number-columns-repeated="1017"/>
        </table:table-row>
        <table:table-row table:style-name="ro1">
          <table:table-cell office:value-type="float" office:value="129.201">
            <text:p>129,20100</text:p>
          </table:table-cell>
          <table:table-cell office:value-type="float" office:value="-3.87">
            <text:p>-3,87000</text:p>
          </table:table-cell>
          <table:table-cell office:value-type="float" office:value="1.686">
            <text:p>1,686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64]+2.91787)/([.D364]-14.4541)" office:value-type="float" office:value="-0.00574624960545192">
            <text:p>-0,00575</text:p>
          </table:table-cell>
          <table:table-cell table:number-columns-repeated="1017"/>
        </table:table-row>
        <table:table-row table:style-name="ro1">
          <table:table-cell office:value-type="float" office:value="129.301">
            <text:p>129,30100</text:p>
          </table:table-cell>
          <table:table-cell office:value-type="float" office:value="-3.87">
            <text:p>-3,87000</text:p>
          </table:table-cell>
          <table:table-cell office:value-type="float" office:value="1.686">
            <text:p>1,686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65]+2.91787)/([.D365]-14.4541)" office:value-type="float" office:value="-0.00574624960545192">
            <text:p>-0,00575</text:p>
          </table:table-cell>
          <table:table-cell table:number-columns-repeated="1017"/>
        </table:table-row>
        <table:table-row table:style-name="ro1">
          <table:table-cell office:value-type="float" office:value="129.401">
            <text:p>129,40100</text:p>
          </table:table-cell>
          <table:table-cell office:value-type="float" office:value="-3.87">
            <text:p>-3,87000</text:p>
          </table:table-cell>
          <table:table-cell office:value-type="float" office:value="1.686">
            <text:p>1,686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66]+2.91787)/([.D366]-14.4541)" office:value-type="float" office:value="-0.00574624960545192">
            <text:p>-0,00575</text:p>
          </table:table-cell>
          <table:table-cell table:number-columns-repeated="1017"/>
        </table:table-row>
        <table:table-row table:style-name="ro1">
          <table:table-cell office:value-type="float" office:value="129.501">
            <text:p>129,50100</text:p>
          </table:table-cell>
          <table:table-cell office:value-type="float" office:value="-3.885">
            <text:p>-3,88500</text:p>
          </table:table-cell>
          <table:table-cell office:value-type="float" office:value="1.686">
            <text:p>1,686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67]+2.91787)/([.D367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29.601">
            <text:p>129,60100</text:p>
          </table:table-cell>
          <table:table-cell office:value-type="float" office:value="-3.885">
            <text:p>-3,88500</text:p>
          </table:table-cell>
          <table:table-cell office:value-type="float" office:value="1.686">
            <text:p>1,686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68]+2.91787)/([.D368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29.701">
            <text:p>129,70100</text:p>
          </table:table-cell>
          <table:table-cell office:value-type="float" office:value="-3.885">
            <text:p>-3,88500</text:p>
          </table:table-cell>
          <table:table-cell office:value-type="float" office:value="1.6875">
            <text:p>1,687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69]+2.91787)/([.D369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29.801">
            <text:p>129,80100</text:p>
          </table:table-cell>
          <table:table-cell office:value-type="float" office:value="-3.885">
            <text:p>-3,88500</text:p>
          </table:table-cell>
          <table:table-cell office:value-type="float" office:value="1.6875">
            <text:p>1,687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70]+2.91787)/([.D370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29.901">
            <text:p>129,90100</text:p>
          </table:table-cell>
          <table:table-cell office:value-type="float" office:value="-3.885">
            <text:p>-3,88500</text:p>
          </table:table-cell>
          <table:table-cell office:value-type="float" office:value="1.6875">
            <text:p>1,687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71]+2.91787)/([.D371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0.001">
            <text:p>130,00100</text:p>
          </table:table-cell>
          <table:table-cell office:value-type="float" office:value="-3.885">
            <text:p>-3,88500</text:p>
          </table:table-cell>
          <table:table-cell office:value-type="float" office:value="1.6875">
            <text:p>1,687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72]+2.91787)/([.D372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0.101">
            <text:p>130,10100</text:p>
          </table:table-cell>
          <table:table-cell office:value-type="float" office:value="-3.885">
            <text:p>-3,88500</text:p>
          </table:table-cell>
          <table:table-cell office:value-type="float" office:value="1.6875">
            <text:p>1,687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73]+2.91787)/([.D373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0.201">
            <text:p>130,20100</text:p>
          </table:table-cell>
          <table:table-cell office:value-type="float" office:value="-3.885">
            <text:p>-3,88500</text:p>
          </table:table-cell>
          <table:table-cell office:value-type="float" office:value="1.6875">
            <text:p>1,687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74]+2.91787)/([.D374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0.301">
            <text:p>130,30100</text:p>
          </table:table-cell>
          <table:table-cell office:value-type="float" office:value="-3.885">
            <text:p>-3,88500</text:p>
          </table:table-cell>
          <table:table-cell office:value-type="float" office:value="1.6875">
            <text:p>1,687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75]+2.91787)/([.D375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0.401">
            <text:p>130,40100</text:p>
          </table:table-cell>
          <table:table-cell office:value-type="float" office:value="-3.885">
            <text:p>-3,88500</text:p>
          </table:table-cell>
          <table:table-cell office:value-type="float" office:value="1.6875">
            <text:p>1,687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76]+2.91787)/([.D376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0.501">
            <text:p>130,50100</text:p>
          </table:table-cell>
          <table:table-cell office:value-type="float" office:value="-3.885">
            <text:p>-3,88500</text:p>
          </table:table-cell>
          <table:table-cell office:value-type="float" office:value="1.6875">
            <text:p>1,687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77]+2.91787)/([.D377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0.601">
            <text:p>130,60100</text:p>
          </table:table-cell>
          <table:table-cell office:value-type="float" office:value="-3.885">
            <text:p>-3,88500</text:p>
          </table:table-cell>
          <table:table-cell office:value-type="float" office:value="1.6875">
            <text:p>1,687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78]+2.91787)/([.D378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0.701">
            <text:p>130,7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79]+2.91787)/([.D379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0.801">
            <text:p>130,8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80]+2.91787)/([.D380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0.901">
            <text:p>130,9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81]+2.91787)/([.D381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1.001">
            <text:p>131,0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82]+2.91787)/([.D382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1.101">
            <text:p>131,1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83]+2.91787)/([.D383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1.201">
            <text:p>131,2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84]+2.91787)/([.D384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1.301">
            <text:p>131,3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85]+2.91787)/([.D385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1.401">
            <text:p>131,4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86]+2.91787)/([.D386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1.501">
            <text:p>131,5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87]+2.91787)/([.D387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1.601">
            <text:p>131,6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88]+2.91787)/([.D388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1.701">
            <text:p>131,7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89]+2.91787)/([.D389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1.801">
            <text:p>131,8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90]+2.91787)/([.D390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1.901">
            <text:p>131,9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91]+2.91787)/([.D391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2.001">
            <text:p>132,0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92]+2.91787)/([.D392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2.101">
            <text:p>132,1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93]+2.91787)/([.D393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2.201">
            <text:p>132,2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94]+2.91787)/([.D394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2.301">
            <text:p>132,3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95]+2.91787)/([.D395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2.401">
            <text:p>132,4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96]+2.91787)/([.D396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2.501">
            <text:p>132,5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97]+2.91787)/([.D397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2.601">
            <text:p>132,6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98]+2.91787)/([.D398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2.701">
            <text:p>132,7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399]+2.91787)/([.D399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2.801">
            <text:p>132,8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00]+2.91787)/([.D400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2.901">
            <text:p>132,9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01]+2.91787)/([.D401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3.001">
            <text:p>133,0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02]+2.91787)/([.D402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3.101">
            <text:p>133,1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03]+2.91787)/([.D403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3.201">
            <text:p>133,2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04]+2.91787)/([.D404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3.301">
            <text:p>133,3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05]+2.91787)/([.D405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3.401">
            <text:p>133,4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06]+2.91787)/([.D406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3.501">
            <text:p>133,50100</text:p>
          </table:table-cell>
          <table:table-cell office:value-type="float" office:value="-3.87">
            <text:p>-3,870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07]+2.91787)/([.D407]-14.4541)" office:value-type="float" office:value="-0.00574624960545192">
            <text:p>-0,00575</text:p>
          </table:table-cell>
          <table:table-cell table:number-columns-repeated="1017"/>
        </table:table-row>
        <table:table-row table:style-name="ro1">
          <table:table-cell office:value-type="float" office:value="133.601">
            <text:p>133,60100</text:p>
          </table:table-cell>
          <table:table-cell office:value-type="float" office:value="-3.87">
            <text:p>-3,87000</text:p>
          </table:table-cell>
          <table:table-cell office:value-type="float" office:value="1.683">
            <text:p>1,6830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08]+2.91787)/([.D408]-14.4541)" office:value-type="float" office:value="-0.00574624960545192">
            <text:p>-0,00575</text:p>
          </table:table-cell>
          <table:table-cell table:number-columns-repeated="1017"/>
        </table:table-row>
        <table:table-row table:style-name="ro1">
          <table:table-cell office:value-type="float" office:value="133.701">
            <text:p>133,70100</text:p>
          </table:table-cell>
          <table:table-cell office:value-type="float" office:value="-3.87">
            <text:p>-3,870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09]+2.91787)/([.D409]-14.4541)" office:value-type="float" office:value="-0.00574624960545192">
            <text:p>-0,00575</text:p>
          </table:table-cell>
          <table:table-cell table:number-columns-repeated="1017"/>
        </table:table-row>
        <table:table-row table:style-name="ro1">
          <table:table-cell office:value-type="float" office:value="133.801">
            <text:p>133,80100</text:p>
          </table:table-cell>
          <table:table-cell office:value-type="float" office:value="-3.87">
            <text:p>-3,870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10]+2.91787)/([.D410]-14.4541)" office:value-type="float" office:value="-0.00574624960545192">
            <text:p>-0,00575</text:p>
          </table:table-cell>
          <table:table-cell table:number-columns-repeated="1017"/>
        </table:table-row>
        <table:table-row table:style-name="ro1">
          <table:table-cell office:value-type="float" office:value="133.901">
            <text:p>133,90100</text:p>
          </table:table-cell>
          <table:table-cell office:value-type="float" office:value="-3.87">
            <text:p>-3,870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11]+2.91787)/([.D411]-14.4541)" office:value-type="float" office:value="-0.00574624960545192">
            <text:p>-0,00575</text:p>
          </table:table-cell>
          <table:table-cell table:number-columns-repeated="1017"/>
        </table:table-row>
        <table:table-row table:style-name="ro1">
          <table:table-cell office:value-type="float" office:value="134.001">
            <text:p>134,00100</text:p>
          </table:table-cell>
          <table:table-cell office:value-type="float" office:value="-3.87">
            <text:p>-3,870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12]+2.91787)/([.D412]-14.4541)" office:value-type="float" office:value="-0.00574624960545192">
            <text:p>-0,00575</text:p>
          </table:table-cell>
          <table:table-cell table:number-columns-repeated="1017"/>
        </table:table-row>
        <table:table-row table:style-name="ro1">
          <table:table-cell office:value-type="float" office:value="134.101">
            <text:p>134,10100</text:p>
          </table:table-cell>
          <table:table-cell office:value-type="float" office:value="-3.87">
            <text:p>-3,870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13]+2.91787)/([.D413]-14.4541)" office:value-type="float" office:value="-0.00574624960545192">
            <text:p>-0,00575</text:p>
          </table:table-cell>
          <table:table-cell table:number-columns-repeated="1017"/>
        </table:table-row>
        <table:table-row table:style-name="ro1">
          <table:table-cell office:value-type="float" office:value="134.201">
            <text:p>134,20100</text:p>
          </table:table-cell>
          <table:table-cell office:value-type="float" office:value="-3.87">
            <text:p>-3,870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14]+2.91787)/([.D414]-14.4541)" office:value-type="float" office:value="-0.00574624960545192">
            <text:p>-0,00575</text:p>
          </table:table-cell>
          <table:table-cell table:number-columns-repeated="1017"/>
        </table:table-row>
        <table:table-row table:style-name="ro1">
          <table:table-cell office:value-type="float" office:value="134.301">
            <text:p>134,30100</text:p>
          </table:table-cell>
          <table:table-cell office:value-type="float" office:value="-3.87">
            <text:p>-3,870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15]+2.91787)/([.D415]-14.4541)" office:value-type="float" office:value="-0.00574624960545192">
            <text:p>-0,00575</text:p>
          </table:table-cell>
          <table:table-cell table:number-columns-repeated="1017"/>
        </table:table-row>
        <table:table-row table:style-name="ro1">
          <table:table-cell office:value-type="float" office:value="134.401">
            <text:p>134,40100</text:p>
          </table:table-cell>
          <table:table-cell office:value-type="float" office:value="-3.87">
            <text:p>-3,870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16]+2.91787)/([.D416]-14.4541)" office:value-type="float" office:value="-0.00574624960545192">
            <text:p>-0,00575</text:p>
          </table:table-cell>
          <table:table-cell table:number-columns-repeated="1017"/>
        </table:table-row>
        <table:table-row table:style-name="ro1">
          <table:table-cell office:value-type="float" office:value="134.501">
            <text:p>134,5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17]+2.91787)/([.D417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4.601">
            <text:p>134,6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18]+2.91787)/([.D418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4.701">
            <text:p>134,7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19]+2.91787)/([.D419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4.801">
            <text:p>134,8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20]+2.91787)/([.D420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4.901">
            <text:p>134,9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21]+2.91787)/([.D421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5.001">
            <text:p>135,0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22]+2.91787)/([.D422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5.101">
            <text:p>135,1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23]+2.91787)/([.D423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5.201">
            <text:p>135,2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24]+2.91787)/([.D424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5.301">
            <text:p>135,3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25]+2.91787)/([.D425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5.401">
            <text:p>135,4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26]+2.91787)/([.D426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5.501">
            <text:p>135,5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27]+2.91787)/([.D427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5.601">
            <text:p>135,6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28]+2.91787)/([.D428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5.701">
            <text:p>135,7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29]+2.91787)/([.D429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5.801">
            <text:p>135,8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30]+2.91787)/([.D430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5.901">
            <text:p>135,9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31]+2.91787)/([.D431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6.001">
            <text:p>136,0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32]+2.91787)/([.D432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6.101">
            <text:p>136,1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33]+2.91787)/([.D433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6.201">
            <text:p>136,2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34]+2.91787)/([.D434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6.301">
            <text:p>136,3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35]+2.91787)/([.D435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6.401">
            <text:p>136,4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36]+2.91787)/([.D436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6.501">
            <text:p>136,5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37]+2.91787)/([.D437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6.601">
            <text:p>136,6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38]+2.91787)/([.D438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6.701">
            <text:p>136,7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39]+2.91787)/([.D439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6.801">
            <text:p>136,8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40]+2.91787)/([.D440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6.901">
            <text:p>136,9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41]+2.91787)/([.D441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7.001">
            <text:p>137,0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42]+2.91787)/([.D442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7.101">
            <text:p>137,1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43]+2.91787)/([.D443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7.201">
            <text:p>137,2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44]+2.91787)/([.D444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7.301">
            <text:p>137,3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45]+2.91787)/([.D445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7.401">
            <text:p>137,4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46]+2.91787)/([.D446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7.501">
            <text:p>137,5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47]+2.91787)/([.D447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7.601">
            <text:p>137,6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48]+2.91787)/([.D448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7.701">
            <text:p>137,7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49]+2.91787)/([.D449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7.801">
            <text:p>137,8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50]+2.91787)/([.D450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7.901">
            <text:p>137,9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51]+2.91787)/([.D451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8.001">
            <text:p>138,0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52]+2.91787)/([.D452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8.101">
            <text:p>138,1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53]+2.91787)/([.D453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8.201">
            <text:p>138,2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54]+2.91787)/([.D454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8.301">
            <text:p>138,3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55]+2.91787)/([.D455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8.401">
            <text:p>138,4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56]+2.91787)/([.D456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8.501">
            <text:p>138,5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57]+2.91787)/([.D457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8.601">
            <text:p>138,60100</text:p>
          </table:table-cell>
          <table:table-cell office:value-type="float" office:value="-3.885">
            <text:p>-3,88500</text:p>
          </table:table-cell>
          <table:table-cell office:value-type="float" office:value="1.6845">
            <text:p>1,68450</text:p>
          </table:table-cell>
          <table:table-cell office:value-type="float" office:value="180.15">
            <text:p>180,15000</text:p>
          </table:table-cell>
          <table:table-cell office:value-type="string">
            <text:p>NAN</text:p>
          </table:table-cell>
          <table:table-cell/>
          <table:table-cell table:formula="of:=([.B458]+2.91787)/([.D458]-14.4541)" office:value-type="float" office:value="-0.00583677689067744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8.701">
            <text:p>138,7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59]+2.91787)/([.D459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8.801">
            <text:p>138,8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60]+2.91787)/([.D460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8.901">
            <text:p>138,9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61]+2.91787)/([.D461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9.001">
            <text:p>139,0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62]+2.91787)/([.D462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9.101">
            <text:p>139,1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63]+2.91787)/([.D463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9.201">
            <text:p>139,2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64]+2.91787)/([.D464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9.301">
            <text:p>139,3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65]+2.91787)/([.D465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9.401">
            <text:p>139,4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66]+2.91787)/([.D466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9.501">
            <text:p>139,5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67]+2.91787)/([.D467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9.601">
            <text:p>139,6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68]+2.91787)/([.D468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9.701">
            <text:p>139,70100</text:p>
          </table:table-cell>
          <table:table-cell office:value-type="float" office:value="-3.885">
            <text:p>-3,88500</text:p>
          </table:table-cell>
          <table:table-cell office:value-type="float" office:value="1.6815">
            <text:p>1,681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69]+2.91787)/([.D469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9.801">
            <text:p>139,80100</text:p>
          </table:table-cell>
          <table:table-cell office:value-type="float" office:value="-3.885">
            <text:p>-3,88500</text:p>
          </table:table-cell>
          <table:table-cell office:value-type="float" office:value="1.6815">
            <text:p>1,681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70]+2.91787)/([.D470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39.901">
            <text:p>139,90100</text:p>
          </table:table-cell>
          <table:table-cell office:value-type="float" office:value="-3.885">
            <text:p>-3,88500</text:p>
          </table:table-cell>
          <table:table-cell office:value-type="float" office:value="1.6815">
            <text:p>1,681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71]+2.91787)/([.D471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40.001">
            <text:p>140,00100</text:p>
          </table:table-cell>
          <table:table-cell office:value-type="float" office:value="-3.885">
            <text:p>-3,88500</text:p>
          </table:table-cell>
          <table:table-cell office:value-type="float" office:value="1.6815">
            <text:p>1,681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72]+2.91787)/([.D472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40.101">
            <text:p>140,10100</text:p>
          </table:table-cell>
          <table:table-cell office:value-type="float" office:value="-3.885">
            <text:p>-3,88500</text:p>
          </table:table-cell>
          <table:table-cell office:value-type="float" office:value="1.6815">
            <text:p>1,681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73]+2.91787)/([.D473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40.201">
            <text:p>140,20100</text:p>
          </table:table-cell>
          <table:table-cell office:value-type="float" office:value="-3.885">
            <text:p>-3,88500</text:p>
          </table:table-cell>
          <table:table-cell office:value-type="float" office:value="1.6815">
            <text:p>1,681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74]+2.91787)/([.D474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40.301">
            <text:p>140,30100</text:p>
          </table:table-cell>
          <table:table-cell office:value-type="float" office:value="-3.885">
            <text:p>-3,88500</text:p>
          </table:table-cell>
          <table:table-cell office:value-type="float" office:value="1.6815">
            <text:p>1,681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75]+2.91787)/([.D475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40.401">
            <text:p>140,40100</text:p>
          </table:table-cell>
          <table:table-cell office:value-type="float" office:value="-3.885">
            <text:p>-3,88500</text:p>
          </table:table-cell>
          <table:table-cell office:value-type="float" office:value="1.6815">
            <text:p>1,681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76]+2.91787)/([.D476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40.501">
            <text:p>140,50100</text:p>
          </table:table-cell>
          <table:table-cell office:value-type="float" office:value="-3.885">
            <text:p>-3,88500</text:p>
          </table:table-cell>
          <table:table-cell office:value-type="float" office:value="1.6815">
            <text:p>1,681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77]+2.91787)/([.D477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40.601">
            <text:p>140,60100</text:p>
          </table:table-cell>
          <table:table-cell office:value-type="float" office:value="-3.885">
            <text:p>-3,88500</text:p>
          </table:table-cell>
          <table:table-cell office:value-type="float" office:value="1.6815">
            <text:p>1,681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78]+2.91787)/([.D478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40.701">
            <text:p>140,7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79]+2.91787)/([.D479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40.801">
            <text:p>140,8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80]+2.91787)/([.D480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40.901">
            <text:p>140,9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81]+2.91787)/([.D481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41.001">
            <text:p>141,0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82]+2.91787)/([.D482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41.101">
            <text:p>141,1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83]+2.91787)/([.D483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41.201">
            <text:p>141,2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84]+2.91787)/([.D484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41.301">
            <text:p>141,3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85]+2.91787)/([.D485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41.401">
            <text:p>141,4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86]+2.91787)/([.D486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41.501">
            <text:p>141,5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87]+2.91787)/([.D487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41.601">
            <text:p>141,60100</text:p>
          </table:table-cell>
          <table:table-cell office:value-type="float" office:value="-3.885">
            <text:p>-3,88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88]+2.91787)/([.D488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41.701">
            <text:p>141,70100</text:p>
          </table:table-cell>
          <table:table-cell office:value-type="float" office:value="-3.885">
            <text:p>-3,88500</text:p>
          </table:table-cell>
          <table:table-cell office:value-type="float" office:value="1.6815">
            <text:p>1,681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89]+2.91787)/([.D489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41.801">
            <text:p>141,80100</text:p>
          </table:table-cell>
          <table:table-cell office:value-type="float" office:value="-3.885">
            <text:p>-3,88500</text:p>
          </table:table-cell>
          <table:table-cell office:value-type="float" office:value="1.6815">
            <text:p>1,681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90]+2.91787)/([.D490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41.901">
            <text:p>141,90100</text:p>
          </table:table-cell>
          <table:table-cell office:value-type="float" office:value="-3.885">
            <text:p>-3,88500</text:p>
          </table:table-cell>
          <table:table-cell office:value-type="float" office:value="1.6815">
            <text:p>1,681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91]+2.91787)/([.D491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42.001">
            <text:p>142,00100</text:p>
          </table:table-cell>
          <table:table-cell office:value-type="float" office:value="-3.885">
            <text:p>-3,88500</text:p>
          </table:table-cell>
          <table:table-cell office:value-type="float" office:value="1.6815">
            <text:p>1,681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92]+2.91787)/([.D492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42.101">
            <text:p>142,10100</text:p>
          </table:table-cell>
          <table:table-cell office:value-type="float" office:value="-3.885">
            <text:p>-3,88500</text:p>
          </table:table-cell>
          <table:table-cell office:value-type="float" office:value="1.6815">
            <text:p>1,681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93]+2.91787)/([.D493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42.201">
            <text:p>142,20100</text:p>
          </table:table-cell>
          <table:table-cell office:value-type="float" office:value="-3.885">
            <text:p>-3,88500</text:p>
          </table:table-cell>
          <table:table-cell office:value-type="float" office:value="1.6815">
            <text:p>1,681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94]+2.91787)/([.D494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42.301">
            <text:p>142,30100</text:p>
          </table:table-cell>
          <table:table-cell office:value-type="float" office:value="-3.885">
            <text:p>-3,88500</text:p>
          </table:table-cell>
          <table:table-cell office:value-type="float" office:value="1.6815">
            <text:p>1,681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95]+2.91787)/([.D495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42.401">
            <text:p>142,40100</text:p>
          </table:table-cell>
          <table:table-cell office:value-type="float" office:value="-3.885">
            <text:p>-3,88500</text:p>
          </table:table-cell>
          <table:table-cell office:value-type="float" office:value="1.6815">
            <text:p>1,681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96]+2.91787)/([.D496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42.501">
            <text:p>142,50100</text:p>
          </table:table-cell>
          <table:table-cell office:value-type="float" office:value="-3.885">
            <text:p>-3,88500</text:p>
          </table:table-cell>
          <table:table-cell office:value-type="float" office:value="1.6815">
            <text:p>1,681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97]+2.91787)/([.D497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42.601">
            <text:p>142,60100</text:p>
          </table:table-cell>
          <table:table-cell office:value-type="float" office:value="-3.885">
            <text:p>-3,88500</text:p>
          </table:table-cell>
          <table:table-cell office:value-type="float" office:value="1.6815">
            <text:p>1,681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498]+2.91787)/([.D498]-14.4541)" office:value-type="float" office:value="-0.00584206555402459">
            <text:p>-0,00584</text:p>
          </table:table-cell>
          <table:table-cell table:number-columns-repeated="1017"/>
        </table:table-row>
        <table:table-row table:style-name="ro1">
          <table:table-cell office:value-type="float" office:value="142.701">
            <text:p>142,70100</text:p>
          </table:table-cell>
          <table:table-cell office:value-type="float" office:value="-3.885">
            <text:p>-3,88500</text:p>
          </table:table-cell>
          <table:table-cell office:value-type="float" office:value="1.6815">
            <text:p>1,681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499]+2.91787)/([.D499]-14.4541)" office:value-type="float" office:value="-0.00584736381010654">
            <text:p>-0,00585</text:p>
          </table:table-cell>
          <table:table-cell table:number-columns-repeated="1017"/>
        </table:table-row>
        <table:table-row table:style-name="ro1">
          <table:table-cell office:value-type="float" office:value="142.801">
            <text:p>142,80100</text:p>
          </table:table-cell>
          <table:table-cell office:value-type="float" office:value="-3.885">
            <text:p>-3,88500</text:p>
          </table:table-cell>
          <table:table-cell office:value-type="float" office:value="1.6815">
            <text:p>1,681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500]+2.91787)/([.D500]-14.4541)" office:value-type="float" office:value="-0.00584736381010654">
            <text:p>-0,00585</text:p>
          </table:table-cell>
          <table:table-cell table:number-columns-repeated="1017"/>
        </table:table-row>
        <table:table-row table:style-name="ro1">
          <table:table-cell office:value-type="float" office:value="142.901">
            <text:p>142,90100</text:p>
          </table:table-cell>
          <table:table-cell office:value-type="float" office:value="-3.885">
            <text:p>-3,88500</text:p>
          </table:table-cell>
          <table:table-cell office:value-type="float" office:value="1.6815">
            <text:p>1,681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501]+2.91787)/([.D501]-14.4541)" office:value-type="float" office:value="-0.00584736381010654">
            <text:p>-0,00585</text:p>
          </table:table-cell>
          <table:table-cell table:number-columns-repeated="1017"/>
        </table:table-row>
        <table:table-row table:style-name="ro1">
          <table:table-cell office:value-type="float" office:value="143.001">
            <text:p>143,00100</text:p>
          </table:table-cell>
          <table:table-cell office:value-type="float" office:value="-3.885">
            <text:p>-3,88500</text:p>
          </table:table-cell>
          <table:table-cell office:value-type="float" office:value="1.6815">
            <text:p>1,681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502]+2.91787)/([.D502]-14.4541)" office:value-type="float" office:value="-0.00584736381010654">
            <text:p>-0,00585</text:p>
          </table:table-cell>
          <table:table-cell table:number-columns-repeated="1017"/>
        </table:table-row>
        <table:table-row table:style-name="ro1">
          <table:table-cell office:value-type="float" office:value="143.101">
            <text:p>143,10100</text:p>
          </table:table-cell>
          <table:table-cell office:value-type="float" office:value="-3.885">
            <text:p>-3,88500</text:p>
          </table:table-cell>
          <table:table-cell office:value-type="float" office:value="1.6815">
            <text:p>1,681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503]+2.91787)/([.D503]-14.4541)" office:value-type="float" office:value="-0.00584736381010654">
            <text:p>-0,00585</text:p>
          </table:table-cell>
          <table:table-cell table:number-columns-repeated="1017"/>
        </table:table-row>
        <table:table-row table:style-name="ro1">
          <table:table-cell office:value-type="float" office:value="143.201">
            <text:p>143,20100</text:p>
          </table:table-cell>
          <table:table-cell office:value-type="float" office:value="-3.885">
            <text:p>-3,88500</text:p>
          </table:table-cell>
          <table:table-cell office:value-type="float" office:value="1.6815">
            <text:p>1,681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504]+2.91787)/([.D504]-14.4541)" office:value-type="float" office:value="-0.00584736381010654">
            <text:p>-0,00585</text:p>
          </table:table-cell>
          <table:table-cell table:number-columns-repeated="1017"/>
        </table:table-row>
        <table:table-row table:style-name="ro1">
          <table:table-cell office:value-type="float" office:value="143.301">
            <text:p>143,30100</text:p>
          </table:table-cell>
          <table:table-cell office:value-type="float" office:value="-3.885">
            <text:p>-3,88500</text:p>
          </table:table-cell>
          <table:table-cell office:value-type="float" office:value="1.6815">
            <text:p>1,681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505]+2.91787)/([.D505]-14.4541)" office:value-type="float" office:value="-0.00584736381010654">
            <text:p>-0,00585</text:p>
          </table:table-cell>
          <table:table-cell table:number-columns-repeated="1017"/>
        </table:table-row>
        <table:table-row table:style-name="ro1">
          <table:table-cell office:value-type="float" office:value="143.401">
            <text:p>143,40100</text:p>
          </table:table-cell>
          <table:table-cell office:value-type="float" office:value="-3.885">
            <text:p>-3,88500</text:p>
          </table:table-cell>
          <table:table-cell office:value-type="float" office:value="1.6815">
            <text:p>1,681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506]+2.91787)/([.D506]-14.4541)" office:value-type="float" office:value="-0.00584736381010654">
            <text:p>-0,00585</text:p>
          </table:table-cell>
          <table:table-cell table:number-columns-repeated="1017"/>
        </table:table-row>
        <table:table-row table:style-name="ro1">
          <table:table-cell office:value-type="float" office:value="143.501">
            <text:p>143,50100</text:p>
          </table:table-cell>
          <table:table-cell office:value-type="float" office:value="-3.885">
            <text:p>-3,88500</text:p>
          </table:table-cell>
          <table:table-cell office:value-type="float" office:value="1.6815">
            <text:p>1,681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507]+2.91787)/([.D507]-14.4541)" office:value-type="float" office:value="-0.00584736381010654">
            <text:p>-0,00585</text:p>
          </table:table-cell>
          <table:table-cell table:number-columns-repeated="1017"/>
        </table:table-row>
        <table:table-row table:style-name="ro1">
          <table:table-cell office:value-type="float" office:value="143.601">
            <text:p>143,60100</text:p>
          </table:table-cell>
          <table:table-cell office:value-type="float" office:value="-3.885">
            <text:p>-3,88500</text:p>
          </table:table-cell>
          <table:table-cell office:value-type="float" office:value="1.6815">
            <text:p>1,681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508]+2.91787)/([.D508]-14.4541)" office:value-type="float" office:value="-0.00584736381010654">
            <text:p>-0,00585</text:p>
          </table:table-cell>
          <table:table-cell table:number-columns-repeated="1017"/>
        </table:table-row>
        <table:table-row table:style-name="ro1">
          <table:table-cell office:value-type="float" office:value="143.701">
            <text:p>143,70100</text:p>
          </table:table-cell>
          <table:table-cell office:value-type="float" office:value="-3.885">
            <text:p>-3,88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509]+2.91787)/([.D509]-14.4541)" office:value-type="float" office:value="-0.00584736381010654">
            <text:p>-0,00585</text:p>
          </table:table-cell>
          <table:table-cell table:number-columns-repeated="1017"/>
        </table:table-row>
        <table:table-row table:style-name="ro1">
          <table:table-cell office:value-type="float" office:value="143.801">
            <text:p>143,80100</text:p>
          </table:table-cell>
          <table:table-cell office:value-type="float" office:value="-3.885">
            <text:p>-3,88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510]+2.91787)/([.D510]-14.4541)" office:value-type="float" office:value="-0.00584736381010654">
            <text:p>-0,00585</text:p>
          </table:table-cell>
          <table:table-cell table:number-columns-repeated="1017"/>
        </table:table-row>
        <table:table-row table:style-name="ro1">
          <table:table-cell office:value-type="float" office:value="143.901">
            <text:p>143,90100</text:p>
          </table:table-cell>
          <table:table-cell office:value-type="float" office:value="-3.885">
            <text:p>-3,88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511]+2.91787)/([.D511]-14.4541)" office:value-type="float" office:value="-0.00584736381010654">
            <text:p>-0,00585</text:p>
          </table:table-cell>
          <table:table-cell table:number-columns-repeated="1017"/>
        </table:table-row>
        <table:table-row table:style-name="ro1">
          <table:table-cell office:value-type="float" office:value="144.001">
            <text:p>144,00100</text:p>
          </table:table-cell>
          <table:table-cell office:value-type="float" office:value="-3.885">
            <text:p>-3,88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512]+2.91787)/([.D512]-14.4541)" office:value-type="float" office:value="-0.00584736381010654">
            <text:p>-0,00585</text:p>
          </table:table-cell>
          <table:table-cell table:number-columns-repeated="1017"/>
        </table:table-row>
        <table:table-row table:style-name="ro1">
          <table:table-cell office:value-type="float" office:value="144.101">
            <text:p>144,10100</text:p>
          </table:table-cell>
          <table:table-cell office:value-type="float" office:value="-3.885">
            <text:p>-3,88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513]+2.91787)/([.D513]-14.4541)" office:value-type="float" office:value="-0.00584736381010654">
            <text:p>-0,00585</text:p>
          </table:table-cell>
          <table:table-cell table:number-columns-repeated="1017"/>
        </table:table-row>
        <table:table-row table:style-name="ro1">
          <table:table-cell office:value-type="float" office:value="144.201">
            <text:p>144,20100</text:p>
          </table:table-cell>
          <table:table-cell office:value-type="float" office:value="-3.885">
            <text:p>-3,88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514]+2.91787)/([.D514]-14.4541)" office:value-type="float" office:value="-0.00584736381010654">
            <text:p>-0,00585</text:p>
          </table:table-cell>
          <table:table-cell table:number-columns-repeated="1017"/>
        </table:table-row>
        <table:table-row table:style-name="ro1">
          <table:table-cell office:value-type="float" office:value="144.301">
            <text:p>144,30100</text:p>
          </table:table-cell>
          <table:table-cell office:value-type="float" office:value="-3.885">
            <text:p>-3,88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515]+2.91787)/([.D515]-14.4541)" office:value-type="float" office:value="-0.00584736381010654">
            <text:p>-0,00585</text:p>
          </table:table-cell>
          <table:table-cell table:number-columns-repeated="1017"/>
        </table:table-row>
        <table:table-row table:style-name="ro1">
          <table:table-cell office:value-type="float" office:value="144.401">
            <text:p>144,40100</text:p>
          </table:table-cell>
          <table:table-cell office:value-type="float" office:value="-3.885">
            <text:p>-3,885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516]+2.91787)/([.D516]-14.4541)" office:value-type="float" office:value="-0.00584736381010654">
            <text:p>-0,00585</text:p>
          </table:table-cell>
          <table:table-cell table:number-columns-repeated="1017"/>
        </table:table-row>
        <table:table-row table:style-name="ro1">
          <table:table-cell office:value-type="float" office:value="144.501">
            <text:p>144,50100</text:p>
          </table:table-cell>
          <table:table-cell office:value-type="float" office:value="-3.87">
            <text:p>-3,870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517]+2.91787)/([.D517]-14.4541)" office:value-type="float" office:value="-0.00575667232380005">
            <text:p>-0,00576</text:p>
          </table:table-cell>
          <table:table-cell table:number-columns-repeated="1017"/>
        </table:table-row>
        <table:table-row table:style-name="ro1">
          <table:table-cell office:value-type="float" office:value="144.601">
            <text:p>144,60100</text:p>
          </table:table-cell>
          <table:table-cell office:value-type="float" office:value="-3.87">
            <text:p>-3,87000</text:p>
          </table:table-cell>
          <table:table-cell office:value-type="float" office:value="1.6785">
            <text:p>1,678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518]+2.91787)/([.D518]-14.4541)" office:value-type="float" office:value="-0.00575667232380005">
            <text:p>-0,00576</text:p>
          </table:table-cell>
          <table:table-cell table:number-columns-repeated="1017"/>
        </table:table-row>
        <table:table-row table:style-name="ro1">
          <table:table-cell office:value-type="float" office:value="144.701">
            <text:p>144,70100</text:p>
          </table:table-cell>
          <table:table-cell office:value-type="float" office:value="-3.87">
            <text:p>-3,87000</text:p>
          </table:table-cell>
          <table:table-cell office:value-type="float" office:value="1.6365">
            <text:p>1,636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519]+2.91787)/([.D519]-14.4541)" office:value-type="float" office:value="-0.00583070364901997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44.801">
            <text:p>144,80100</text:p>
          </table:table-cell>
          <table:table-cell office:value-type="float" office:value="-3.87">
            <text:p>-3,87000</text:p>
          </table:table-cell>
          <table:table-cell office:value-type="float" office:value="1.6365">
            <text:p>1,636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520]+2.91787)/([.D520]-14.4541)" office:value-type="float" office:value="-0.00583070364901997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44.901">
            <text:p>144,90100</text:p>
          </table:table-cell>
          <table:table-cell office:value-type="float" office:value="-3.87">
            <text:p>-3,87000</text:p>
          </table:table-cell>
          <table:table-cell office:value-type="float" office:value="1.6365">
            <text:p>1,636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521]+2.91787)/([.D521]-14.4541)" office:value-type="float" office:value="-0.00583070364901997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45.001">
            <text:p>145,00100</text:p>
          </table:table-cell>
          <table:table-cell office:value-type="float" office:value="-3.87">
            <text:p>-3,87000</text:p>
          </table:table-cell>
          <table:table-cell office:value-type="float" office:value="1.6365">
            <text:p>1,636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522]+2.91787)/([.D522]-14.4541)" office:value-type="float" office:value="-0.00583070364901997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45.101">
            <text:p>145,10100</text:p>
          </table:table-cell>
          <table:table-cell office:value-type="float" office:value="-3.87">
            <text:p>-3,87000</text:p>
          </table:table-cell>
          <table:table-cell office:value-type="float" office:value="1.6365">
            <text:p>1,636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523]+2.91787)/([.D523]-14.4541)" office:value-type="float" office:value="-0.00583070364901997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45.201">
            <text:p>145,20100</text:p>
          </table:table-cell>
          <table:table-cell office:value-type="float" office:value="-3.87">
            <text:p>-3,87000</text:p>
          </table:table-cell>
          <table:table-cell office:value-type="float" office:value="1.6365">
            <text:p>1,636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524]+2.91787)/([.D524]-14.4541)" office:value-type="float" office:value="-0.00583070364901997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45.301">
            <text:p>145,30100</text:p>
          </table:table-cell>
          <table:table-cell office:value-type="float" office:value="-3.87">
            <text:p>-3,87000</text:p>
          </table:table-cell>
          <table:table-cell office:value-type="float" office:value="1.6365">
            <text:p>1,636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525]+2.91787)/([.D525]-14.4541)" office:value-type="float" office:value="-0.00583070364901997">
            <text:p>-0,00583</text:p>
          </table:table-cell>
          <table:table-cell table:number-columns-repeated="1017"/>
        </table:table-row>
        <table:table-row table:style-name="ro1">
          <table:table-cell office:value-type="float" office:value="145.401">
            <text:p>145,40100</text:p>
          </table:table-cell>
          <table:table-cell office:value-type="float" office:value="-3.87">
            <text:p>-3,87000</text:p>
          </table:table-cell>
          <table:table-cell office:value-type="float" office:value="1.6365">
            <text:p>1,63650</text:p>
          </table:table-cell>
          <table:table-cell office:value-type="float" office:value="177.75">
            <text:p>177,75000</text:p>
          </table:table-cell>
          <table:table-cell office:value-type="string">
            <text:p>NAN</text:p>
          </table:table-cell>
          <table:table-cell/>
          <table:table-cell table:formula="of:=([.B526]+2.91787)/([.D526]-14.4541)" office:value-type="float" office:value="-0.00583070364901997">
            <text:p>-0,00583</text:p>
          </table:table-cell>
          <table:table-cell table:number-columns-repeated="1017"/>
        </table:table-row>
        <table:table-row table:style-name="ro1">
          <table:table-cell/>
          <table:table-cell/>
          <table:table-cell/>
          <table:table-cell/>
          <table:table-cell table:number-columns-repeated="2"/>
          <table:table-cell table:formula="of:=([.B527]+2.91787)/([.D527]-14.4541)" office:value-type="float" office:value="-0.201871441321148">
            <text:p>-0,20187</text:p>
          </table:table-cell>
          <table:table-cell table:number-columns-repeated="1017"/>
        </table:table-row>
        <table:table-row table:style-name="ro1">
          <table:table-cell office:value-type="float" office:value="220.001">
            <text:p>220,00100</text:p>
          </table:table-cell>
          <table:table-cell office:value-type="float" office:value="-3.66">
            <text:p>-3,66000</text:p>
          </table:table-cell>
          <table:table-cell office:value-type="float" office:value="0.642">
            <text:p>0,64200</text:p>
          </table:table-cell>
          <table:table-cell office:value-type="float" office:value="101.4">
            <text:p>101,40000</text:p>
          </table:table-cell>
          <table:table-cell office:value-type="string">
            <text:p>NAN</text:p>
          </table:table-cell>
          <table:table-cell/>
          <table:table-cell table:formula="of:=([.B528]+2.91787)/([.D528]-14.4541)" office:value-type="float" office:value="-0.00853553761591978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220.101">
            <text:p>220,10100</text:p>
          </table:table-cell>
          <table:table-cell office:value-type="float" office:value="-3.66">
            <text:p>-3,66000</text:p>
          </table:table-cell>
          <table:table-cell office:value-type="float" office:value="0.642">
            <text:p>0,64200</text:p>
          </table:table-cell>
          <table:table-cell office:value-type="float" office:value="101.4">
            <text:p>101,40000</text:p>
          </table:table-cell>
          <table:table-cell office:value-type="string">
            <text:p>NAN</text:p>
          </table:table-cell>
          <table:table-cell/>
          <table:table-cell table:formula="of:=([.B529]+2.91787)/([.D529]-14.4541)" office:value-type="float" office:value="-0.00853553761591978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220.201">
            <text:p>220,20100</text:p>
          </table:table-cell>
          <table:table-cell office:value-type="float" office:value="-3.66">
            <text:p>-3,66000</text:p>
          </table:table-cell>
          <table:table-cell office:value-type="float" office:value="0.642">
            <text:p>0,64200</text:p>
          </table:table-cell>
          <table:table-cell office:value-type="float" office:value="101.4">
            <text:p>101,40000</text:p>
          </table:table-cell>
          <table:table-cell office:value-type="string">
            <text:p>NAN</text:p>
          </table:table-cell>
          <table:table-cell/>
          <table:table-cell table:formula="of:=([.B530]+2.91787)/([.D530]-14.4541)" office:value-type="float" office:value="-0.00853553761591978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220.301">
            <text:p>220,30100</text:p>
          </table:table-cell>
          <table:table-cell office:value-type="float" office:value="-3.66">
            <text:p>-3,66000</text:p>
          </table:table-cell>
          <table:table-cell office:value-type="float" office:value="0.642">
            <text:p>0,64200</text:p>
          </table:table-cell>
          <table:table-cell office:value-type="float" office:value="101.4">
            <text:p>101,40000</text:p>
          </table:table-cell>
          <table:table-cell office:value-type="string">
            <text:p>NAN</text:p>
          </table:table-cell>
          <table:table-cell/>
          <table:table-cell table:formula="of:=([.B531]+2.91787)/([.D531]-14.4541)" office:value-type="float" office:value="-0.00853553761591978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220.401">
            <text:p>220,40100</text:p>
          </table:table-cell>
          <table:table-cell office:value-type="float" office:value="-3.66">
            <text:p>-3,66000</text:p>
          </table:table-cell>
          <table:table-cell office:value-type="float" office:value="0.642">
            <text:p>0,64200</text:p>
          </table:table-cell>
          <table:table-cell office:value-type="float" office:value="101.4">
            <text:p>101,40000</text:p>
          </table:table-cell>
          <table:table-cell office:value-type="string">
            <text:p>NAN</text:p>
          </table:table-cell>
          <table:table-cell/>
          <table:table-cell table:formula="of:=([.B532]+2.91787)/([.D532]-14.4541)" office:value-type="float" office:value="-0.00853553761591978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220.501">
            <text:p>220,50100</text:p>
          </table:table-cell>
          <table:table-cell office:value-type="float" office:value="-3.66">
            <text:p>-3,66000</text:p>
          </table:table-cell>
          <table:table-cell office:value-type="float" office:value="0.642">
            <text:p>0,64200</text:p>
          </table:table-cell>
          <table:table-cell office:value-type="float" office:value="101.4">
            <text:p>101,40000</text:p>
          </table:table-cell>
          <table:table-cell office:value-type="string">
            <text:p>NAN</text:p>
          </table:table-cell>
          <table:table-cell/>
          <table:table-cell table:formula="of:=([.B533]+2.91787)/([.D533]-14.4541)" office:value-type="float" office:value="-0.00853553761591978">
            <text:p>-0,00854</text:p>
          </table:table-cell>
          <table:table-cell table:number-columns-repeated="1017"/>
        </table:table-row>
        <table:table-row table:style-name="ro1">
          <table:table-cell office:value-type="float" office:value="220.601">
            <text:p>220,60100</text:p>
          </table:table-cell>
          <table:table-cell office:value-type="float" office:value="-3.945">
            <text:p>-3,94500</text:p>
          </table:table-cell>
          <table:table-cell office:value-type="float" office:value="0.642">
            <text:p>0,64200</text:p>
          </table:table-cell>
          <table:table-cell office:value-type="float" office:value="101.4">
            <text:p>101,40000</text:p>
          </table:table-cell>
          <table:table-cell office:value-type="string">
            <text:p>NAN</text:p>
          </table:table-cell>
          <table:table-cell/>
          <table:table-cell table:formula="of:=([.B534]+2.91787)/([.D534]-14.4541)" office:value-type="float" office:value="-0.0118134380114531">
            <text:p>-0,01181</text:p>
          </table:table-cell>
          <table:table-cell table:number-columns-repeated="1017"/>
        </table:table-row>
        <table:table-row table:style-name="ro1">
          <table:table-cell office:value-type="float" office:value="220.701">
            <text:p>220,70100</text:p>
          </table:table-cell>
          <table:table-cell office:value-type="float" office:value="-3.945">
            <text:p>-3,94500</text:p>
          </table:table-cell>
          <table:table-cell office:value-type="float" office:value="0.642">
            <text:p>0,64200</text:p>
          </table:table-cell>
          <table:table-cell office:value-type="float" office:value="101.4">
            <text:p>101,40000</text:p>
          </table:table-cell>
          <table:table-cell office:value-type="string">
            <text:p>NAN</text:p>
          </table:table-cell>
          <table:table-cell/>
          <table:table-cell table:formula="of:=([.B535]+2.91787)/([.D535]-14.4541)" office:value-type="float" office:value="-0.0118134380114531">
            <text:p>-0,01181</text:p>
          </table:table-cell>
          <table:table-cell table:number-columns-repeated="1017"/>
        </table:table-row>
        <table:table-row table:style-name="ro1">
          <table:table-cell office:value-type="float" office:value="220.801">
            <text:p>220,80100</text:p>
          </table:table-cell>
          <table:table-cell office:value-type="float" office:value="-3.945">
            <text:p>-3,94500</text:p>
          </table:table-cell>
          <table:table-cell office:value-type="float" office:value="0.642">
            <text:p>0,64200</text:p>
          </table:table-cell>
          <table:table-cell office:value-type="float" office:value="155.4">
            <text:p>155,40000</text:p>
          </table:table-cell>
          <table:table-cell office:value-type="string">
            <text:p>NAN</text:p>
          </table:table-cell>
          <table:table-cell/>
          <table:table-cell table:formula="of:=([.B536]+2.91787)/([.D536]-14.4541)" office:value-type="float" office:value="-0.00728740601890512">
            <text:p>-0,00729</text:p>
          </table:table-cell>
          <table:table-cell table:number-columns-repeated="1017"/>
        </table:table-row>
        <table:table-row table:style-name="ro1">
          <table:table-cell office:value-type="float" office:value="220.901">
            <text:p>220,90100</text:p>
          </table:table-cell>
          <table:table-cell office:value-type="float" office:value="-3.945">
            <text:p>-3,94500</text:p>
          </table:table-cell>
          <table:table-cell office:value-type="float" office:value="1.2855">
            <text:p>1,28550</text:p>
          </table:table-cell>
          <table:table-cell office:value-type="float" office:value="155.4">
            <text:p>155,40000</text:p>
          </table:table-cell>
          <table:table-cell office:value-type="string">
            <text:p>NAN</text:p>
          </table:table-cell>
          <table:table-cell/>
          <table:table-cell table:formula="of:=([.B537]+2.91787)/([.D537]-14.4541)" office:value-type="float" office:value="-0.00728740601890512">
            <text:p>-0,00729</text:p>
          </table:table-cell>
          <table:table-cell table:number-columns-repeated="1017"/>
        </table:table-row>
        <table:table-row table:style-name="ro1">
          <table:table-cell office:value-type="float" office:value="221.001">
            <text:p>221,00100</text:p>
          </table:table-cell>
          <table:table-cell office:value-type="float" office:value="-3.945">
            <text:p>-3,94500</text:p>
          </table:table-cell>
          <table:table-cell office:value-type="float" office:value="1.2855">
            <text:p>1,28550</text:p>
          </table:table-cell>
          <table:table-cell office:value-type="float" office:value="155.4">
            <text:p>155,40000</text:p>
          </table:table-cell>
          <table:table-cell office:value-type="string">
            <text:p>NAN</text:p>
          </table:table-cell>
          <table:table-cell/>
          <table:table-cell table:formula="of:=([.B538]+2.91787)/([.D538]-14.4541)" office:value-type="float" office:value="-0.00728740601890512">
            <text:p>-0,00729</text:p>
          </table:table-cell>
          <table:table-cell table:number-columns-repeated="1017"/>
        </table:table-row>
        <table:table-row table:style-name="ro1">
          <table:table-cell office:value-type="float" office:value="221.101">
            <text:p>221,10100</text:p>
          </table:table-cell>
          <table:table-cell office:value-type="float" office:value="-3.945">
            <text:p>-3,94500</text:p>
          </table:table-cell>
          <table:table-cell office:value-type="float" office:value="1.2855">
            <text:p>1,28550</text:p>
          </table:table-cell>
          <table:table-cell office:value-type="float" office:value="155.4">
            <text:p>155,40000</text:p>
          </table:table-cell>
          <table:table-cell office:value-type="string">
            <text:p>NAN</text:p>
          </table:table-cell>
          <table:table-cell/>
          <table:table-cell table:formula="of:=([.B539]+2.91787)/([.D539]-14.4541)" office:value-type="float" office:value="-0.00728740601890512">
            <text:p>-0,00729</text:p>
          </table:table-cell>
          <table:table-cell table:number-columns-repeated="1017"/>
        </table:table-row>
        <table:table-row table:style-name="ro1">
          <table:table-cell office:value-type="float" office:value="221.201">
            <text:p>221,20100</text:p>
          </table:table-cell>
          <table:table-cell office:value-type="float" office:value="-3.945">
            <text:p>-3,94500</text:p>
          </table:table-cell>
          <table:table-cell office:value-type="float" office:value="1.2855">
            <text:p>1,28550</text:p>
          </table:table-cell>
          <table:table-cell office:value-type="float" office:value="155.4">
            <text:p>155,40000</text:p>
          </table:table-cell>
          <table:table-cell office:value-type="string">
            <text:p>NAN</text:p>
          </table:table-cell>
          <table:table-cell/>
          <table:table-cell table:formula="of:=([.B540]+2.91787)/([.D540]-14.4541)" office:value-type="float" office:value="-0.00728740601890512">
            <text:p>-0,00729</text:p>
          </table:table-cell>
          <table:table-cell table:number-columns-repeated="1017"/>
        </table:table-row>
        <table:table-row table:style-name="ro1">
          <table:table-cell office:value-type="float" office:value="221.301">
            <text:p>221,30100</text:p>
          </table:table-cell>
          <table:table-cell office:value-type="float" office:value="-3.945">
            <text:p>-3,94500</text:p>
          </table:table-cell>
          <table:table-cell office:value-type="float" office:value="1.2855">
            <text:p>1,28550</text:p>
          </table:table-cell>
          <table:table-cell office:value-type="float" office:value="155.4">
            <text:p>155,40000</text:p>
          </table:table-cell>
          <table:table-cell office:value-type="string">
            <text:p>NAN</text:p>
          </table:table-cell>
          <table:table-cell/>
          <table:table-cell table:formula="of:=([.B541]+2.91787)/([.D541]-14.4541)" office:value-type="float" office:value="-0.00728740601890512">
            <text:p>-0,00729</text:p>
          </table:table-cell>
          <table:table-cell table:number-columns-repeated="1017"/>
        </table:table-row>
        <table:table-row table:style-name="ro1">
          <table:table-cell office:value-type="float" office:value="221.401">
            <text:p>221,40100</text:p>
          </table:table-cell>
          <table:table-cell office:value-type="float" office:value="-3.945">
            <text:p>-3,94500</text:p>
          </table:table-cell>
          <table:table-cell office:value-type="float" office:value="1.2855">
            <text:p>1,28550</text:p>
          </table:table-cell>
          <table:table-cell office:value-type="float" office:value="155.4">
            <text:p>155,40000</text:p>
          </table:table-cell>
          <table:table-cell office:value-type="string">
            <text:p>NAN</text:p>
          </table:table-cell>
          <table:table-cell/>
          <table:table-cell table:formula="of:=([.B542]+2.91787)/([.D542]-14.4541)" office:value-type="float" office:value="-0.00728740601890512">
            <text:p>-0,00729</text:p>
          </table:table-cell>
          <table:table-cell table:number-columns-repeated="1017"/>
        </table:table-row>
        <table:table-row table:style-name="ro1">
          <table:table-cell office:value-type="float" office:value="221.501">
            <text:p>221,50100</text:p>
          </table:table-cell>
          <table:table-cell office:value-type="float" office:value="-3.945">
            <text:p>-3,94500</text:p>
          </table:table-cell>
          <table:table-cell office:value-type="float" office:value="1.2855">
            <text:p>1,28550</text:p>
          </table:table-cell>
          <table:table-cell office:value-type="float" office:value="155.4">
            <text:p>155,40000</text:p>
          </table:table-cell>
          <table:table-cell office:value-type="string">
            <text:p>NAN</text:p>
          </table:table-cell>
          <table:table-cell/>
          <table:table-cell table:formula="of:=([.B543]+2.91787)/([.D543]-14.4541)" office:value-type="float" office:value="-0.00728740601890512">
            <text:p>-0,00729</text:p>
          </table:table-cell>
          <table:table-cell table:number-columns-repeated="1017"/>
        </table:table-row>
        <table:table-row table:style-name="ro1">
          <table:table-cell office:value-type="float" office:value="221.601">
            <text:p>221,60100</text:p>
          </table:table-cell>
          <table:table-cell office:value-type="float" office:value="-4.02">
            <text:p>-4,02000</text:p>
          </table:table-cell>
          <table:table-cell office:value-type="float" office:value="1.2855">
            <text:p>1,28550</text:p>
          </table:table-cell>
          <table:table-cell office:value-type="float" office:value="155.4">
            <text:p>155,40000</text:p>
          </table:table-cell>
          <table:table-cell office:value-type="string">
            <text:p>NAN</text:p>
          </table:table-cell>
          <table:table-cell/>
          <table:table-cell table:formula="of:=([.B544]+2.91787)/([.D544]-14.4541)" office:value-type="float" office:value="-0.00781952508019034">
            <text:p>-0,00782</text:p>
          </table:table-cell>
          <table:table-cell table:number-columns-repeated="1017"/>
        </table:table-row>
        <table:table-row table:style-name="ro1">
          <table:table-cell office:value-type="float" office:value="221.701">
            <text:p>221,70100</text:p>
          </table:table-cell>
          <table:table-cell office:value-type="float" office:value="-4.02">
            <text:p>-4,02000</text:p>
          </table:table-cell>
          <table:table-cell office:value-type="float" office:value="1.2855">
            <text:p>1,28550</text:p>
          </table:table-cell>
          <table:table-cell office:value-type="float" office:value="155.4">
            <text:p>155,40000</text:p>
          </table:table-cell>
          <table:table-cell office:value-type="string">
            <text:p>NAN</text:p>
          </table:table-cell>
          <table:table-cell/>
          <table:table-cell table:formula="of:=([.B545]+2.91787)/([.D545]-14.4541)" office:value-type="float" office:value="-0.00781952508019034">
            <text:p>-0,00782</text:p>
          </table:table-cell>
          <table:table-cell table:number-columns-repeated="1017"/>
        </table:table-row>
        <table:table-row table:style-name="ro1">
          <table:table-cell office:value-type="float" office:value="221.801">
            <text:p>221,80100</text:p>
          </table:table-cell>
          <table:table-cell office:value-type="float" office:value="-4.02">
            <text:p>-4,02000</text:p>
          </table:table-cell>
          <table:table-cell office:value-type="float" office:value="1.2855">
            <text:p>1,285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546]+2.91787)/([.D546]-14.4541)" office:value-type="float" office:value="-0.00668784842341344">
            <text:p>-0,00669</text:p>
          </table:table-cell>
          <table:table-cell table:number-columns-repeated="1017"/>
        </table:table-row>
        <table:table-row table:style-name="ro1">
          <table:table-cell office:value-type="float" office:value="221.901">
            <text:p>221,9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547]+2.91787)/([.D547]-14.4541)" office:value-type="float" office:value="-0.00668784842341344">
            <text:p>-0,00669</text:p>
          </table:table-cell>
          <table:table-cell table:number-columns-repeated="1017"/>
        </table:table-row>
        <table:table-row table:style-name="ro1">
          <table:table-cell office:value-type="float" office:value="222.001">
            <text:p>222,0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548]+2.91787)/([.D548]-14.4541)" office:value-type="float" office:value="-0.00668784842341344">
            <text:p>-0,00669</text:p>
          </table:table-cell>
          <table:table-cell table:number-columns-repeated="1017"/>
        </table:table-row>
        <table:table-row table:style-name="ro1">
          <table:table-cell office:value-type="float" office:value="222.101">
            <text:p>222,1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549]+2.91787)/([.D549]-14.4541)" office:value-type="float" office:value="-0.00668784842341344">
            <text:p>-0,00669</text:p>
          </table:table-cell>
          <table:table-cell table:number-columns-repeated="1017"/>
        </table:table-row>
        <table:table-row table:style-name="ro1">
          <table:table-cell office:value-type="float" office:value="222.201">
            <text:p>222,2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550]+2.91787)/([.D550]-14.4541)" office:value-type="float" office:value="-0.00668784842341344">
            <text:p>-0,00669</text:p>
          </table:table-cell>
          <table:table-cell table:number-columns-repeated="1017"/>
        </table:table-row>
        <table:table-row table:style-name="ro1">
          <table:table-cell office:value-type="float" office:value="222.301">
            <text:p>222,3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551]+2.91787)/([.D551]-14.4541)" office:value-type="float" office:value="-0.00668784842341344">
            <text:p>-0,00669</text:p>
          </table:table-cell>
          <table:table-cell table:number-columns-repeated="1017"/>
        </table:table-row>
        <table:table-row table:style-name="ro1">
          <table:table-cell office:value-type="float" office:value="222.401">
            <text:p>222,4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552]+2.91787)/([.D552]-14.4541)" office:value-type="float" office:value="-0.00668784842341344">
            <text:p>-0,00669</text:p>
          </table:table-cell>
          <table:table-cell table:number-columns-repeated="1017"/>
        </table:table-row>
        <table:table-row table:style-name="ro1">
          <table:table-cell office:value-type="float" office:value="222.501">
            <text:p>222,5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553]+2.91787)/([.D553]-14.4541)" office:value-type="float" office:value="-0.00668784842341344">
            <text:p>-0,00669</text:p>
          </table:table-cell>
          <table:table-cell table:number-columns-repeated="1017"/>
        </table:table-row>
        <table:table-row table:style-name="ro1">
          <table:table-cell office:value-type="float" office:value="222.601">
            <text:p>222,60100</text:p>
          </table:table-cell>
          <table:table-cell office:value-type="float" office:value="-3.96">
            <text:p>-3,96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554]+2.91787)/([.D554]-14.4541)" office:value-type="float" office:value="-0.00632376169552762">
            <text:p>-0,00632</text:p>
          </table:table-cell>
          <table:table-cell table:number-columns-repeated="1017"/>
        </table:table-row>
        <table:table-row table:style-name="ro1">
          <table:table-cell office:value-type="float" office:value="222.701">
            <text:p>222,70100</text:p>
          </table:table-cell>
          <table:table-cell office:value-type="float" office:value="-3.96">
            <text:p>-3,96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555]+2.91787)/([.D555]-14.4541)" office:value-type="float" office:value="-0.00632376169552762">
            <text:p>-0,00632</text:p>
          </table:table-cell>
          <table:table-cell table:number-columns-repeated="1017"/>
        </table:table-row>
        <table:table-row table:style-name="ro1">
          <table:table-cell office:value-type="float" office:value="222.801">
            <text:p>222,80100</text:p>
          </table:table-cell>
          <table:table-cell office:value-type="float" office:value="-3.96">
            <text:p>-3,96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556]+2.91787)/([.D556]-14.4541)" office:value-type="float" office:value="-0.00632376169552762">
            <text:p>-0,00632</text:p>
          </table:table-cell>
          <table:table-cell table:number-columns-repeated="1017"/>
        </table:table-row>
        <table:table-row table:style-name="ro1">
          <table:table-cell office:value-type="float" office:value="222.901">
            <text:p>222,90100</text:p>
          </table:table-cell>
          <table:table-cell office:value-type="float" office:value="-3.96">
            <text:p>-3,960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57]+2.91787)/([.D557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3.001">
            <text:p>223,00100</text:p>
          </table:table-cell>
          <table:table-cell office:value-type="float" office:value="-3.96">
            <text:p>-3,960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58]+2.91787)/([.D558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3.101">
            <text:p>223,10100</text:p>
          </table:table-cell>
          <table:table-cell office:value-type="float" office:value="-3.96">
            <text:p>-3,960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59]+2.91787)/([.D559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3.201">
            <text:p>223,20100</text:p>
          </table:table-cell>
          <table:table-cell office:value-type="float" office:value="-3.96">
            <text:p>-3,960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60]+2.91787)/([.D560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3.301">
            <text:p>223,30100</text:p>
          </table:table-cell>
          <table:table-cell office:value-type="float" office:value="-3.96">
            <text:p>-3,960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61]+2.91787)/([.D561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3.401">
            <text:p>223,40100</text:p>
          </table:table-cell>
          <table:table-cell office:value-type="float" office:value="-3.96">
            <text:p>-3,960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62]+2.91787)/([.D562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3.501">
            <text:p>223,50100</text:p>
          </table:table-cell>
          <table:table-cell office:value-type="float" office:value="-3.96">
            <text:p>-3,960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63]+2.91787)/([.D563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3.601">
            <text:p>223,60100</text:p>
          </table:table-cell>
          <table:table-cell office:value-type="float" office:value="-3.96">
            <text:p>-3,960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64]+2.91787)/([.D564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3.701">
            <text:p>223,70100</text:p>
          </table:table-cell>
          <table:table-cell office:value-type="float" office:value="-3.96">
            <text:p>-3,960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65]+2.91787)/([.D565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3.801">
            <text:p>223,80100</text:p>
          </table:table-cell>
          <table:table-cell office:value-type="float" office:value="-3.96">
            <text:p>-3,960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66]+2.91787)/([.D566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3.901">
            <text:p>223,90100</text:p>
          </table:table-cell>
          <table:table-cell office:value-type="float" office:value="-3.96">
            <text:p>-3,96000</text:p>
          </table:table-cell>
          <table:table-cell office:value-type="float" office:value="1.6845">
            <text:p>1,684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67]+2.91787)/([.D567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4.001">
            <text:p>224,00100</text:p>
          </table:table-cell>
          <table:table-cell office:value-type="float" office:value="-3.96">
            <text:p>-3,96000</text:p>
          </table:table-cell>
          <table:table-cell office:value-type="float" office:value="1.6845">
            <text:p>1,684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68]+2.91787)/([.D568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4.101">
            <text:p>224,10100</text:p>
          </table:table-cell>
          <table:table-cell office:value-type="float" office:value="-3.96">
            <text:p>-3,96000</text:p>
          </table:table-cell>
          <table:table-cell office:value-type="float" office:value="1.6845">
            <text:p>1,684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69]+2.91787)/([.D569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4.201">
            <text:p>224,20100</text:p>
          </table:table-cell>
          <table:table-cell office:value-type="float" office:value="-3.96">
            <text:p>-3,96000</text:p>
          </table:table-cell>
          <table:table-cell office:value-type="float" office:value="1.6845">
            <text:p>1,684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70]+2.91787)/([.D570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4.301">
            <text:p>224,30100</text:p>
          </table:table-cell>
          <table:table-cell office:value-type="float" office:value="-3.96">
            <text:p>-3,96000</text:p>
          </table:table-cell>
          <table:table-cell office:value-type="float" office:value="1.6845">
            <text:p>1,684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71]+2.91787)/([.D571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4.401">
            <text:p>224,40100</text:p>
          </table:table-cell>
          <table:table-cell office:value-type="float" office:value="-3.96">
            <text:p>-3,96000</text:p>
          </table:table-cell>
          <table:table-cell office:value-type="float" office:value="1.6845">
            <text:p>1,684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72]+2.91787)/([.D572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4.501">
            <text:p>224,50100</text:p>
          </table:table-cell>
          <table:table-cell office:value-type="float" office:value="-3.96">
            <text:p>-3,96000</text:p>
          </table:table-cell>
          <table:table-cell office:value-type="float" office:value="1.6845">
            <text:p>1,684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73]+2.91787)/([.D573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4.601">
            <text:p>224,60100</text:p>
          </table:table-cell>
          <table:table-cell office:value-type="float" office:value="-3.96">
            <text:p>-3,96000</text:p>
          </table:table-cell>
          <table:table-cell office:value-type="float" office:value="1.6845">
            <text:p>1,684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74]+2.91787)/([.D574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4.701">
            <text:p>224,70100</text:p>
          </table:table-cell>
          <table:table-cell office:value-type="float" office:value="-3.96">
            <text:p>-3,96000</text:p>
          </table:table-cell>
          <table:table-cell office:value-type="float" office:value="1.6845">
            <text:p>1,684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75]+2.91787)/([.D575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4.801">
            <text:p>224,80100</text:p>
          </table:table-cell>
          <table:table-cell office:value-type="float" office:value="-3.96">
            <text:p>-3,96000</text:p>
          </table:table-cell>
          <table:table-cell office:value-type="float" office:value="1.6845">
            <text:p>1,684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76]+2.91787)/([.D576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4.901">
            <text:p>224,90100</text:p>
          </table:table-cell>
          <table:table-cell office:value-type="float" office:value="-3.96">
            <text:p>-3,96000</text:p>
          </table:table-cell>
          <table:table-cell office:value-type="float" office:value="1.6845">
            <text:p>1,684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77]+2.91787)/([.D577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5.001">
            <text:p>225,00100</text:p>
          </table:table-cell>
          <table:table-cell office:value-type="float" office:value="-3.96">
            <text:p>-3,96000</text:p>
          </table:table-cell>
          <table:table-cell office:value-type="float" office:value="1.6845">
            <text:p>1,684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78]+2.91787)/([.D578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5.101">
            <text:p>225,10100</text:p>
          </table:table-cell>
          <table:table-cell office:value-type="float" office:value="-3.96">
            <text:p>-3,96000</text:p>
          </table:table-cell>
          <table:table-cell office:value-type="float" office:value="1.6845">
            <text:p>1,684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79]+2.91787)/([.D579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5.201">
            <text:p>225,20100</text:p>
          </table:table-cell>
          <table:table-cell office:value-type="float" office:value="-3.96">
            <text:p>-3,96000</text:p>
          </table:table-cell>
          <table:table-cell office:value-type="float" office:value="1.6845">
            <text:p>1,684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80]+2.91787)/([.D580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5.301">
            <text:p>225,30100</text:p>
          </table:table-cell>
          <table:table-cell office:value-type="float" office:value="-3.96">
            <text:p>-3,96000</text:p>
          </table:table-cell>
          <table:table-cell office:value-type="float" office:value="1.6845">
            <text:p>1,684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81]+2.91787)/([.D581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5.401">
            <text:p>225,40100</text:p>
          </table:table-cell>
          <table:table-cell office:value-type="float" office:value="-3.96">
            <text:p>-3,96000</text:p>
          </table:table-cell>
          <table:table-cell office:value-type="float" office:value="1.6845">
            <text:p>1,684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82]+2.91787)/([.D582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5.501">
            <text:p>225,50100</text:p>
          </table:table-cell>
          <table:table-cell office:value-type="float" office:value="-3.96">
            <text:p>-3,96000</text:p>
          </table:table-cell>
          <table:table-cell office:value-type="float" office:value="1.6845">
            <text:p>1,684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83]+2.91787)/([.D583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5.601">
            <text:p>225,60100</text:p>
          </table:table-cell>
          <table:table-cell office:value-type="float" office:value="-3.96">
            <text:p>-3,96000</text:p>
          </table:table-cell>
          <table:table-cell office:value-type="float" office:value="1.6845">
            <text:p>1,684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84]+2.91787)/([.D584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5.701">
            <text:p>225,70100</text:p>
          </table:table-cell>
          <table:table-cell office:value-type="float" office:value="-3.96">
            <text:p>-3,96000</text:p>
          </table:table-cell>
          <table:table-cell office:value-type="float" office:value="1.6845">
            <text:p>1,684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85]+2.91787)/([.D585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5.801">
            <text:p>225,80100</text:p>
          </table:table-cell>
          <table:table-cell office:value-type="float" office:value="-3.96">
            <text:p>-3,96000</text:p>
          </table:table-cell>
          <table:table-cell office:value-type="float" office:value="1.6845">
            <text:p>1,6845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86]+2.91787)/([.D586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5.901">
            <text:p>225,90100</text:p>
          </table:table-cell>
          <table:table-cell office:value-type="float" office:value="-3.96">
            <text:p>-3,96000</text:p>
          </table:table-cell>
          <table:table-cell office:value-type="float" office:value="1.6815">
            <text:p>1,681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587]+2.91787)/([.D587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6.001">
            <text:p>226,00100</text:p>
          </table:table-cell>
          <table:table-cell office:value-type="float" office:value="-3.96">
            <text:p>-3,96000</text:p>
          </table:table-cell>
          <table:table-cell office:value-type="float" office:value="1.6815">
            <text:p>1,681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588]+2.91787)/([.D588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6.101">
            <text:p>226,10100</text:p>
          </table:table-cell>
          <table:table-cell office:value-type="float" office:value="-3.96">
            <text:p>-3,96000</text:p>
          </table:table-cell>
          <table:table-cell office:value-type="float" office:value="1.6815">
            <text:p>1,681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589]+2.91787)/([.D589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6.201">
            <text:p>226,20100</text:p>
          </table:table-cell>
          <table:table-cell office:value-type="float" office:value="-3.96">
            <text:p>-3,96000</text:p>
          </table:table-cell>
          <table:table-cell office:value-type="float" office:value="1.6815">
            <text:p>1,681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590]+2.91787)/([.D590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6.301">
            <text:p>226,30100</text:p>
          </table:table-cell>
          <table:table-cell office:value-type="float" office:value="-3.96">
            <text:p>-3,96000</text:p>
          </table:table-cell>
          <table:table-cell office:value-type="float" office:value="1.6815">
            <text:p>1,681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591]+2.91787)/([.D591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6.401">
            <text:p>226,40100</text:p>
          </table:table-cell>
          <table:table-cell office:value-type="float" office:value="-3.96">
            <text:p>-3,96000</text:p>
          </table:table-cell>
          <table:table-cell office:value-type="float" office:value="1.6815">
            <text:p>1,681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592]+2.91787)/([.D592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6.501">
            <text:p>226,50100</text:p>
          </table:table-cell>
          <table:table-cell office:value-type="float" office:value="-3.96">
            <text:p>-3,96000</text:p>
          </table:table-cell>
          <table:table-cell office:value-type="float" office:value="1.6815">
            <text:p>1,681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593]+2.91787)/([.D593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6.601">
            <text:p>226,60100</text:p>
          </table:table-cell>
          <table:table-cell office:value-type="float" office:value="-3.96">
            <text:p>-3,96000</text:p>
          </table:table-cell>
          <table:table-cell office:value-type="float" office:value="1.6815">
            <text:p>1,681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594]+2.91787)/([.D594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6.701">
            <text:p>226,70100</text:p>
          </table:table-cell>
          <table:table-cell office:value-type="float" office:value="-3.96">
            <text:p>-3,96000</text:p>
          </table:table-cell>
          <table:table-cell office:value-type="float" office:value="1.6815">
            <text:p>1,681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595]+2.91787)/([.D595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6.801">
            <text:p>226,80100</text:p>
          </table:table-cell>
          <table:table-cell office:value-type="float" office:value="-3.96">
            <text:p>-3,96000</text:p>
          </table:table-cell>
          <table:table-cell office:value-type="float" office:value="1.6815">
            <text:p>1,6815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596]+2.91787)/([.D596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6.901">
            <text:p>226,90100</text:p>
          </table:table-cell>
          <table:table-cell office:value-type="float" office:value="-3.96">
            <text:p>-3,960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97]+2.91787)/([.D597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7.001">
            <text:p>227,00100</text:p>
          </table:table-cell>
          <table:table-cell office:value-type="float" office:value="-3.96">
            <text:p>-3,960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98]+2.91787)/([.D598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7.101">
            <text:p>227,10100</text:p>
          </table:table-cell>
          <table:table-cell office:value-type="float" office:value="-3.96">
            <text:p>-3,960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599]+2.91787)/([.D599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7.201">
            <text:p>227,20100</text:p>
          </table:table-cell>
          <table:table-cell office:value-type="float" office:value="-3.96">
            <text:p>-3,960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600]+2.91787)/([.D600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7.301">
            <text:p>227,30100</text:p>
          </table:table-cell>
          <table:table-cell office:value-type="float" office:value="-3.96">
            <text:p>-3,960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601]+2.91787)/([.D601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7.401">
            <text:p>227,40100</text:p>
          </table:table-cell>
          <table:table-cell office:value-type="float" office:value="-3.96">
            <text:p>-3,960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602]+2.91787)/([.D602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7.501">
            <text:p>227,50100</text:p>
          </table:table-cell>
          <table:table-cell office:value-type="float" office:value="-3.96">
            <text:p>-3,960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603]+2.91787)/([.D603]-14.4541)" office:value-type="float" office:value="-0.00629511211090096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7.601">
            <text:p>227,60100</text:p>
          </table:table-cell>
          <table:table-cell office:value-type="float" office:value="-3.945">
            <text:p>-3,94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604]+2.91787)/([.D604]-14.4541)" office:value-type="float" office:value="-0.00620450279952569">
            <text:p>-0,00620</text:p>
          </table:table-cell>
          <table:table-cell table:number-columns-repeated="1017"/>
        </table:table-row>
        <table:table-row table:style-name="ro1">
          <table:table-cell office:value-type="float" office:value="227.701">
            <text:p>227,70100</text:p>
          </table:table-cell>
          <table:table-cell office:value-type="float" office:value="-3.945">
            <text:p>-3,94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605]+2.91787)/([.D605]-14.4541)" office:value-type="float" office:value="-0.00620450279952569">
            <text:p>-0,00620</text:p>
          </table:table-cell>
          <table:table-cell table:number-columns-repeated="1017"/>
        </table:table-row>
        <table:table-row table:style-name="ro1">
          <table:table-cell office:value-type="float" office:value="227.801">
            <text:p>227,80100</text:p>
          </table:table-cell>
          <table:table-cell office:value-type="float" office:value="-3.945">
            <text:p>-3,94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606]+2.91787)/([.D606]-14.4541)" office:value-type="float" office:value="-0.00620450279952569">
            <text:p>-0,00620</text:p>
          </table:table-cell>
          <table:table-cell table:number-columns-repeated="1017"/>
        </table:table-row>
        <table:table-row table:style-name="ro1">
          <table:table-cell office:value-type="float" office:value="227.901">
            <text:p>227,90100</text:p>
          </table:table-cell>
          <table:table-cell office:value-type="float" office:value="-3.945">
            <text:p>-3,94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607]+2.91787)/([.D607]-14.4541)" office:value-type="float" office:value="-0.00620450279952569">
            <text:p>-0,00620</text:p>
          </table:table-cell>
          <table:table-cell table:number-columns-repeated="1017"/>
        </table:table-row>
        <table:table-row table:style-name="ro1">
          <table:table-cell office:value-type="float" office:value="228.001">
            <text:p>228,00100</text:p>
          </table:table-cell>
          <table:table-cell office:value-type="float" office:value="-3.945">
            <text:p>-3,94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608]+2.91787)/([.D608]-14.4541)" office:value-type="float" office:value="-0.00620450279952569">
            <text:p>-0,00620</text:p>
          </table:table-cell>
          <table:table-cell table:number-columns-repeated="1017"/>
        </table:table-row>
        <table:table-row table:style-name="ro1">
          <table:table-cell office:value-type="float" office:value="228.101">
            <text:p>228,10100</text:p>
          </table:table-cell>
          <table:table-cell office:value-type="float" office:value="-3.945">
            <text:p>-3,94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609]+2.91787)/([.D609]-14.4541)" office:value-type="float" office:value="-0.00620450279952569">
            <text:p>-0,00620</text:p>
          </table:table-cell>
          <table:table-cell table:number-columns-repeated="1017"/>
        </table:table-row>
        <table:table-row table:style-name="ro1">
          <table:table-cell office:value-type="float" office:value="228.201">
            <text:p>228,20100</text:p>
          </table:table-cell>
          <table:table-cell office:value-type="float" office:value="-3.945">
            <text:p>-3,94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610]+2.91787)/([.D610]-14.4541)" office:value-type="float" office:value="-0.00620450279952569">
            <text:p>-0,00620</text:p>
          </table:table-cell>
          <table:table-cell table:number-columns-repeated="1017"/>
        </table:table-row>
        <table:table-row table:style-name="ro1">
          <table:table-cell office:value-type="float" office:value="228.301">
            <text:p>228,30100</text:p>
          </table:table-cell>
          <table:table-cell office:value-type="float" office:value="-3.945">
            <text:p>-3,94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611]+2.91787)/([.D611]-14.4541)" office:value-type="float" office:value="-0.00620450279952569">
            <text:p>-0,00620</text:p>
          </table:table-cell>
          <table:table-cell table:number-columns-repeated="1017"/>
        </table:table-row>
        <table:table-row table:style-name="ro1">
          <table:table-cell office:value-type="float" office:value="228.401">
            <text:p>228,40100</text:p>
          </table:table-cell>
          <table:table-cell office:value-type="float" office:value="-3.945">
            <text:p>-3,94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612]+2.91787)/([.D612]-14.4541)" office:value-type="float" office:value="-0.00620450279952569">
            <text:p>-0,00620</text:p>
          </table:table-cell>
          <table:table-cell table:number-columns-repeated="1017"/>
        </table:table-row>
        <table:table-row table:style-name="ro1">
          <table:table-cell office:value-type="float" office:value="228.501">
            <text:p>228,50100</text:p>
          </table:table-cell>
          <table:table-cell office:value-type="float" office:value="-3.945">
            <text:p>-3,94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613]+2.91787)/([.D613]-14.4541)" office:value-type="float" office:value="-0.00620450279952569">
            <text:p>-0,00620</text:p>
          </table:table-cell>
          <table:table-cell table:number-columns-repeated="1017"/>
        </table:table-row>
        <table:table-row table:style-name="ro1">
          <table:table-cell office:value-type="float" office:value="228.601">
            <text:p>228,60100</text:p>
          </table:table-cell>
          <table:table-cell office:value-type="float" office:value="-3.945">
            <text:p>-3,94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614]+2.91787)/([.D614]-14.4541)" office:value-type="float" office:value="-0.00620450279952569">
            <text:p>-0,00620</text:p>
          </table:table-cell>
          <table:table-cell table:number-columns-repeated="1017"/>
        </table:table-row>
        <table:table-row table:style-name="ro1">
          <table:table-cell office:value-type="float" office:value="228.701">
            <text:p>228,70100</text:p>
          </table:table-cell>
          <table:table-cell office:value-type="float" office:value="-3.945">
            <text:p>-3,94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615]+2.91787)/([.D615]-14.4541)" office:value-type="float" office:value="-0.00620450279952569">
            <text:p>-0,00620</text:p>
          </table:table-cell>
          <table:table-cell table:number-columns-repeated="1017"/>
        </table:table-row>
        <table:table-row table:style-name="ro1">
          <table:table-cell office:value-type="float" office:value="228.801">
            <text:p>228,80100</text:p>
          </table:table-cell>
          <table:table-cell office:value-type="float" office:value="-3.945">
            <text:p>-3,94500</text:p>
          </table:table-cell>
          <table:table-cell office:value-type="float" office:value="1.683">
            <text:p>1,68300</text:p>
          </table:table-cell>
          <table:table-cell office:value-type="float" office:value="180">
            <text:p>180,00000</text:p>
          </table:table-cell>
          <table:table-cell office:value-type="string">
            <text:p>NAN</text:p>
          </table:table-cell>
          <table:table-cell/>
          <table:table-cell table:formula="of:=([.B616]+2.91787)/([.D616]-14.4541)" office:value-type="float" office:value="-0.00620450279952569">
            <text:p>-0,00620</text:p>
          </table:table-cell>
          <table:table-cell table:number-columns-repeated="1017"/>
        </table:table-row>
        <table:table-row table:style-name="ro1">
          <table:table-cell office:value-type="float" office:value="228.901">
            <text:p>228,90100</text:p>
          </table:table-cell>
          <table:table-cell office:value-type="float" office:value="-3.945">
            <text:p>-3,94500</text:p>
          </table:table-cell>
          <table:table-cell office:value-type="float" office:value="1.683">
            <text:p>1,683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17]+2.91787)/([.D617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29.001">
            <text:p>229,00100</text:p>
          </table:table-cell>
          <table:table-cell office:value-type="float" office:value="-3.945">
            <text:p>-3,94500</text:p>
          </table:table-cell>
          <table:table-cell office:value-type="float" office:value="1.683">
            <text:p>1,683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18]+2.91787)/([.D618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29.101">
            <text:p>229,10100</text:p>
          </table:table-cell>
          <table:table-cell office:value-type="float" office:value="-3.945">
            <text:p>-3,94500</text:p>
          </table:table-cell>
          <table:table-cell office:value-type="float" office:value="1.683">
            <text:p>1,683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19]+2.91787)/([.D619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29.201">
            <text:p>229,20100</text:p>
          </table:table-cell>
          <table:table-cell office:value-type="float" office:value="-3.945">
            <text:p>-3,94500</text:p>
          </table:table-cell>
          <table:table-cell office:value-type="float" office:value="1.683">
            <text:p>1,683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20]+2.91787)/([.D620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29.301">
            <text:p>229,30100</text:p>
          </table:table-cell>
          <table:table-cell office:value-type="float" office:value="-3.945">
            <text:p>-3,94500</text:p>
          </table:table-cell>
          <table:table-cell office:value-type="float" office:value="1.683">
            <text:p>1,683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21]+2.91787)/([.D621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29.401">
            <text:p>229,40100</text:p>
          </table:table-cell>
          <table:table-cell office:value-type="float" office:value="-3.945">
            <text:p>-3,94500</text:p>
          </table:table-cell>
          <table:table-cell office:value-type="float" office:value="1.683">
            <text:p>1,683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22]+2.91787)/([.D622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29.501">
            <text:p>229,50100</text:p>
          </table:table-cell>
          <table:table-cell office:value-type="float" office:value="-3.945">
            <text:p>-3,94500</text:p>
          </table:table-cell>
          <table:table-cell office:value-type="float" office:value="1.683">
            <text:p>1,683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23]+2.91787)/([.D623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29.601">
            <text:p>229,60100</text:p>
          </table:table-cell>
          <table:table-cell office:value-type="float" office:value="-3.96">
            <text:p>-3,96000</text:p>
          </table:table-cell>
          <table:table-cell office:value-type="float" office:value="1.683">
            <text:p>1,683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24]+2.91787)/([.D624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9.701">
            <text:p>229,70100</text:p>
          </table:table-cell>
          <table:table-cell office:value-type="float" office:value="-3.96">
            <text:p>-3,96000</text:p>
          </table:table-cell>
          <table:table-cell office:value-type="float" office:value="1.683">
            <text:p>1,683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25]+2.91787)/([.D625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9.801">
            <text:p>229,80100</text:p>
          </table:table-cell>
          <table:table-cell office:value-type="float" office:value="-3.96">
            <text:p>-3,96000</text:p>
          </table:table-cell>
          <table:table-cell office:value-type="float" office:value="1.683">
            <text:p>1,683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26]+2.91787)/([.D626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29.901">
            <text:p>229,90100</text:p>
          </table:table-cell>
          <table:table-cell office:value-type="float" office:value="-3.96">
            <text:p>-3,96000</text:p>
          </table:table-cell>
          <table:table-cell office:value-type="float" office:value="1.683">
            <text:p>1,683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27]+2.91787)/([.D627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30.001">
            <text:p>230,00100</text:p>
          </table:table-cell>
          <table:table-cell office:value-type="float" office:value="-3.96">
            <text:p>-3,96000</text:p>
          </table:table-cell>
          <table:table-cell office:value-type="float" office:value="1.683">
            <text:p>1,683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28]+2.91787)/([.D628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30.101">
            <text:p>230,10100</text:p>
          </table:table-cell>
          <table:table-cell office:value-type="float" office:value="-3.96">
            <text:p>-3,96000</text:p>
          </table:table-cell>
          <table:table-cell office:value-type="float" office:value="1.683">
            <text:p>1,683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29]+2.91787)/([.D629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30.201">
            <text:p>230,20100</text:p>
          </table:table-cell>
          <table:table-cell office:value-type="float" office:value="-3.96">
            <text:p>-3,96000</text:p>
          </table:table-cell>
          <table:table-cell office:value-type="float" office:value="1.683">
            <text:p>1,683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30]+2.91787)/([.D630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30.301">
            <text:p>230,30100</text:p>
          </table:table-cell>
          <table:table-cell office:value-type="float" office:value="-3.96">
            <text:p>-3,96000</text:p>
          </table:table-cell>
          <table:table-cell office:value-type="float" office:value="1.683">
            <text:p>1,683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31]+2.91787)/([.D631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30.401">
            <text:p>230,40100</text:p>
          </table:table-cell>
          <table:table-cell office:value-type="float" office:value="-3.96">
            <text:p>-3,96000</text:p>
          </table:table-cell>
          <table:table-cell office:value-type="float" office:value="1.683">
            <text:p>1,683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32]+2.91787)/([.D632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30.501">
            <text:p>230,50100</text:p>
          </table:table-cell>
          <table:table-cell office:value-type="float" office:value="-3.96">
            <text:p>-3,96000</text:p>
          </table:table-cell>
          <table:table-cell office:value-type="float" office:value="1.683">
            <text:p>1,683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33]+2.91787)/([.D633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30.601">
            <text:p>230,60100</text:p>
          </table:table-cell>
          <table:table-cell office:value-type="float" office:value="-3.945">
            <text:p>-3,94500</text:p>
          </table:table-cell>
          <table:table-cell office:value-type="float" office:value="1.683">
            <text:p>1,683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34]+2.91787)/([.D634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0.701">
            <text:p>230,70100</text:p>
          </table:table-cell>
          <table:table-cell office:value-type="float" office:value="-3.945">
            <text:p>-3,94500</text:p>
          </table:table-cell>
          <table:table-cell office:value-type="float" office:value="1.683">
            <text:p>1,683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35]+2.91787)/([.D635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0.801">
            <text:p>230,80100</text:p>
          </table:table-cell>
          <table:table-cell office:value-type="float" office:value="-3.945">
            <text:p>-3,94500</text:p>
          </table:table-cell>
          <table:table-cell office:value-type="float" office:value="1.683">
            <text:p>1,683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36]+2.91787)/([.D636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0.901">
            <text:p>230,9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37]+2.91787)/([.D637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1.001">
            <text:p>231,0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38]+2.91787)/([.D638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1.101">
            <text:p>231,1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39]+2.91787)/([.D639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1.201">
            <text:p>231,2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40]+2.91787)/([.D640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1.301">
            <text:p>231,3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41]+2.91787)/([.D641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1.401">
            <text:p>231,4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42]+2.91787)/([.D642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1.501">
            <text:p>231,5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43]+2.91787)/([.D643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1.601">
            <text:p>231,6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44]+2.91787)/([.D644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1.701">
            <text:p>231,7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45]+2.91787)/([.D645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1.801">
            <text:p>231,8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46]+2.91787)/([.D646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1.901">
            <text:p>231,9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47]+2.91787)/([.D647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2.001">
            <text:p>232,0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48]+2.91787)/([.D648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2.101">
            <text:p>232,1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49]+2.91787)/([.D649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2.201">
            <text:p>232,2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50]+2.91787)/([.D650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2.301">
            <text:p>232,3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51]+2.91787)/([.D651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2.401">
            <text:p>232,4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52]+2.91787)/([.D652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2.501">
            <text:p>232,5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53]+2.91787)/([.D653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2.601">
            <text:p>232,6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54]+2.91787)/([.D654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2.701">
            <text:p>232,7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55]+2.91787)/([.D655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2.801">
            <text:p>232,8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56]+2.91787)/([.D656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2.901">
            <text:p>232,9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57]+2.91787)/([.D657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3.001">
            <text:p>233,0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58]+2.91787)/([.D658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3.101">
            <text:p>233,1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59]+2.91787)/([.D659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3.201">
            <text:p>233,2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60]+2.91787)/([.D660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3.301">
            <text:p>233,3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61]+2.91787)/([.D661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3.401">
            <text:p>233,4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62]+2.91787)/([.D662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3.501">
            <text:p>233,5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63]+2.91787)/([.D663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3.601">
            <text:p>233,6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64]+2.91787)/([.D664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3.701">
            <text:p>233,7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65]+2.91787)/([.D665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3.801">
            <text:p>233,8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66]+2.91787)/([.D666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3.901">
            <text:p>233,9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67]+2.91787)/([.D667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4.001">
            <text:p>234,0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68]+2.91787)/([.D668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4.101">
            <text:p>234,1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69]+2.91787)/([.D669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4.201">
            <text:p>234,2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70]+2.91787)/([.D670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4.301">
            <text:p>234,3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71]+2.91787)/([.D671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4.401">
            <text:p>234,4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72]+2.91787)/([.D672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4.501">
            <text:p>234,5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73]+2.91787)/([.D673]-14.4541)" office:value-type="float" office:value="-0.00621012975533251">
            <text:p>-0,00621</text:p>
          </table:table-cell>
          <table:table-cell table:number-columns-repeated="1017"/>
        </table:table-row>
        <table:table-row table:style-name="ro1">
          <table:table-cell office:value-type="float" office:value="234.601">
            <text:p>234,60100</text:p>
          </table:table-cell>
          <table:table-cell office:value-type="float" office:value="-3.96">
            <text:p>-3,960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74]+2.91787)/([.D674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34.701">
            <text:p>234,70100</text:p>
          </table:table-cell>
          <table:table-cell office:value-type="float" office:value="-3.96">
            <text:p>-3,960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75]+2.91787)/([.D675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34.801">
            <text:p>234,80100</text:p>
          </table:table-cell>
          <table:table-cell office:value-type="float" office:value="-3.96">
            <text:p>-3,960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76]+2.91787)/([.D676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34.901">
            <text:p>234,90100</text:p>
          </table:table-cell>
          <table:table-cell office:value-type="float" office:value="-3.96">
            <text:p>-3,960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77]+2.91787)/([.D677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35.001">
            <text:p>235,00100</text:p>
          </table:table-cell>
          <table:table-cell office:value-type="float" office:value="-3.96">
            <text:p>-3,960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78]+2.91787)/([.D678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35.101">
            <text:p>235,10100</text:p>
          </table:table-cell>
          <table:table-cell office:value-type="float" office:value="-3.96">
            <text:p>-3,960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79]+2.91787)/([.D679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35.201">
            <text:p>235,20100</text:p>
          </table:table-cell>
          <table:table-cell office:value-type="float" office:value="-3.96">
            <text:p>-3,960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80]+2.91787)/([.D680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35.301">
            <text:p>235,30100</text:p>
          </table:table-cell>
          <table:table-cell office:value-type="float" office:value="-3.96">
            <text:p>-3,960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81]+2.91787)/([.D681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35.401">
            <text:p>235,40100</text:p>
          </table:table-cell>
          <table:table-cell office:value-type="float" office:value="-3.96">
            <text:p>-3,960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82]+2.91787)/([.D682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35.501">
            <text:p>235,50100</text:p>
          </table:table-cell>
          <table:table-cell office:value-type="float" office:value="-3.96">
            <text:p>-3,960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83]+2.91787)/([.D683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35.601">
            <text:p>235,60100</text:p>
          </table:table-cell>
          <table:table-cell office:value-type="float" office:value="-3.96">
            <text:p>-3,960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84]+2.91787)/([.D684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35.701">
            <text:p>235,70100</text:p>
          </table:table-cell>
          <table:table-cell office:value-type="float" office:value="-3.96">
            <text:p>-3,960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85]+2.91787)/([.D685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35.801">
            <text:p>235,80100</text:p>
          </table:table-cell>
          <table:table-cell office:value-type="float" office:value="-3.96">
            <text:p>-3,96000</text:p>
          </table:table-cell>
          <table:table-cell office:value-type="float" office:value="1.68">
            <text:p>1,68000</text:p>
          </table:table-cell>
          <table:table-cell office:value-type="float" office:value="179.85">
            <text:p>179,85000</text:p>
          </table:table-cell>
          <table:table-cell office:value-type="string">
            <text:p>NAN</text:p>
          </table:table-cell>
          <table:table-cell/>
          <table:table-cell table:formula="of:=([.B686]+2.91787)/([.D686]-14.4541)" office:value-type="float" office:value="-0.006300821241639">
            <text:p>-0,00630</text:p>
          </table:table-cell>
          <table:table-cell table:number-columns-repeated="1017"/>
        </table:table-row>
        <table:table-row table:style-name="ro1">
          <table:table-cell office:value-type="float" office:value="235.901">
            <text:p>235,9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687]+2.91787)/([.D687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36.001">
            <text:p>236,0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688]+2.91787)/([.D688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36.101">
            <text:p>236,1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689]+2.91787)/([.D689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36.201">
            <text:p>236,2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690]+2.91787)/([.D690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36.301">
            <text:p>236,3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691]+2.91787)/([.D691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36.401">
            <text:p>236,4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692]+2.91787)/([.D692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36.501">
            <text:p>236,5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693]+2.91787)/([.D693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36.601">
            <text:p>236,60100</text:p>
          </table:table-cell>
          <table:table-cell office:value-type="float" office:value="-3.945">
            <text:p>-3,945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694]+2.91787)/([.D694]-14.4541)" office:value-type="float" office:value="-0.00621576692674372">
            <text:p>-0,00622</text:p>
          </table:table-cell>
          <table:table-cell table:number-columns-repeated="1017"/>
        </table:table-row>
        <table:table-row table:style-name="ro1">
          <table:table-cell office:value-type="float" office:value="236.701">
            <text:p>236,70100</text:p>
          </table:table-cell>
          <table:table-cell office:value-type="float" office:value="-3.945">
            <text:p>-3,945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695]+2.91787)/([.D695]-14.4541)" office:value-type="float" office:value="-0.00621576692674372">
            <text:p>-0,00622</text:p>
          </table:table-cell>
          <table:table-cell table:number-columns-repeated="1017"/>
        </table:table-row>
        <table:table-row table:style-name="ro1">
          <table:table-cell office:value-type="float" office:value="236.801">
            <text:p>236,80100</text:p>
          </table:table-cell>
          <table:table-cell office:value-type="float" office:value="-3.945">
            <text:p>-3,945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696]+2.91787)/([.D696]-14.4541)" office:value-type="float" office:value="-0.00621576692674372">
            <text:p>-0,00622</text:p>
          </table:table-cell>
          <table:table-cell table:number-columns-repeated="1017"/>
        </table:table-row>
        <table:table-row table:style-name="ro1">
          <table:table-cell office:value-type="float" office:value="236.901">
            <text:p>236,90100</text:p>
          </table:table-cell>
          <table:table-cell office:value-type="float" office:value="-3.945">
            <text:p>-3,94500</text:p>
          </table:table-cell>
          <table:table-cell office:value-type="float" office:value="1.6815">
            <text:p>1,681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697]+2.91787)/([.D697]-14.4541)" office:value-type="float" office:value="-0.00621576692674372">
            <text:p>-0,00622</text:p>
          </table:table-cell>
          <table:table-cell table:number-columns-repeated="1017"/>
        </table:table-row>
        <table:table-row table:style-name="ro1">
          <table:table-cell office:value-type="float" office:value="237.001">
            <text:p>237,00100</text:p>
          </table:table-cell>
          <table:table-cell office:value-type="float" office:value="-3.945">
            <text:p>-3,94500</text:p>
          </table:table-cell>
          <table:table-cell office:value-type="float" office:value="1.6815">
            <text:p>1,681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698]+2.91787)/([.D698]-14.4541)" office:value-type="float" office:value="-0.00621576692674372">
            <text:p>-0,00622</text:p>
          </table:table-cell>
          <table:table-cell table:number-columns-repeated="1017"/>
        </table:table-row>
        <table:table-row table:style-name="ro1">
          <table:table-cell office:value-type="float" office:value="237.101">
            <text:p>237,10100</text:p>
          </table:table-cell>
          <table:table-cell office:value-type="float" office:value="-3.945">
            <text:p>-3,94500</text:p>
          </table:table-cell>
          <table:table-cell office:value-type="float" office:value="1.6815">
            <text:p>1,681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699]+2.91787)/([.D699]-14.4541)" office:value-type="float" office:value="-0.00621576692674372">
            <text:p>-0,00622</text:p>
          </table:table-cell>
          <table:table-cell table:number-columns-repeated="1017"/>
        </table:table-row>
        <table:table-row table:style-name="ro1">
          <table:table-cell office:value-type="float" office:value="237.201">
            <text:p>237,20100</text:p>
          </table:table-cell>
          <table:table-cell office:value-type="float" office:value="-3.945">
            <text:p>-3,94500</text:p>
          </table:table-cell>
          <table:table-cell office:value-type="float" office:value="1.6815">
            <text:p>1,681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00]+2.91787)/([.D700]-14.4541)" office:value-type="float" office:value="-0.00621576692674372">
            <text:p>-0,00622</text:p>
          </table:table-cell>
          <table:table-cell table:number-columns-repeated="1017"/>
        </table:table-row>
        <table:table-row table:style-name="ro1">
          <table:table-cell office:value-type="float" office:value="237.301">
            <text:p>237,30100</text:p>
          </table:table-cell>
          <table:table-cell office:value-type="float" office:value="-3.945">
            <text:p>-3,94500</text:p>
          </table:table-cell>
          <table:table-cell office:value-type="float" office:value="1.6815">
            <text:p>1,681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01]+2.91787)/([.D701]-14.4541)" office:value-type="float" office:value="-0.00621576692674372">
            <text:p>-0,00622</text:p>
          </table:table-cell>
          <table:table-cell table:number-columns-repeated="1017"/>
        </table:table-row>
        <table:table-row table:style-name="ro1">
          <table:table-cell office:value-type="float" office:value="237.401">
            <text:p>237,40100</text:p>
          </table:table-cell>
          <table:table-cell office:value-type="float" office:value="-3.945">
            <text:p>-3,94500</text:p>
          </table:table-cell>
          <table:table-cell office:value-type="float" office:value="1.6815">
            <text:p>1,681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02]+2.91787)/([.D702]-14.4541)" office:value-type="float" office:value="-0.00621576692674372">
            <text:p>-0,00622</text:p>
          </table:table-cell>
          <table:table-cell table:number-columns-repeated="1017"/>
        </table:table-row>
        <table:table-row table:style-name="ro1">
          <table:table-cell office:value-type="float" office:value="237.501">
            <text:p>237,50100</text:p>
          </table:table-cell>
          <table:table-cell office:value-type="float" office:value="-3.945">
            <text:p>-3,94500</text:p>
          </table:table-cell>
          <table:table-cell office:value-type="float" office:value="1.6815">
            <text:p>1,681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03]+2.91787)/([.D703]-14.4541)" office:value-type="float" office:value="-0.00621576692674372">
            <text:p>-0,00622</text:p>
          </table:table-cell>
          <table:table-cell table:number-columns-repeated="1017"/>
        </table:table-row>
        <table:table-row table:style-name="ro1">
          <table:table-cell office:value-type="float" office:value="237.601">
            <text:p>237,60100</text:p>
          </table:table-cell>
          <table:table-cell office:value-type="float" office:value="-3.945">
            <text:p>-3,94500</text:p>
          </table:table-cell>
          <table:table-cell office:value-type="float" office:value="1.6815">
            <text:p>1,681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04]+2.91787)/([.D704]-14.4541)" office:value-type="float" office:value="-0.00621576692674372">
            <text:p>-0,00622</text:p>
          </table:table-cell>
          <table:table-cell table:number-columns-repeated="1017"/>
        </table:table-row>
        <table:table-row table:style-name="ro1">
          <table:table-cell office:value-type="float" office:value="237.701">
            <text:p>237,70100</text:p>
          </table:table-cell>
          <table:table-cell office:value-type="float" office:value="-3.945">
            <text:p>-3,94500</text:p>
          </table:table-cell>
          <table:table-cell office:value-type="float" office:value="1.6815">
            <text:p>1,681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05]+2.91787)/([.D705]-14.4541)" office:value-type="float" office:value="-0.00621576692674372">
            <text:p>-0,00622</text:p>
          </table:table-cell>
          <table:table-cell table:number-columns-repeated="1017"/>
        </table:table-row>
        <table:table-row table:style-name="ro1">
          <table:table-cell office:value-type="float" office:value="237.801">
            <text:p>237,80100</text:p>
          </table:table-cell>
          <table:table-cell office:value-type="float" office:value="-3.945">
            <text:p>-3,94500</text:p>
          </table:table-cell>
          <table:table-cell office:value-type="float" office:value="1.6815">
            <text:p>1,681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06]+2.91787)/([.D706]-14.4541)" office:value-type="float" office:value="-0.00621576692674372">
            <text:p>-0,00622</text:p>
          </table:table-cell>
          <table:table-cell table:number-columns-repeated="1017"/>
        </table:table-row>
        <table:table-row table:style-name="ro1">
          <table:table-cell office:value-type="float" office:value="237.901">
            <text:p>237,9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07]+2.91787)/([.D707]-14.4541)" office:value-type="float" office:value="-0.00621576692674372">
            <text:p>-0,00622</text:p>
          </table:table-cell>
          <table:table-cell table:number-columns-repeated="1017"/>
        </table:table-row>
        <table:table-row table:style-name="ro1">
          <table:table-cell office:value-type="float" office:value="238.001">
            <text:p>238,0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08]+2.91787)/([.D708]-14.4541)" office:value-type="float" office:value="-0.00621576692674372">
            <text:p>-0,00622</text:p>
          </table:table-cell>
          <table:table-cell table:number-columns-repeated="1017"/>
        </table:table-row>
        <table:table-row table:style-name="ro1">
          <table:table-cell office:value-type="float" office:value="238.101">
            <text:p>238,1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09]+2.91787)/([.D709]-14.4541)" office:value-type="float" office:value="-0.00621576692674372">
            <text:p>-0,00622</text:p>
          </table:table-cell>
          <table:table-cell table:number-columns-repeated="1017"/>
        </table:table-row>
        <table:table-row table:style-name="ro1">
          <table:table-cell office:value-type="float" office:value="238.201">
            <text:p>238,2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10]+2.91787)/([.D710]-14.4541)" office:value-type="float" office:value="-0.00621576692674372">
            <text:p>-0,00622</text:p>
          </table:table-cell>
          <table:table-cell table:number-columns-repeated="1017"/>
        </table:table-row>
        <table:table-row table:style-name="ro1">
          <table:table-cell office:value-type="float" office:value="238.301">
            <text:p>238,3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11]+2.91787)/([.D711]-14.4541)" office:value-type="float" office:value="-0.00621576692674372">
            <text:p>-0,00622</text:p>
          </table:table-cell>
          <table:table-cell table:number-columns-repeated="1017"/>
        </table:table-row>
        <table:table-row table:style-name="ro1">
          <table:table-cell office:value-type="float" office:value="238.401">
            <text:p>238,4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12]+2.91787)/([.D712]-14.4541)" office:value-type="float" office:value="-0.00621576692674372">
            <text:p>-0,00622</text:p>
          </table:table-cell>
          <table:table-cell table:number-columns-repeated="1017"/>
        </table:table-row>
        <table:table-row table:style-name="ro1">
          <table:table-cell office:value-type="float" office:value="238.501">
            <text:p>238,50100</text:p>
          </table:table-cell>
          <table:table-cell office:value-type="float" office:value="-3.945">
            <text:p>-3,94500</text:p>
          </table:table-cell>
          <table:table-cell office:value-type="float" office:value="1.68">
            <text:p>1,680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13]+2.91787)/([.D713]-14.4541)" office:value-type="float" office:value="-0.00621576692674372">
            <text:p>-0,00622</text:p>
          </table:table-cell>
          <table:table-cell table:number-columns-repeated="1017"/>
        </table:table-row>
        <table:table-row table:style-name="ro1">
          <table:table-cell office:value-type="float" office:value="238.601">
            <text:p>238,60100</text:p>
          </table:table-cell>
          <table:table-cell office:value-type="float" office:value="-3.96">
            <text:p>-3,96000</text:p>
          </table:table-cell>
          <table:table-cell office:value-type="float" office:value="1.68">
            <text:p>1,680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14]+2.91787)/([.D714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38.701">
            <text:p>238,70100</text:p>
          </table:table-cell>
          <table:table-cell office:value-type="float" office:value="-3.96">
            <text:p>-3,96000</text:p>
          </table:table-cell>
          <table:table-cell office:value-type="float" office:value="1.68">
            <text:p>1,680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15]+2.91787)/([.D715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38.801">
            <text:p>238,80100</text:p>
          </table:table-cell>
          <table:table-cell office:value-type="float" office:value="-3.96">
            <text:p>-3,96000</text:p>
          </table:table-cell>
          <table:table-cell office:value-type="float" office:value="1.68">
            <text:p>1,680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16]+2.91787)/([.D716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38.901">
            <text:p>238,9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17]+2.91787)/([.D717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39.001">
            <text:p>239,0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18]+2.91787)/([.D718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39.101">
            <text:p>239,1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19]+2.91787)/([.D719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39.201">
            <text:p>239,2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20]+2.91787)/([.D720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39.301">
            <text:p>239,3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21]+2.91787)/([.D721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39.401">
            <text:p>239,4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22]+2.91787)/([.D722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39.501">
            <text:p>239,5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23]+2.91787)/([.D723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39.601">
            <text:p>239,6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24]+2.91787)/([.D724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39.701">
            <text:p>239,7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25]+2.91787)/([.D725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39.801">
            <text:p>239,8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26]+2.91787)/([.D726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39.901">
            <text:p>239,9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27]+2.91787)/([.D727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0.001">
            <text:p>240,0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28]+2.91787)/([.D728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0.101">
            <text:p>240,1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29]+2.91787)/([.D729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0.201">
            <text:p>240,2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30]+2.91787)/([.D730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0.301">
            <text:p>240,3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31]+2.91787)/([.D731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0.401">
            <text:p>240,4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32]+2.91787)/([.D732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0.501">
            <text:p>240,5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33]+2.91787)/([.D733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0.601">
            <text:p>240,6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34]+2.91787)/([.D734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0.701">
            <text:p>240,7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35]+2.91787)/([.D735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0.801">
            <text:p>240,8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36]+2.91787)/([.D736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0.901">
            <text:p>240,9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37]+2.91787)/([.D737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1.001">
            <text:p>241,0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38]+2.91787)/([.D738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1.101">
            <text:p>241,1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39]+2.91787)/([.D739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1.201">
            <text:p>241,2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40]+2.91787)/([.D740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1.301">
            <text:p>241,3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41]+2.91787)/([.D741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1.401">
            <text:p>241,4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42]+2.91787)/([.D742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1.501">
            <text:p>241,5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43]+2.91787)/([.D743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1.601">
            <text:p>241,6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44]+2.91787)/([.D744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1.701">
            <text:p>241,7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45]+2.91787)/([.D745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1.801">
            <text:p>241,8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46]+2.91787)/([.D746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1.901">
            <text:p>241,9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47]+2.91787)/([.D747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2.001">
            <text:p>242,0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48]+2.91787)/([.D748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2.101">
            <text:p>242,1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49]+2.91787)/([.D749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2.201">
            <text:p>242,2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50]+2.91787)/([.D750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2.301">
            <text:p>242,3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51]+2.91787)/([.D751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2.401">
            <text:p>242,4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52]+2.91787)/([.D752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2.501">
            <text:p>242,5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53]+2.91787)/([.D753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2.601">
            <text:p>242,60100</text:p>
          </table:table-cell>
          <table:table-cell office:value-type="float" office:value="-3.975">
            <text:p>-3,975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54]+2.91787)/([.D754]-14.4541)" office:value-type="float" office:value="-0.00639731454759241">
            <text:p>-0,00640</text:p>
          </table:table-cell>
          <table:table-cell table:number-columns-repeated="1017"/>
        </table:table-row>
        <table:table-row table:style-name="ro1">
          <table:table-cell office:value-type="float" office:value="242.701">
            <text:p>242,70100</text:p>
          </table:table-cell>
          <table:table-cell office:value-type="float" office:value="-3.975">
            <text:p>-3,975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55]+2.91787)/([.D755]-14.4541)" office:value-type="float" office:value="-0.00639731454759241">
            <text:p>-0,00640</text:p>
          </table:table-cell>
          <table:table-cell table:number-columns-repeated="1017"/>
        </table:table-row>
        <table:table-row table:style-name="ro1">
          <table:table-cell office:value-type="float" office:value="242.801">
            <text:p>242,80100</text:p>
          </table:table-cell>
          <table:table-cell office:value-type="float" office:value="-3.975">
            <text:p>-3,975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56]+2.91787)/([.D756]-14.4541)" office:value-type="float" office:value="-0.00639731454759241">
            <text:p>-0,00640</text:p>
          </table:table-cell>
          <table:table-cell table:number-columns-repeated="1017"/>
        </table:table-row>
        <table:table-row table:style-name="ro1">
          <table:table-cell office:value-type="float" office:value="242.901">
            <text:p>242,90100</text:p>
          </table:table-cell>
          <table:table-cell office:value-type="float" office:value="-3.975">
            <text:p>-3,975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57]+2.91787)/([.D757]-14.4541)" office:value-type="float" office:value="-0.00639731454759241">
            <text:p>-0,00640</text:p>
          </table:table-cell>
          <table:table-cell table:number-columns-repeated="1017"/>
        </table:table-row>
        <table:table-row table:style-name="ro1">
          <table:table-cell office:value-type="float" office:value="243.001">
            <text:p>243,00100</text:p>
          </table:table-cell>
          <table:table-cell office:value-type="float" office:value="-3.975">
            <text:p>-3,975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58]+2.91787)/([.D758]-14.4541)" office:value-type="float" office:value="-0.00639731454759241">
            <text:p>-0,00640</text:p>
          </table:table-cell>
          <table:table-cell table:number-columns-repeated="1017"/>
        </table:table-row>
        <table:table-row table:style-name="ro1">
          <table:table-cell office:value-type="float" office:value="243.101">
            <text:p>243,10100</text:p>
          </table:table-cell>
          <table:table-cell office:value-type="float" office:value="-3.975">
            <text:p>-3,975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59]+2.91787)/([.D759]-14.4541)" office:value-type="float" office:value="-0.00639731454759241">
            <text:p>-0,00640</text:p>
          </table:table-cell>
          <table:table-cell table:number-columns-repeated="1017"/>
        </table:table-row>
        <table:table-row table:style-name="ro1">
          <table:table-cell office:value-type="float" office:value="243.201">
            <text:p>243,20100</text:p>
          </table:table-cell>
          <table:table-cell office:value-type="float" office:value="-3.975">
            <text:p>-3,975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60]+2.91787)/([.D760]-14.4541)" office:value-type="float" office:value="-0.00639731454759241">
            <text:p>-0,00640</text:p>
          </table:table-cell>
          <table:table-cell table:number-columns-repeated="1017"/>
        </table:table-row>
        <table:table-row table:style-name="ro1">
          <table:table-cell office:value-type="float" office:value="243.301">
            <text:p>243,30100</text:p>
          </table:table-cell>
          <table:table-cell office:value-type="float" office:value="-3.975">
            <text:p>-3,975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61]+2.91787)/([.D761]-14.4541)" office:value-type="float" office:value="-0.00639731454759241">
            <text:p>-0,00640</text:p>
          </table:table-cell>
          <table:table-cell table:number-columns-repeated="1017"/>
        </table:table-row>
        <table:table-row table:style-name="ro1">
          <table:table-cell office:value-type="float" office:value="243.401">
            <text:p>243,40100</text:p>
          </table:table-cell>
          <table:table-cell office:value-type="float" office:value="-3.975">
            <text:p>-3,975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62]+2.91787)/([.D762]-14.4541)" office:value-type="float" office:value="-0.00639731454759241">
            <text:p>-0,00640</text:p>
          </table:table-cell>
          <table:table-cell table:number-columns-repeated="1017"/>
        </table:table-row>
        <table:table-row table:style-name="ro1">
          <table:table-cell office:value-type="float" office:value="243.501">
            <text:p>243,50100</text:p>
          </table:table-cell>
          <table:table-cell office:value-type="float" office:value="-3.975">
            <text:p>-3,975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63]+2.91787)/([.D763]-14.4541)" office:value-type="float" office:value="-0.00639731454759241">
            <text:p>-0,00640</text:p>
          </table:table-cell>
          <table:table-cell table:number-columns-repeated="1017"/>
        </table:table-row>
        <table:table-row table:style-name="ro1">
          <table:table-cell office:value-type="float" office:value="243.601">
            <text:p>243,6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64]+2.91787)/([.D764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3.701">
            <text:p>243,7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65]+2.91787)/([.D765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3.801">
            <text:p>243,8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66]+2.91787)/([.D766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3.901">
            <text:p>243,90100</text:p>
          </table:table-cell>
          <table:table-cell office:value-type="float" office:value="-3.96">
            <text:p>-3,96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67]+2.91787)/([.D767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4.001">
            <text:p>244,00100</text:p>
          </table:table-cell>
          <table:table-cell office:value-type="float" office:value="-3.96">
            <text:p>-3,96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68]+2.91787)/([.D768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4.101">
            <text:p>244,10100</text:p>
          </table:table-cell>
          <table:table-cell office:value-type="float" office:value="-3.96">
            <text:p>-3,96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69]+2.91787)/([.D769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4.201">
            <text:p>244,20100</text:p>
          </table:table-cell>
          <table:table-cell office:value-type="float" office:value="-3.96">
            <text:p>-3,96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70]+2.91787)/([.D770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4.301">
            <text:p>244,30100</text:p>
          </table:table-cell>
          <table:table-cell office:value-type="float" office:value="-3.96">
            <text:p>-3,96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71]+2.91787)/([.D771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4.401">
            <text:p>244,40100</text:p>
          </table:table-cell>
          <table:table-cell office:value-type="float" office:value="-3.96">
            <text:p>-3,96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72]+2.91787)/([.D772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4.501">
            <text:p>244,50100</text:p>
          </table:table-cell>
          <table:table-cell office:value-type="float" office:value="-3.96">
            <text:p>-3,96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73]+2.91787)/([.D773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4.601">
            <text:p>244,60100</text:p>
          </table:table-cell>
          <table:table-cell office:value-type="float" office:value="-3.96">
            <text:p>-3,96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74]+2.91787)/([.D774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4.701">
            <text:p>244,70100</text:p>
          </table:table-cell>
          <table:table-cell office:value-type="float" office:value="-3.96">
            <text:p>-3,96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75]+2.91787)/([.D775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4.801">
            <text:p>244,80100</text:p>
          </table:table-cell>
          <table:table-cell office:value-type="float" office:value="-3.96">
            <text:p>-3,96000</text:p>
          </table:table-cell>
          <table:table-cell office:value-type="float" office:value="1.6755">
            <text:p>1,675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76]+2.91787)/([.D776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4.901">
            <text:p>244,9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77]+2.91787)/([.D777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5.001">
            <text:p>245,0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78]+2.91787)/([.D778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5.101">
            <text:p>245,1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79]+2.91787)/([.D779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5.201">
            <text:p>245,2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80]+2.91787)/([.D780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5.301">
            <text:p>245,3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81]+2.91787)/([.D781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5.401">
            <text:p>245,4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82]+2.91787)/([.D782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5.501">
            <text:p>245,5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83]+2.91787)/([.D783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5.601">
            <text:p>245,6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84]+2.91787)/([.D784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5.701">
            <text:p>245,7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85]+2.91787)/([.D785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5.801">
            <text:p>245,80100</text:p>
          </table:table-cell>
          <table:table-cell office:value-type="float" office:value="-3.96">
            <text:p>-3,96000</text:p>
          </table:table-cell>
          <table:table-cell office:value-type="float" office:value="1.6785">
            <text:p>1,6785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86]+2.91787)/([.D786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5.901">
            <text:p>245,9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787]+2.91787)/([.D787]-14.4541)" office:value-type="float" office:value="-0.00631227062573934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6.001">
            <text:p>246,0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788]+2.91787)/([.D788]-14.4541)" office:value-type="float" office:value="-0.00631227062573934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6.101">
            <text:p>246,1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789]+2.91787)/([.D789]-14.4541)" office:value-type="float" office:value="-0.00631227062573934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6.201">
            <text:p>246,2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790]+2.91787)/([.D790]-14.4541)" office:value-type="float" office:value="-0.00631227062573934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6.301">
            <text:p>246,3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791]+2.91787)/([.D791]-14.4541)" office:value-type="float" office:value="-0.00631227062573934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6.401">
            <text:p>246,4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792]+2.91787)/([.D792]-14.4541)" office:value-type="float" office:value="-0.00631227062573934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6.501">
            <text:p>246,5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793]+2.91787)/([.D793]-14.4541)" office:value-type="float" office:value="-0.00631227062573934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6.601">
            <text:p>246,6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794]+2.91787)/([.D794]-14.4541)" office:value-type="float" office:value="-0.00631227062573934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6.701">
            <text:p>246,7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795]+2.91787)/([.D795]-14.4541)" office:value-type="float" office:value="-0.00631227062573934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6.801">
            <text:p>246,8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796]+2.91787)/([.D796]-14.4541)" office:value-type="float" office:value="-0.00631227062573934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6.901">
            <text:p>246,9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97]+2.91787)/([.D797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7.001">
            <text:p>247,0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98]+2.91787)/([.D798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7.101">
            <text:p>247,1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799]+2.91787)/([.D799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7.201">
            <text:p>247,2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800]+2.91787)/([.D800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7.301">
            <text:p>247,3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801]+2.91787)/([.D801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7.401">
            <text:p>247,4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802]+2.91787)/([.D802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7.501">
            <text:p>247,5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803]+2.91787)/([.D803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7.601">
            <text:p>247,6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804]+2.91787)/([.D804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7.701">
            <text:p>247,7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805]+2.91787)/([.D805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7.801">
            <text:p>247,80100</text:p>
          </table:table-cell>
          <table:table-cell office:value-type="float" office:value="-3.96">
            <text:p>-3,96000</text:p>
          </table:table-cell>
          <table:table-cell office:value-type="float" office:value="1.677">
            <text:p>1,67700</text:p>
          </table:table-cell>
          <table:table-cell office:value-type="float" office:value="179.7">
            <text:p>179,70000</text:p>
          </table:table-cell>
          <table:table-cell office:value-type="string">
            <text:p>NAN</text:p>
          </table:table-cell>
          <table:table-cell/>
          <table:table-cell table:formula="of:=([.B806]+2.91787)/([.D806]-14.4541)" office:value-type="float" office:value="-0.00630654073716806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7.901">
            <text:p>247,90100</text:p>
          </table:table-cell>
          <table:table-cell office:value-type="float" office:value="-3.96">
            <text:p>-3,96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07]+2.91787)/([.D807]-14.4541)" office:value-type="float" office:value="-0.00631227062573934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8.001">
            <text:p>248,00100</text:p>
          </table:table-cell>
          <table:table-cell office:value-type="float" office:value="-3.96">
            <text:p>-3,96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08]+2.91787)/([.D808]-14.4541)" office:value-type="float" office:value="-0.00631227062573934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8.101">
            <text:p>248,10100</text:p>
          </table:table-cell>
          <table:table-cell office:value-type="float" office:value="-3.96">
            <text:p>-3,96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09]+2.91787)/([.D809]-14.4541)" office:value-type="float" office:value="-0.00631227062573934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8.201">
            <text:p>248,20100</text:p>
          </table:table-cell>
          <table:table-cell office:value-type="float" office:value="-3.96">
            <text:p>-3,96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10]+2.91787)/([.D810]-14.4541)" office:value-type="float" office:value="-0.00631227062573934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8.301">
            <text:p>248,30100</text:p>
          </table:table-cell>
          <table:table-cell office:value-type="float" office:value="-3.96">
            <text:p>-3,96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11]+2.91787)/([.D811]-14.4541)" office:value-type="float" office:value="-0.00631227062573934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8.401">
            <text:p>248,40100</text:p>
          </table:table-cell>
          <table:table-cell office:value-type="float" office:value="-3.96">
            <text:p>-3,96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12]+2.91787)/([.D812]-14.4541)" office:value-type="float" office:value="-0.00631227062573934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8.501">
            <text:p>248,50100</text:p>
          </table:table-cell>
          <table:table-cell office:value-type="float" office:value="-3.96">
            <text:p>-3,96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13]+2.91787)/([.D813]-14.4541)" office:value-type="float" office:value="-0.00631227062573934">
            <text:p>-0,00631</text:p>
          </table:table-cell>
          <table:table-cell table:number-columns-repeated="1017"/>
        </table:table-row>
        <table:table-row table:style-name="ro1">
          <table:table-cell office:value-type="float" office:value="248.601">
            <text:p>248,60100</text:p>
          </table:table-cell>
          <table:table-cell office:value-type="float" office:value="-3.99">
            <text:p>-3,9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14]+2.91787)/([.D814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48.701">
            <text:p>248,70100</text:p>
          </table:table-cell>
          <table:table-cell office:value-type="float" office:value="-3.99">
            <text:p>-3,9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15]+2.91787)/([.D815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48.801">
            <text:p>248,80100</text:p>
          </table:table-cell>
          <table:table-cell office:value-type="float" office:value="-3.99">
            <text:p>-3,9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16]+2.91787)/([.D816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48.901">
            <text:p>248,90100</text:p>
          </table:table-cell>
          <table:table-cell office:value-type="float" office:value="-3.99">
            <text:p>-3,99000</text:p>
          </table:table-cell>
          <table:table-cell office:value-type="float" office:value="1.677">
            <text:p>1,677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17]+2.91787)/([.D817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49.001">
            <text:p>249,00100</text:p>
          </table:table-cell>
          <table:table-cell office:value-type="float" office:value="-3.99">
            <text:p>-3,99000</text:p>
          </table:table-cell>
          <table:table-cell office:value-type="float" office:value="1.677">
            <text:p>1,677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18]+2.91787)/([.D818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49.101">
            <text:p>249,10100</text:p>
          </table:table-cell>
          <table:table-cell office:value-type="float" office:value="-3.99">
            <text:p>-3,99000</text:p>
          </table:table-cell>
          <table:table-cell office:value-type="float" office:value="1.677">
            <text:p>1,677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19]+2.91787)/([.D819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49.201">
            <text:p>249,20100</text:p>
          </table:table-cell>
          <table:table-cell office:value-type="float" office:value="-3.99">
            <text:p>-3,99000</text:p>
          </table:table-cell>
          <table:table-cell office:value-type="float" office:value="1.677">
            <text:p>1,677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20]+2.91787)/([.D820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49.301">
            <text:p>249,30100</text:p>
          </table:table-cell>
          <table:table-cell office:value-type="float" office:value="-3.99">
            <text:p>-3,99000</text:p>
          </table:table-cell>
          <table:table-cell office:value-type="float" office:value="1.677">
            <text:p>1,677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21]+2.91787)/([.D821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49.401">
            <text:p>249,40100</text:p>
          </table:table-cell>
          <table:table-cell office:value-type="float" office:value="-3.99">
            <text:p>-3,99000</text:p>
          </table:table-cell>
          <table:table-cell office:value-type="float" office:value="1.677">
            <text:p>1,677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22]+2.91787)/([.D822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49.501">
            <text:p>249,50100</text:p>
          </table:table-cell>
          <table:table-cell office:value-type="float" office:value="-3.99">
            <text:p>-3,99000</text:p>
          </table:table-cell>
          <table:table-cell office:value-type="float" office:value="1.677">
            <text:p>1,677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23]+2.91787)/([.D823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49.601">
            <text:p>249,60100</text:p>
          </table:table-cell>
          <table:table-cell office:value-type="float" office:value="-3.99">
            <text:p>-3,99000</text:p>
          </table:table-cell>
          <table:table-cell office:value-type="float" office:value="1.677">
            <text:p>1,677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24]+2.91787)/([.D824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49.701">
            <text:p>249,70100</text:p>
          </table:table-cell>
          <table:table-cell office:value-type="float" office:value="-3.99">
            <text:p>-3,99000</text:p>
          </table:table-cell>
          <table:table-cell office:value-type="float" office:value="1.677">
            <text:p>1,677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25]+2.91787)/([.D825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49.801">
            <text:p>249,80100</text:p>
          </table:table-cell>
          <table:table-cell office:value-type="float" office:value="-3.99">
            <text:p>-3,99000</text:p>
          </table:table-cell>
          <table:table-cell office:value-type="float" office:value="1.677">
            <text:p>1,677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26]+2.91787)/([.D826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49.901">
            <text:p>249,90100</text:p>
          </table:table-cell>
          <table:table-cell office:value-type="float" office:value="-3.99">
            <text:p>-3,99000</text:p>
          </table:table-cell>
          <table:table-cell office:value-type="float" office:value="1.677">
            <text:p>1,677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27]+2.91787)/([.D827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50.001">
            <text:p>250,00100</text:p>
          </table:table-cell>
          <table:table-cell office:value-type="float" office:value="-3.99">
            <text:p>-3,99000</text:p>
          </table:table-cell>
          <table:table-cell office:value-type="float" office:value="1.677">
            <text:p>1,677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28]+2.91787)/([.D828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50.101">
            <text:p>250,10100</text:p>
          </table:table-cell>
          <table:table-cell office:value-type="float" office:value="-3.99">
            <text:p>-3,99000</text:p>
          </table:table-cell>
          <table:table-cell office:value-type="float" office:value="1.677">
            <text:p>1,677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29]+2.91787)/([.D829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50.201">
            <text:p>250,20100</text:p>
          </table:table-cell>
          <table:table-cell office:value-type="float" office:value="-3.99">
            <text:p>-3,99000</text:p>
          </table:table-cell>
          <table:table-cell office:value-type="float" office:value="1.677">
            <text:p>1,677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30]+2.91787)/([.D830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50.301">
            <text:p>250,30100</text:p>
          </table:table-cell>
          <table:table-cell office:value-type="float" office:value="-3.99">
            <text:p>-3,99000</text:p>
          </table:table-cell>
          <table:table-cell office:value-type="float" office:value="1.677">
            <text:p>1,677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31]+2.91787)/([.D831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50.401">
            <text:p>250,40100</text:p>
          </table:table-cell>
          <table:table-cell office:value-type="float" office:value="-3.99">
            <text:p>-3,99000</text:p>
          </table:table-cell>
          <table:table-cell office:value-type="float" office:value="1.677">
            <text:p>1,677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32]+2.91787)/([.D832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50.501">
            <text:p>250,50100</text:p>
          </table:table-cell>
          <table:table-cell office:value-type="float" office:value="-3.99">
            <text:p>-3,99000</text:p>
          </table:table-cell>
          <table:table-cell office:value-type="float" office:value="1.677">
            <text:p>1,677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33]+2.91787)/([.D833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50.601">
            <text:p>250,60100</text:p>
          </table:table-cell>
          <table:table-cell office:value-type="float" office:value="-3.99">
            <text:p>-3,99000</text:p>
          </table:table-cell>
          <table:table-cell office:value-type="float" office:value="1.677">
            <text:p>1,677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34]+2.91787)/([.D834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50.701">
            <text:p>250,70100</text:p>
          </table:table-cell>
          <table:table-cell office:value-type="float" office:value="-3.99">
            <text:p>-3,99000</text:p>
          </table:table-cell>
          <table:table-cell office:value-type="float" office:value="1.677">
            <text:p>1,677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35]+2.91787)/([.D835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50.801">
            <text:p>250,80100</text:p>
          </table:table-cell>
          <table:table-cell office:value-type="float" office:value="-3.99">
            <text:p>-3,99000</text:p>
          </table:table-cell>
          <table:table-cell office:value-type="float" office:value="1.677">
            <text:p>1,677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36]+2.91787)/([.D836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50.901">
            <text:p>250,90100</text:p>
          </table:table-cell>
          <table:table-cell office:value-type="float" office:value="-3.99">
            <text:p>-3,9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37]+2.91787)/([.D837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51.001">
            <text:p>251,00100</text:p>
          </table:table-cell>
          <table:table-cell office:value-type="float" office:value="-3.99">
            <text:p>-3,9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38]+2.91787)/([.D838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51.101">
            <text:p>251,10100</text:p>
          </table:table-cell>
          <table:table-cell office:value-type="float" office:value="-3.99">
            <text:p>-3,9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39]+2.91787)/([.D839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51.201">
            <text:p>251,20100</text:p>
          </table:table-cell>
          <table:table-cell office:value-type="float" office:value="-3.99">
            <text:p>-3,9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40]+2.91787)/([.D840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51.301">
            <text:p>251,30100</text:p>
          </table:table-cell>
          <table:table-cell office:value-type="float" office:value="-3.99">
            <text:p>-3,9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41]+2.91787)/([.D841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51.401">
            <text:p>251,40100</text:p>
          </table:table-cell>
          <table:table-cell office:value-type="float" office:value="-3.99">
            <text:p>-3,9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42]+2.91787)/([.D842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51.501">
            <text:p>251,50100</text:p>
          </table:table-cell>
          <table:table-cell office:value-type="float" office:value="-3.99">
            <text:p>-3,9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43]+2.91787)/([.D843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51.601">
            <text:p>251,60100</text:p>
          </table:table-cell>
          <table:table-cell office:value-type="float" office:value="-3.99">
            <text:p>-3,9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44]+2.91787)/([.D844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51.701">
            <text:p>251,70100</text:p>
          </table:table-cell>
          <table:table-cell office:value-type="float" office:value="-3.99">
            <text:p>-3,9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45]+2.91787)/([.D845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51.801">
            <text:p>251,80100</text:p>
          </table:table-cell>
          <table:table-cell office:value-type="float" office:value="-3.99">
            <text:p>-3,9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46]+2.91787)/([.D846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51.901">
            <text:p>251,90100</text:p>
          </table:table-cell>
          <table:table-cell office:value-type="float" office:value="-3.99">
            <text:p>-3,9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47]+2.91787)/([.D847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52.001">
            <text:p>252,00100</text:p>
          </table:table-cell>
          <table:table-cell office:value-type="float" office:value="-3.99">
            <text:p>-3,9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48]+2.91787)/([.D848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52.101">
            <text:p>252,10100</text:p>
          </table:table-cell>
          <table:table-cell office:value-type="float" office:value="-3.99">
            <text:p>-3,9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49]+2.91787)/([.D849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52.201">
            <text:p>252,20100</text:p>
          </table:table-cell>
          <table:table-cell office:value-type="float" office:value="-3.99">
            <text:p>-3,9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50]+2.91787)/([.D850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52.301">
            <text:p>252,30100</text:p>
          </table:table-cell>
          <table:table-cell office:value-type="float" office:value="-3.99">
            <text:p>-3,9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51]+2.91787)/([.D851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52.401">
            <text:p>252,40100</text:p>
          </table:table-cell>
          <table:table-cell office:value-type="float" office:value="-3.99">
            <text:p>-3,9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52]+2.91787)/([.D852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52.501">
            <text:p>252,50100</text:p>
          </table:table-cell>
          <table:table-cell office:value-type="float" office:value="-3.99">
            <text:p>-3,990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53]+2.91787)/([.D853]-14.4541)" office:value-type="float" office:value="-0.00649398319401027">
            <text:p>-0,00649</text:p>
          </table:table-cell>
          <table:table-cell table:number-columns-repeated="1017"/>
        </table:table-row>
        <table:table-row table:style-name="ro1">
          <table:table-cell office:value-type="float" office:value="252.601">
            <text:p>252,60100</text:p>
          </table:table-cell>
          <table:table-cell office:value-type="float" office:value="-4.005">
            <text:p>-4,005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54]+2.91787)/([.D854]-14.4541)" office:value-type="float" office:value="-0.00658483947814573">
            <text:p>-0,00658</text:p>
          </table:table-cell>
          <table:table-cell table:number-columns-repeated="1017"/>
        </table:table-row>
        <table:table-row table:style-name="ro1">
          <table:table-cell office:value-type="float" office:value="252.701">
            <text:p>252,70100</text:p>
          </table:table-cell>
          <table:table-cell office:value-type="float" office:value="-4.005">
            <text:p>-4,005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55]+2.91787)/([.D855]-14.4541)" office:value-type="float" office:value="-0.00658483947814573">
            <text:p>-0,00658</text:p>
          </table:table-cell>
          <table:table-cell table:number-columns-repeated="1017"/>
        </table:table-row>
        <table:table-row table:style-name="ro1">
          <table:table-cell office:value-type="float" office:value="252.801">
            <text:p>252,80100</text:p>
          </table:table-cell>
          <table:table-cell office:value-type="float" office:value="-4.005">
            <text:p>-4,005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56]+2.91787)/([.D856]-14.4541)" office:value-type="float" office:value="-0.00658483947814573">
            <text:p>-0,00658</text:p>
          </table:table-cell>
          <table:table-cell table:number-columns-repeated="1017"/>
        </table:table-row>
        <table:table-row table:style-name="ro1">
          <table:table-cell office:value-type="float" office:value="252.901">
            <text:p>252,90100</text:p>
          </table:table-cell>
          <table:table-cell office:value-type="float" office:value="-4.005">
            <text:p>-4,005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57]+2.91787)/([.D857]-14.4541)" office:value-type="float" office:value="-0.00658483947814573">
            <text:p>-0,00658</text:p>
          </table:table-cell>
          <table:table-cell table:number-columns-repeated="1017"/>
        </table:table-row>
        <table:table-row table:style-name="ro1">
          <table:table-cell office:value-type="float" office:value="253.001">
            <text:p>253,00100</text:p>
          </table:table-cell>
          <table:table-cell office:value-type="float" office:value="-4.005">
            <text:p>-4,005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58]+2.91787)/([.D858]-14.4541)" office:value-type="float" office:value="-0.00658483947814573">
            <text:p>-0,00658</text:p>
          </table:table-cell>
          <table:table-cell table:number-columns-repeated="1017"/>
        </table:table-row>
        <table:table-row table:style-name="ro1">
          <table:table-cell office:value-type="float" office:value="253.101">
            <text:p>253,10100</text:p>
          </table:table-cell>
          <table:table-cell office:value-type="float" office:value="-4.005">
            <text:p>-4,005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59]+2.91787)/([.D859]-14.4541)" office:value-type="float" office:value="-0.00658483947814573">
            <text:p>-0,00658</text:p>
          </table:table-cell>
          <table:table-cell table:number-columns-repeated="1017"/>
        </table:table-row>
        <table:table-row table:style-name="ro1">
          <table:table-cell office:value-type="float" office:value="253.201">
            <text:p>253,20100</text:p>
          </table:table-cell>
          <table:table-cell office:value-type="float" office:value="-4.005">
            <text:p>-4,005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60]+2.91787)/([.D860]-14.4541)" office:value-type="float" office:value="-0.00658483947814573">
            <text:p>-0,00658</text:p>
          </table:table-cell>
          <table:table-cell table:number-columns-repeated="1017"/>
        </table:table-row>
        <table:table-row table:style-name="ro1">
          <table:table-cell office:value-type="float" office:value="253.301">
            <text:p>253,30100</text:p>
          </table:table-cell>
          <table:table-cell office:value-type="float" office:value="-4.005">
            <text:p>-4,005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61]+2.91787)/([.D861]-14.4541)" office:value-type="float" office:value="-0.00658483947814573">
            <text:p>-0,00658</text:p>
          </table:table-cell>
          <table:table-cell table:number-columns-repeated="1017"/>
        </table:table-row>
        <table:table-row table:style-name="ro1">
          <table:table-cell office:value-type="float" office:value="253.401">
            <text:p>253,40100</text:p>
          </table:table-cell>
          <table:table-cell office:value-type="float" office:value="-4.005">
            <text:p>-4,005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62]+2.91787)/([.D862]-14.4541)" office:value-type="float" office:value="-0.00658483947814573">
            <text:p>-0,00658</text:p>
          </table:table-cell>
          <table:table-cell table:number-columns-repeated="1017"/>
        </table:table-row>
        <table:table-row table:style-name="ro1">
          <table:table-cell office:value-type="float" office:value="253.501">
            <text:p>253,50100</text:p>
          </table:table-cell>
          <table:table-cell office:value-type="float" office:value="-4.005">
            <text:p>-4,005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63]+2.91787)/([.D863]-14.4541)" office:value-type="float" office:value="-0.00658483947814573">
            <text:p>-0,00658</text:p>
          </table:table-cell>
          <table:table-cell table:number-columns-repeated="1017"/>
        </table:table-row>
        <table:table-row table:style-name="ro1">
          <table:table-cell office:value-type="float" office:value="253.601">
            <text:p>253,60100</text:p>
          </table:table-cell>
          <table:table-cell office:value-type="float" office:value="-4.035">
            <text:p>-4,035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64]+2.91787)/([.D864]-14.4541)" office:value-type="float" office:value="-0.00676655204641666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3.701">
            <text:p>253,70100</text:p>
          </table:table-cell>
          <table:table-cell office:value-type="float" office:value="-4.035">
            <text:p>-4,035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65]+2.91787)/([.D865]-14.4541)" office:value-type="float" office:value="-0.00676655204641666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3.801">
            <text:p>253,80100</text:p>
          </table:table-cell>
          <table:table-cell office:value-type="float" office:value="-4.035">
            <text:p>-4,03500</text:p>
          </table:table-cell>
          <table:table-cell office:value-type="float" office:value="1.6755">
            <text:p>1,675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66]+2.91787)/([.D866]-14.4541)" office:value-type="float" office:value="-0.00676655204641666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3.901">
            <text:p>253,90100</text:p>
          </table:table-cell>
          <table:table-cell office:value-type="float" office:value="-4.035">
            <text:p>-4,03500</text:p>
          </table:table-cell>
          <table:table-cell office:value-type="float" office:value="1.6725">
            <text:p>1,672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67]+2.91787)/([.D867]-14.4541)" office:value-type="float" office:value="-0.00676655204641666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4.001">
            <text:p>254,00100</text:p>
          </table:table-cell>
          <table:table-cell office:value-type="float" office:value="-4.035">
            <text:p>-4,03500</text:p>
          </table:table-cell>
          <table:table-cell office:value-type="float" office:value="1.6725">
            <text:p>1,672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68]+2.91787)/([.D868]-14.4541)" office:value-type="float" office:value="-0.00676655204641666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4.101">
            <text:p>254,10100</text:p>
          </table:table-cell>
          <table:table-cell office:value-type="float" office:value="-4.035">
            <text:p>-4,03500</text:p>
          </table:table-cell>
          <table:table-cell office:value-type="float" office:value="1.6725">
            <text:p>1,672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69]+2.91787)/([.D869]-14.4541)" office:value-type="float" office:value="-0.00676655204641666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4.201">
            <text:p>254,20100</text:p>
          </table:table-cell>
          <table:table-cell office:value-type="float" office:value="-4.035">
            <text:p>-4,03500</text:p>
          </table:table-cell>
          <table:table-cell office:value-type="float" office:value="1.6725">
            <text:p>1,672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70]+2.91787)/([.D870]-14.4541)" office:value-type="float" office:value="-0.00676655204641666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4.301">
            <text:p>254,30100</text:p>
          </table:table-cell>
          <table:table-cell office:value-type="float" office:value="-4.035">
            <text:p>-4,03500</text:p>
          </table:table-cell>
          <table:table-cell office:value-type="float" office:value="1.6725">
            <text:p>1,672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71]+2.91787)/([.D871]-14.4541)" office:value-type="float" office:value="-0.00676655204641666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4.401">
            <text:p>254,40100</text:p>
          </table:table-cell>
          <table:table-cell office:value-type="float" office:value="-4.035">
            <text:p>-4,03500</text:p>
          </table:table-cell>
          <table:table-cell office:value-type="float" office:value="1.6725">
            <text:p>1,672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72]+2.91787)/([.D872]-14.4541)" office:value-type="float" office:value="-0.00676655204641666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4.501">
            <text:p>254,50100</text:p>
          </table:table-cell>
          <table:table-cell office:value-type="float" office:value="-4.035">
            <text:p>-4,03500</text:p>
          </table:table-cell>
          <table:table-cell office:value-type="float" office:value="1.6725">
            <text:p>1,672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73]+2.91787)/([.D873]-14.4541)" office:value-type="float" office:value="-0.00676655204641666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4.601">
            <text:p>254,6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74]+2.91787)/([.D874]-14.4541)" office:value-type="float" office:value="-0.00685740833055212">
            <text:p>-0,00686</text:p>
          </table:table-cell>
          <table:table-cell table:number-columns-repeated="1017"/>
        </table:table-row>
        <table:table-row table:style-name="ro1">
          <table:table-cell office:value-type="float" office:value="254.701">
            <text:p>254,7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75]+2.91787)/([.D875]-14.4541)" office:value-type="float" office:value="-0.00685740833055212">
            <text:p>-0,00686</text:p>
          </table:table-cell>
          <table:table-cell table:number-columns-repeated="1017"/>
        </table:table-row>
        <table:table-row table:style-name="ro1">
          <table:table-cell office:value-type="float" office:value="254.801">
            <text:p>254,8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76]+2.91787)/([.D876]-14.4541)" office:value-type="float" office:value="-0.00685740833055212">
            <text:p>-0,00686</text:p>
          </table:table-cell>
          <table:table-cell table:number-columns-repeated="1017"/>
        </table:table-row>
        <table:table-row table:style-name="ro1">
          <table:table-cell office:value-type="float" office:value="254.901">
            <text:p>254,90100</text:p>
          </table:table-cell>
          <table:table-cell office:value-type="float" office:value="-4.05">
            <text:p>-4,05000</text:p>
          </table:table-cell>
          <table:table-cell office:value-type="float" office:value="1.674">
            <text:p>1,674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77]+2.91787)/([.D877]-14.4541)" office:value-type="float" office:value="-0.00685740833055212">
            <text:p>-0,00686</text:p>
          </table:table-cell>
          <table:table-cell table:number-columns-repeated="1017"/>
        </table:table-row>
        <table:table-row table:style-name="ro1">
          <table:table-cell office:value-type="float" office:value="255.001">
            <text:p>255,00100</text:p>
          </table:table-cell>
          <table:table-cell office:value-type="float" office:value="-4.05">
            <text:p>-4,05000</text:p>
          </table:table-cell>
          <table:table-cell office:value-type="float" office:value="1.674">
            <text:p>1,674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78]+2.91787)/([.D878]-14.4541)" office:value-type="float" office:value="-0.00685740833055212">
            <text:p>-0,00686</text:p>
          </table:table-cell>
          <table:table-cell table:number-columns-repeated="1017"/>
        </table:table-row>
        <table:table-row table:style-name="ro1">
          <table:table-cell office:value-type="float" office:value="255.101">
            <text:p>255,10100</text:p>
          </table:table-cell>
          <table:table-cell office:value-type="float" office:value="-4.05">
            <text:p>-4,05000</text:p>
          </table:table-cell>
          <table:table-cell office:value-type="float" office:value="1.674">
            <text:p>1,674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79]+2.91787)/([.D879]-14.4541)" office:value-type="float" office:value="-0.00685740833055212">
            <text:p>-0,00686</text:p>
          </table:table-cell>
          <table:table-cell table:number-columns-repeated="1017"/>
        </table:table-row>
        <table:table-row table:style-name="ro1">
          <table:table-cell office:value-type="float" office:value="255.201">
            <text:p>255,20100</text:p>
          </table:table-cell>
          <table:table-cell office:value-type="float" office:value="-4.05">
            <text:p>-4,05000</text:p>
          </table:table-cell>
          <table:table-cell office:value-type="float" office:value="1.674">
            <text:p>1,674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80]+2.91787)/([.D880]-14.4541)" office:value-type="float" office:value="-0.00685740833055212">
            <text:p>-0,00686</text:p>
          </table:table-cell>
          <table:table-cell table:number-columns-repeated="1017"/>
        </table:table-row>
        <table:table-row table:style-name="ro1">
          <table:table-cell office:value-type="float" office:value="255.301">
            <text:p>255,30100</text:p>
          </table:table-cell>
          <table:table-cell office:value-type="float" office:value="-4.05">
            <text:p>-4,05000</text:p>
          </table:table-cell>
          <table:table-cell office:value-type="float" office:value="1.674">
            <text:p>1,674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81]+2.91787)/([.D881]-14.4541)" office:value-type="float" office:value="-0.00685740833055212">
            <text:p>-0,00686</text:p>
          </table:table-cell>
          <table:table-cell table:number-columns-repeated="1017"/>
        </table:table-row>
        <table:table-row table:style-name="ro1">
          <table:table-cell office:value-type="float" office:value="255.401">
            <text:p>255,40100</text:p>
          </table:table-cell>
          <table:table-cell office:value-type="float" office:value="-4.05">
            <text:p>-4,05000</text:p>
          </table:table-cell>
          <table:table-cell office:value-type="float" office:value="1.674">
            <text:p>1,674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82]+2.91787)/([.D882]-14.4541)" office:value-type="float" office:value="-0.00685740833055212">
            <text:p>-0,00686</text:p>
          </table:table-cell>
          <table:table-cell table:number-columns-repeated="1017"/>
        </table:table-row>
        <table:table-row table:style-name="ro1">
          <table:table-cell office:value-type="float" office:value="255.501">
            <text:p>255,50100</text:p>
          </table:table-cell>
          <table:table-cell office:value-type="float" office:value="-4.05">
            <text:p>-4,05000</text:p>
          </table:table-cell>
          <table:table-cell office:value-type="float" office:value="1.674">
            <text:p>1,674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83]+2.91787)/([.D883]-14.4541)" office:value-type="float" office:value="-0.00685740833055212">
            <text:p>-0,00686</text:p>
          </table:table-cell>
          <table:table-cell table:number-columns-repeated="1017"/>
        </table:table-row>
        <table:table-row table:style-name="ro1">
          <table:table-cell office:value-type="float" office:value="255.601">
            <text:p>255,60100</text:p>
          </table:table-cell>
          <table:table-cell office:value-type="float" office:value="-4.035">
            <text:p>-4,03500</text:p>
          </table:table-cell>
          <table:table-cell office:value-type="float" office:value="1.674">
            <text:p>1,674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84]+2.91787)/([.D884]-14.4541)" office:value-type="float" office:value="-0.00676655204641666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5.701">
            <text:p>255,70100</text:p>
          </table:table-cell>
          <table:table-cell office:value-type="float" office:value="-4.035">
            <text:p>-4,03500</text:p>
          </table:table-cell>
          <table:table-cell office:value-type="float" office:value="1.674">
            <text:p>1,674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85]+2.91787)/([.D885]-14.4541)" office:value-type="float" office:value="-0.00676655204641666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5.801">
            <text:p>255,80100</text:p>
          </table:table-cell>
          <table:table-cell office:value-type="float" office:value="-4.035">
            <text:p>-4,03500</text:p>
          </table:table-cell>
          <table:table-cell office:value-type="float" office:value="1.674">
            <text:p>1,67400</text:p>
          </table:table-cell>
          <table:table-cell office:value-type="float" office:value="179.55">
            <text:p>179,55000</text:p>
          </table:table-cell>
          <table:table-cell office:value-type="string">
            <text:p>NAN</text:p>
          </table:table-cell>
          <table:table-cell/>
          <table:table-cell table:formula="of:=([.B886]+2.91787)/([.D886]-14.4541)" office:value-type="float" office:value="-0.00676655204641666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5.901">
            <text:p>255,90100</text:p>
          </table:table-cell>
          <table:table-cell office:value-type="float" office:value="-4.035">
            <text:p>-4,03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887]+2.91787)/([.D887]-14.4541)" office:value-type="float" office:value="-0.00677270547494663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6.001">
            <text:p>256,00100</text:p>
          </table:table-cell>
          <table:table-cell office:value-type="float" office:value="-4.035">
            <text:p>-4,03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888]+2.91787)/([.D888]-14.4541)" office:value-type="float" office:value="-0.00677270547494663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6.101">
            <text:p>256,10100</text:p>
          </table:table-cell>
          <table:table-cell office:value-type="float" office:value="-4.035">
            <text:p>-4,03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889]+2.91787)/([.D889]-14.4541)" office:value-type="float" office:value="-0.00677270547494663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6.201">
            <text:p>256,20100</text:p>
          </table:table-cell>
          <table:table-cell office:value-type="float" office:value="-4.035">
            <text:p>-4,03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890]+2.91787)/([.D890]-14.4541)" office:value-type="float" office:value="-0.00677270547494663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6.301">
            <text:p>256,30100</text:p>
          </table:table-cell>
          <table:table-cell office:value-type="float" office:value="-4.035">
            <text:p>-4,03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891]+2.91787)/([.D891]-14.4541)" office:value-type="float" office:value="-0.00677270547494663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6.401">
            <text:p>256,40100</text:p>
          </table:table-cell>
          <table:table-cell office:value-type="float" office:value="-4.035">
            <text:p>-4,03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892]+2.91787)/([.D892]-14.4541)" office:value-type="float" office:value="-0.00677270547494663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6.501">
            <text:p>256,50100</text:p>
          </table:table-cell>
          <table:table-cell office:value-type="float" office:value="-4.035">
            <text:p>-4,03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893]+2.91787)/([.D893]-14.4541)" office:value-type="float" office:value="-0.00677270547494663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6.601">
            <text:p>256,60100</text:p>
          </table:table-cell>
          <table:table-cell office:value-type="float" office:value="-4.035">
            <text:p>-4,03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894]+2.91787)/([.D894]-14.4541)" office:value-type="float" office:value="-0.00677270547494663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6.701">
            <text:p>256,70100</text:p>
          </table:table-cell>
          <table:table-cell office:value-type="float" office:value="-4.035">
            <text:p>-4,03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895]+2.91787)/([.D895]-14.4541)" office:value-type="float" office:value="-0.00677270547494663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6.801">
            <text:p>256,80100</text:p>
          </table:table-cell>
          <table:table-cell office:value-type="float" office:value="-4.035">
            <text:p>-4,03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896]+2.91787)/([.D896]-14.4541)" office:value-type="float" office:value="-0.00677270547494663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6.901">
            <text:p>256,90100</text:p>
          </table:table-cell>
          <table:table-cell office:value-type="float" office:value="-4.035">
            <text:p>-4,03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897]+2.91787)/([.D897]-14.4541)" office:value-type="float" office:value="-0.00677270547494663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7.001">
            <text:p>257,00100</text:p>
          </table:table-cell>
          <table:table-cell office:value-type="float" office:value="-4.035">
            <text:p>-4,03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898]+2.91787)/([.D898]-14.4541)" office:value-type="float" office:value="-0.00677270547494663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7.101">
            <text:p>257,10100</text:p>
          </table:table-cell>
          <table:table-cell office:value-type="float" office:value="-4.035">
            <text:p>-4,03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899]+2.91787)/([.D899]-14.4541)" office:value-type="float" office:value="-0.00677270547494663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7.201">
            <text:p>257,20100</text:p>
          </table:table-cell>
          <table:table-cell office:value-type="float" office:value="-4.035">
            <text:p>-4,03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00]+2.91787)/([.D900]-14.4541)" office:value-type="float" office:value="-0.00677270547494663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7.301">
            <text:p>257,30100</text:p>
          </table:table-cell>
          <table:table-cell office:value-type="float" office:value="-4.035">
            <text:p>-4,03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01]+2.91787)/([.D901]-14.4541)" office:value-type="float" office:value="-0.00677270547494663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7.401">
            <text:p>257,40100</text:p>
          </table:table-cell>
          <table:table-cell office:value-type="float" office:value="-4.035">
            <text:p>-4,03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02]+2.91787)/([.D902]-14.4541)" office:value-type="float" office:value="-0.00677270547494663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7.501">
            <text:p>257,50100</text:p>
          </table:table-cell>
          <table:table-cell office:value-type="float" office:value="-4.035">
            <text:p>-4,03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03]+2.91787)/([.D903]-14.4541)" office:value-type="float" office:value="-0.00677270547494663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7.601">
            <text:p>257,60100</text:p>
          </table:table-cell>
          <table:table-cell office:value-type="float" office:value="-4.035">
            <text:p>-4,03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04]+2.91787)/([.D904]-14.4541)" office:value-type="float" office:value="-0.00677270547494663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7.701">
            <text:p>257,70100</text:p>
          </table:table-cell>
          <table:table-cell office:value-type="float" office:value="-4.035">
            <text:p>-4,03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05]+2.91787)/([.D905]-14.4541)" office:value-type="float" office:value="-0.00677270547494663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7.801">
            <text:p>257,80100</text:p>
          </table:table-cell>
          <table:table-cell office:value-type="float" office:value="-4.035">
            <text:p>-4,03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06]+2.91787)/([.D906]-14.4541)" office:value-type="float" office:value="-0.00677270547494663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7.901">
            <text:p>257,90100</text:p>
          </table:table-cell>
          <table:table-cell office:value-type="float" office:value="-4.035">
            <text:p>-4,03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07]+2.91787)/([.D907]-14.4541)" office:value-type="float" office:value="-0.00677270547494663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8.001">
            <text:p>258,00100</text:p>
          </table:table-cell>
          <table:table-cell office:value-type="float" office:value="-4.035">
            <text:p>-4,03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08]+2.91787)/([.D908]-14.4541)" office:value-type="float" office:value="-0.00677270547494663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8.101">
            <text:p>258,10100</text:p>
          </table:table-cell>
          <table:table-cell office:value-type="float" office:value="-4.035">
            <text:p>-4,03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09]+2.91787)/([.D909]-14.4541)" office:value-type="float" office:value="-0.00677270547494663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8.201">
            <text:p>258,20100</text:p>
          </table:table-cell>
          <table:table-cell office:value-type="float" office:value="-4.035">
            <text:p>-4,03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10]+2.91787)/([.D910]-14.4541)" office:value-type="float" office:value="-0.00677270547494663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8.301">
            <text:p>258,30100</text:p>
          </table:table-cell>
          <table:table-cell office:value-type="float" office:value="-4.035">
            <text:p>-4,03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11]+2.91787)/([.D911]-14.4541)" office:value-type="float" office:value="-0.00677270547494663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8.401">
            <text:p>258,40100</text:p>
          </table:table-cell>
          <table:table-cell office:value-type="float" office:value="-4.035">
            <text:p>-4,03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12]+2.91787)/([.D912]-14.4541)" office:value-type="float" office:value="-0.00677270547494663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8.501">
            <text:p>258,50100</text:p>
          </table:table-cell>
          <table:table-cell office:value-type="float" office:value="-4.035">
            <text:p>-4,03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13]+2.91787)/([.D913]-14.4541)" office:value-type="float" office:value="-0.00677270547494663">
            <text:p>-0,00677</text:p>
          </table:table-cell>
          <table:table-cell table:number-columns-repeated="1017"/>
        </table:table-row>
        <table:table-row table:style-name="ro1">
          <table:table-cell office:value-type="float" office:value="258.601">
            <text:p>258,6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14]+2.91787)/([.D914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58.701">
            <text:p>258,7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15]+2.91787)/([.D915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58.801">
            <text:p>258,8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16]+2.91787)/([.D916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58.901">
            <text:p>258,9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17]+2.91787)/([.D917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59.001">
            <text:p>259,0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18]+2.91787)/([.D918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59.101">
            <text:p>259,1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19]+2.91787)/([.D919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59.201">
            <text:p>259,2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20]+2.91787)/([.D920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59.301">
            <text:p>259,3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21]+2.91787)/([.D921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59.401">
            <text:p>259,4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22]+2.91787)/([.D922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59.501">
            <text:p>259,5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23]+2.91787)/([.D923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59.601">
            <text:p>259,6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24]+2.91787)/([.D924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59.701">
            <text:p>259,7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25]+2.91787)/([.D925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59.801">
            <text:p>259,8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26]+2.91787)/([.D926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59.901">
            <text:p>259,9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27]+2.91787)/([.D927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0.001">
            <text:p>260,0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28]+2.91787)/([.D928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0.101">
            <text:p>260,1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29]+2.91787)/([.D929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0.201">
            <text:p>260,2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30]+2.91787)/([.D930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0.301">
            <text:p>260,3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31]+2.91787)/([.D931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0.401">
            <text:p>260,4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32]+2.91787)/([.D932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0.501">
            <text:p>260,5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33]+2.91787)/([.D933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0.601">
            <text:p>260,6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34]+2.91787)/([.D934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0.701">
            <text:p>260,7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35]+2.91787)/([.D935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0.801">
            <text:p>260,8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36]+2.91787)/([.D936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0.901">
            <text:p>260,9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37]+2.91787)/([.D937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1.001">
            <text:p>261,0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38]+2.91787)/([.D938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1.101">
            <text:p>261,1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39]+2.91787)/([.D939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1.201">
            <text:p>261,2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40]+2.91787)/([.D940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1.301">
            <text:p>261,3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41]+2.91787)/([.D941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1.401">
            <text:p>261,4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42]+2.91787)/([.D942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1.501">
            <text:p>261,5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43]+2.91787)/([.D943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1.601">
            <text:p>261,6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44]+2.91787)/([.D944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1.701">
            <text:p>261,7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45]+2.91787)/([.D945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1.801">
            <text:p>261,8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46]+2.91787)/([.D946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1.901">
            <text:p>261,9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47]+2.91787)/([.D947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2.001">
            <text:p>262,0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48]+2.91787)/([.D948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2.101">
            <text:p>262,1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49]+2.91787)/([.D949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2.201">
            <text:p>262,2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50]+2.91787)/([.D950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2.301">
            <text:p>262,3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51]+2.91787)/([.D951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2.401">
            <text:p>262,4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52]+2.91787)/([.D952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2.501">
            <text:p>262,5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53]+2.91787)/([.D953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2.601">
            <text:p>262,6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54]+2.91787)/([.D954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2.701">
            <text:p>262,7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55]+2.91787)/([.D955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2.801">
            <text:p>262,8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56]+2.91787)/([.D956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2.901">
            <text:p>262,90100</text:p>
          </table:table-cell>
          <table:table-cell office:value-type="float" office:value="-4.02">
            <text:p>-4,020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57]+2.91787)/([.D957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3.001">
            <text:p>263,00100</text:p>
          </table:table-cell>
          <table:table-cell office:value-type="float" office:value="-4.02">
            <text:p>-4,020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58]+2.91787)/([.D958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3.101">
            <text:p>263,10100</text:p>
          </table:table-cell>
          <table:table-cell office:value-type="float" office:value="-4.02">
            <text:p>-4,020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59]+2.91787)/([.D959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3.201">
            <text:p>263,20100</text:p>
          </table:table-cell>
          <table:table-cell office:value-type="float" office:value="-4.02">
            <text:p>-4,020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60]+2.91787)/([.D960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3.301">
            <text:p>263,30100</text:p>
          </table:table-cell>
          <table:table-cell office:value-type="float" office:value="-4.02">
            <text:p>-4,020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61]+2.91787)/([.D961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3.401">
            <text:p>263,40100</text:p>
          </table:table-cell>
          <table:table-cell office:value-type="float" office:value="-4.02">
            <text:p>-4,020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62]+2.91787)/([.D962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3.501">
            <text:p>263,50100</text:p>
          </table:table-cell>
          <table:table-cell office:value-type="float" office:value="-4.02">
            <text:p>-4,020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63]+2.91787)/([.D963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3.601">
            <text:p>263,60100</text:p>
          </table:table-cell>
          <table:table-cell office:value-type="float" office:value="-4.02">
            <text:p>-4,020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64]+2.91787)/([.D964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3.701">
            <text:p>263,70100</text:p>
          </table:table-cell>
          <table:table-cell office:value-type="float" office:value="-4.02">
            <text:p>-4,020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65]+2.91787)/([.D965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3.801">
            <text:p>263,80100</text:p>
          </table:table-cell>
          <table:table-cell office:value-type="float" office:value="-4.02">
            <text:p>-4,020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66]+2.91787)/([.D966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3.901">
            <text:p>263,9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67]+2.91787)/([.D967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4.001">
            <text:p>264,0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68]+2.91787)/([.D968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4.101">
            <text:p>264,1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69]+2.91787)/([.D969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4.201">
            <text:p>264,2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70]+2.91787)/([.D970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4.301">
            <text:p>264,3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71]+2.91787)/([.D971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4.401">
            <text:p>264,4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72]+2.91787)/([.D972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4.501">
            <text:p>264,50100</text:p>
          </table:table-cell>
          <table:table-cell office:value-type="float" office:value="-4.02">
            <text:p>-4,02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73]+2.91787)/([.D973]-14.4541)" office:value-type="float" office:value="-0.00668176656709866">
            <text:p>-0,00668</text:p>
          </table:table-cell>
          <table:table-cell table:number-columns-repeated="1017"/>
        </table:table-row>
        <table:table-row table:style-name="ro1">
          <table:table-cell office:value-type="float" office:value="264.602">
            <text:p>264,60200</text:p>
          </table:table-cell>
          <table:table-cell office:value-type="float" office:value="-4.005">
            <text:p>-4,00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74]+2.91787)/([.D974]-14.4541)" office:value-type="float" office:value="-0.0065908276592507">
            <text:p>-0,00659</text:p>
          </table:table-cell>
          <table:table-cell table:number-columns-repeated="1017"/>
        </table:table-row>
        <table:table-row table:style-name="ro1">
          <table:table-cell office:value-type="float" office:value="264.701">
            <text:p>264,70100</text:p>
          </table:table-cell>
          <table:table-cell office:value-type="float" office:value="-4.005">
            <text:p>-4,00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75]+2.91787)/([.D975]-14.4541)" office:value-type="float" office:value="-0.0065908276592507">
            <text:p>-0,00659</text:p>
          </table:table-cell>
          <table:table-cell table:number-columns-repeated="1017"/>
        </table:table-row>
        <table:table-row table:style-name="ro1">
          <table:table-cell office:value-type="float" office:value="264.801">
            <text:p>264,80100</text:p>
          </table:table-cell>
          <table:table-cell office:value-type="float" office:value="-4.005">
            <text:p>-4,00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76]+2.91787)/([.D976]-14.4541)" office:value-type="float" office:value="-0.0065908276592507">
            <text:p>-0,00659</text:p>
          </table:table-cell>
          <table:table-cell table:number-columns-repeated="1017"/>
        </table:table-row>
        <table:table-row table:style-name="ro1">
          <table:table-cell office:value-type="float" office:value="264.901">
            <text:p>264,90100</text:p>
          </table:table-cell>
          <table:table-cell office:value-type="float" office:value="-4.005">
            <text:p>-4,00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77]+2.91787)/([.D977]-14.4541)" office:value-type="float" office:value="-0.0065908276592507">
            <text:p>-0,00659</text:p>
          </table:table-cell>
          <table:table-cell table:number-columns-repeated="1017"/>
        </table:table-row>
        <table:table-row table:style-name="ro1">
          <table:table-cell office:value-type="float" office:value="265.001">
            <text:p>265,00100</text:p>
          </table:table-cell>
          <table:table-cell office:value-type="float" office:value="-4.005">
            <text:p>-4,00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78]+2.91787)/([.D978]-14.4541)" office:value-type="float" office:value="-0.0065908276592507">
            <text:p>-0,00659</text:p>
          </table:table-cell>
          <table:table-cell table:number-columns-repeated="1017"/>
        </table:table-row>
        <table:table-row table:style-name="ro1">
          <table:table-cell office:value-type="float" office:value="265.101">
            <text:p>265,10100</text:p>
          </table:table-cell>
          <table:table-cell office:value-type="float" office:value="-4.005">
            <text:p>-4,00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79]+2.91787)/([.D979]-14.4541)" office:value-type="float" office:value="-0.0065908276592507">
            <text:p>-0,00659</text:p>
          </table:table-cell>
          <table:table-cell table:number-columns-repeated="1017"/>
        </table:table-row>
        <table:table-row table:style-name="ro1">
          <table:table-cell office:value-type="float" office:value="265.201">
            <text:p>265,20100</text:p>
          </table:table-cell>
          <table:table-cell office:value-type="float" office:value="-4.005">
            <text:p>-4,00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80]+2.91787)/([.D980]-14.4541)" office:value-type="float" office:value="-0.0065908276592507">
            <text:p>-0,00659</text:p>
          </table:table-cell>
          <table:table-cell table:number-columns-repeated="1017"/>
        </table:table-row>
        <table:table-row table:style-name="ro1">
          <table:table-cell office:value-type="float" office:value="265.301">
            <text:p>265,30100</text:p>
          </table:table-cell>
          <table:table-cell office:value-type="float" office:value="-4.005">
            <text:p>-4,00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81]+2.91787)/([.D981]-14.4541)" office:value-type="float" office:value="-0.0065908276592507">
            <text:p>-0,00659</text:p>
          </table:table-cell>
          <table:table-cell table:number-columns-repeated="1017"/>
        </table:table-row>
        <table:table-row table:style-name="ro1">
          <table:table-cell office:value-type="float" office:value="265.401">
            <text:p>265,40100</text:p>
          </table:table-cell>
          <table:table-cell office:value-type="float" office:value="-4.005">
            <text:p>-4,00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82]+2.91787)/([.D982]-14.4541)" office:value-type="float" office:value="-0.0065908276592507">
            <text:p>-0,00659</text:p>
          </table:table-cell>
          <table:table-cell table:number-columns-repeated="1017"/>
        </table:table-row>
        <table:table-row table:style-name="ro1">
          <table:table-cell office:value-type="float" office:value="265.501">
            <text:p>265,50100</text:p>
          </table:table-cell>
          <table:table-cell office:value-type="float" office:value="-4.005">
            <text:p>-4,00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83]+2.91787)/([.D983]-14.4541)" office:value-type="float" office:value="-0.0065908276592507">
            <text:p>-0,00659</text:p>
          </table:table-cell>
          <table:table-cell table:number-columns-repeated="1017"/>
        </table:table-row>
        <table:table-row table:style-name="ro1">
          <table:table-cell office:value-type="float" office:value="265.601">
            <text:p>265,60100</text:p>
          </table:table-cell>
          <table:table-cell office:value-type="float" office:value="-4.005">
            <text:p>-4,00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84]+2.91787)/([.D984]-14.4541)" office:value-type="float" office:value="-0.0065908276592507">
            <text:p>-0,00659</text:p>
          </table:table-cell>
          <table:table-cell table:number-columns-repeated="1017"/>
        </table:table-row>
        <table:table-row table:style-name="ro1">
          <table:table-cell office:value-type="float" office:value="265.701">
            <text:p>265,70100</text:p>
          </table:table-cell>
          <table:table-cell office:value-type="float" office:value="-4.005">
            <text:p>-4,00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85]+2.91787)/([.D985]-14.4541)" office:value-type="float" office:value="-0.0065908276592507">
            <text:p>-0,00659</text:p>
          </table:table-cell>
          <table:table-cell table:number-columns-repeated="1017"/>
        </table:table-row>
        <table:table-row table:style-name="ro1">
          <table:table-cell office:value-type="float" office:value="265.801">
            <text:p>265,80100</text:p>
          </table:table-cell>
          <table:table-cell office:value-type="float" office:value="-4.005">
            <text:p>-4,00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86]+2.91787)/([.D986]-14.4541)" office:value-type="float" office:value="-0.0065908276592507">
            <text:p>-0,00659</text:p>
          </table:table-cell>
          <table:table-cell table:number-columns-repeated="1017"/>
        </table:table-row>
        <table:table-row table:style-name="ro1">
          <table:table-cell office:value-type="float" office:value="265.901">
            <text:p>265,90100</text:p>
          </table:table-cell>
          <table:table-cell office:value-type="float" office:value="-4.005">
            <text:p>-4,00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87]+2.91787)/([.D987]-14.4541)" office:value-type="float" office:value="-0.0065908276592507">
            <text:p>-0,00659</text:p>
          </table:table-cell>
          <table:table-cell table:number-columns-repeated="1017"/>
        </table:table-row>
        <table:table-row table:style-name="ro1">
          <table:table-cell office:value-type="float" office:value="266.001">
            <text:p>266,00100</text:p>
          </table:table-cell>
          <table:table-cell office:value-type="float" office:value="-4.005">
            <text:p>-4,00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88]+2.91787)/([.D988]-14.4541)" office:value-type="float" office:value="-0.0065908276592507">
            <text:p>-0,00659</text:p>
          </table:table-cell>
          <table:table-cell table:number-columns-repeated="1017"/>
        </table:table-row>
        <table:table-row table:style-name="ro1">
          <table:table-cell office:value-type="float" office:value="266.101">
            <text:p>266,10100</text:p>
          </table:table-cell>
          <table:table-cell office:value-type="float" office:value="-4.005">
            <text:p>-4,00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89]+2.91787)/([.D989]-14.4541)" office:value-type="float" office:value="-0.0065908276592507">
            <text:p>-0,00659</text:p>
          </table:table-cell>
          <table:table-cell table:number-columns-repeated="1017"/>
        </table:table-row>
        <table:table-row table:style-name="ro1">
          <table:table-cell office:value-type="float" office:value="266.201">
            <text:p>266,20100</text:p>
          </table:table-cell>
          <table:table-cell office:value-type="float" office:value="-4.005">
            <text:p>-4,00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90]+2.91787)/([.D990]-14.4541)" office:value-type="float" office:value="-0.0065908276592507">
            <text:p>-0,00659</text:p>
          </table:table-cell>
          <table:table-cell table:number-columns-repeated="1017"/>
        </table:table-row>
        <table:table-row table:style-name="ro1">
          <table:table-cell office:value-type="float" office:value="266.301">
            <text:p>266,30100</text:p>
          </table:table-cell>
          <table:table-cell office:value-type="float" office:value="-4.005">
            <text:p>-4,00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91]+2.91787)/([.D991]-14.4541)" office:value-type="float" office:value="-0.0065908276592507">
            <text:p>-0,00659</text:p>
          </table:table-cell>
          <table:table-cell table:number-columns-repeated="1017"/>
        </table:table-row>
        <table:table-row table:style-name="ro1">
          <table:table-cell office:value-type="float" office:value="266.401">
            <text:p>266,40100</text:p>
          </table:table-cell>
          <table:table-cell office:value-type="float" office:value="-4.005">
            <text:p>-4,00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92]+2.91787)/([.D992]-14.4541)" office:value-type="float" office:value="-0.0065908276592507">
            <text:p>-0,00659</text:p>
          </table:table-cell>
          <table:table-cell table:number-columns-repeated="1017"/>
        </table:table-row>
        <table:table-row table:style-name="ro1">
          <table:table-cell office:value-type="float" office:value="266.501">
            <text:p>266,50100</text:p>
          </table:table-cell>
          <table:table-cell office:value-type="float" office:value="-4.005">
            <text:p>-4,00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93]+2.91787)/([.D993]-14.4541)" office:value-type="float" office:value="-0.0065908276592507">
            <text:p>-0,00659</text:p>
          </table:table-cell>
          <table:table-cell table:number-columns-repeated="1017"/>
        </table:table-row>
        <table:table-row table:style-name="ro1">
          <table:table-cell office:value-type="float" office:value="266.601">
            <text:p>266,60100</text:p>
          </table:table-cell>
          <table:table-cell office:value-type="float" office:value="-3.99">
            <text:p>-3,990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94]+2.91787)/([.D994]-14.4541)" office:value-type="float" office:value="-0.00649988875140273">
            <text:p>-0,00650</text:p>
          </table:table-cell>
          <table:table-cell table:number-columns-repeated="1017"/>
        </table:table-row>
        <table:table-row table:style-name="ro1">
          <table:table-cell office:value-type="float" office:value="266.701">
            <text:p>266,70100</text:p>
          </table:table-cell>
          <table:table-cell office:value-type="float" office:value="-3.99">
            <text:p>-3,990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95]+2.91787)/([.D995]-14.4541)" office:value-type="float" office:value="-0.00649988875140273">
            <text:p>-0,00650</text:p>
          </table:table-cell>
          <table:table-cell table:number-columns-repeated="1017"/>
        </table:table-row>
        <table:table-row table:style-name="ro1">
          <table:table-cell office:value-type="float" office:value="266.801">
            <text:p>266,80100</text:p>
          </table:table-cell>
          <table:table-cell office:value-type="float" office:value="-3.99">
            <text:p>-3,990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996]+2.91787)/([.D996]-14.4541)" office:value-type="float" office:value="-0.00649988875140273">
            <text:p>-0,00650</text:p>
          </table:table-cell>
          <table:table-cell table:number-columns-repeated="1017"/>
        </table:table-row>
        <table:table-row table:style-name="ro1">
          <table:table-cell office:value-type="float" office:value="266.901">
            <text:p>266,90100</text:p>
          </table:table-cell>
          <table:table-cell office:value-type="float" office:value="-3.99">
            <text:p>-3,99000</text:p>
          </table:table-cell>
          <table:table-cell office:value-type="float" office:value="1.509">
            <text:p>1,50900</text:p>
          </table:table-cell>
          <table:table-cell office:value-type="float" office:value="170.25">
            <text:p>170,25000</text:p>
          </table:table-cell>
          <table:table-cell office:value-type="string">
            <text:p>NAN</text:p>
          </table:table-cell>
          <table:table-cell/>
          <table:table-cell table:formula="of:=([.B997]+2.91787)/([.D997]-14.4541)" office:value-type="float" office:value="-0.0068816316732340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267.001">
            <text:p>267,00100</text:p>
          </table:table-cell>
          <table:table-cell office:value-type="float" office:value="-3.99">
            <text:p>-3,99000</text:p>
          </table:table-cell>
          <table:table-cell office:value-type="float" office:value="1.509">
            <text:p>1,50900</text:p>
          </table:table-cell>
          <table:table-cell office:value-type="float" office:value="170.25">
            <text:p>170,25000</text:p>
          </table:table-cell>
          <table:table-cell office:value-type="string">
            <text:p>NAN</text:p>
          </table:table-cell>
          <table:table-cell/>
          <table:table-cell table:formula="of:=([.B998]+2.91787)/([.D998]-14.4541)" office:value-type="float" office:value="-0.0068816316732340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267.101">
            <text:p>267,10100</text:p>
          </table:table-cell>
          <table:table-cell office:value-type="float" office:value="-3.99">
            <text:p>-3,99000</text:p>
          </table:table-cell>
          <table:table-cell office:value-type="float" office:value="1.509">
            <text:p>1,50900</text:p>
          </table:table-cell>
          <table:table-cell office:value-type="float" office:value="170.25">
            <text:p>170,25000</text:p>
          </table:table-cell>
          <table:table-cell office:value-type="string">
            <text:p>NAN</text:p>
          </table:table-cell>
          <table:table-cell/>
          <table:table-cell table:formula="of:=([.B999]+2.91787)/([.D999]-14.4541)" office:value-type="float" office:value="-0.0068816316732340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267.201">
            <text:p>267,20100</text:p>
          </table:table-cell>
          <table:table-cell office:value-type="float" office:value="-3.99">
            <text:p>-3,99000</text:p>
          </table:table-cell>
          <table:table-cell office:value-type="float" office:value="1.509">
            <text:p>1,50900</text:p>
          </table:table-cell>
          <table:table-cell office:value-type="float" office:value="170.25">
            <text:p>170,25000</text:p>
          </table:table-cell>
          <table:table-cell office:value-type="string">
            <text:p>NAN</text:p>
          </table:table-cell>
          <table:table-cell/>
          <table:table-cell table:formula="of:=([.B1000]+2.91787)/([.D1000]-14.4541)" office:value-type="float" office:value="-0.0068816316732340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267.301">
            <text:p>267,30100</text:p>
          </table:table-cell>
          <table:table-cell office:value-type="float" office:value="-3.99">
            <text:p>-3,99000</text:p>
          </table:table-cell>
          <table:table-cell office:value-type="float" office:value="1.509">
            <text:p>1,50900</text:p>
          </table:table-cell>
          <table:table-cell office:value-type="float" office:value="170.25">
            <text:p>170,25000</text:p>
          </table:table-cell>
          <table:table-cell office:value-type="string">
            <text:p>NAN</text:p>
          </table:table-cell>
          <table:table-cell/>
          <table:table-cell table:formula="of:=([.B1001]+2.91787)/([.D1001]-14.4541)" office:value-type="float" office:value="-0.0068816316732340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267.401">
            <text:p>267,40100</text:p>
          </table:table-cell>
          <table:table-cell office:value-type="float" office:value="-3.99">
            <text:p>-3,99000</text:p>
          </table:table-cell>
          <table:table-cell office:value-type="float" office:value="1.509">
            <text:p>1,50900</text:p>
          </table:table-cell>
          <table:table-cell office:value-type="float" office:value="170.25">
            <text:p>170,25000</text:p>
          </table:table-cell>
          <table:table-cell office:value-type="string">
            <text:p>NAN</text:p>
          </table:table-cell>
          <table:table-cell/>
          <table:table-cell table:formula="of:=([.B1002]+2.91787)/([.D1002]-14.4541)" office:value-type="float" office:value="-0.0068816316732340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267.501">
            <text:p>267,50100</text:p>
          </table:table-cell>
          <table:table-cell office:value-type="float" office:value="-3.99">
            <text:p>-3,99000</text:p>
          </table:table-cell>
          <table:table-cell office:value-type="float" office:value="1.509">
            <text:p>1,50900</text:p>
          </table:table-cell>
          <table:table-cell office:value-type="float" office:value="170.25">
            <text:p>170,25000</text:p>
          </table:table-cell>
          <table:table-cell office:value-type="string">
            <text:p>NAN</text:p>
          </table:table-cell>
          <table:table-cell/>
          <table:table-cell table:formula="of:=([.B1003]+2.91787)/([.D1003]-14.4541)" office:value-type="float" office:value="-0.00688163167323402">
            <text:p>-0,00688</text:p>
          </table:table-cell>
          <table:table-cell table:number-columns-repeated="1017"/>
        </table:table-row>
        <table:table-row table:style-name="ro1">
          <table:table-cell/>
          <table:table-cell/>
          <table:table-cell/>
          <table:table-cell/>
          <table:table-cell table:number-columns-repeated="2"/>
          <table:table-cell table:formula="of:=([.B1004]+2.91787)/([.D1004]-14.4541)" office:value-type="float" office:value="-0.201871441321148">
            <text:p>-0,20187</text:p>
          </table:table-cell>
          <table:table-cell table:number-columns-repeated="1017"/>
        </table:table-row>
        <table:table-row table:style-name="ro1">
          <table:table-cell office:value-type="float" office:value="309.701">
            <text:p>309,70100</text:p>
          </table:table-cell>
          <table:table-cell office:value-type="float" office:value="-4.065">
            <text:p>-4,065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05]+2.91787)/([.D1005]-14.4541)" office:value-type="float" office:value="-0.00708998188458422">
            <text:p>-0,00709</text:p>
          </table:table-cell>
          <table:table-cell table:number-columns-repeated="1017"/>
        </table:table-row>
        <table:table-row table:style-name="ro1">
          <table:table-cell office:value-type="float" office:value="309.801">
            <text:p>309,80100</text:p>
          </table:table-cell>
          <table:table-cell office:value-type="float" office:value="-4.065">
            <text:p>-4,065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06]+2.91787)/([.D1006]-14.4541)" office:value-type="float" office:value="-0.00708998188458422">
            <text:p>-0,00709</text:p>
          </table:table-cell>
          <table:table-cell table:number-columns-repeated="1017"/>
        </table:table-row>
        <table:table-row table:style-name="ro1">
          <table:table-cell office:value-type="float" office:value="309.901">
            <text:p>309,90100</text:p>
          </table:table-cell>
          <table:table-cell office:value-type="float" office:value="-4.065">
            <text:p>-4,06500</text:p>
          </table:table-cell>
          <table:table-cell office:value-type="float" office:value="1.6185">
            <text:p>1,61850</text:p>
          </table:table-cell>
          <table:table-cell office:value-type="float" office:value="176.25">
            <text:p>176,25000</text:p>
          </table:table-cell>
          <table:table-cell office:value-type="string">
            <text:p>NAN</text:p>
          </table:table-cell>
          <table:table-cell/>
          <table:table-cell table:formula="of:=([.B1007]+2.91787)/([.D1007]-14.4541)" office:value-type="float" office:value="-0.00708998188458422">
            <text:p>-0,00709</text:p>
          </table:table-cell>
          <table:table-cell table:number-columns-repeated="1017"/>
        </table:table-row>
        <table:table-row table:style-name="ro1">
          <table:table-cell office:value-type="float" office:value="310.001">
            <text:p>310,00100</text:p>
          </table:table-cell>
          <table:table-cell office:value-type="float" office:value="-4.065">
            <text:p>-4,06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08]+2.91787)/([.D1008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0.101">
            <text:p>310,10100</text:p>
          </table:table-cell>
          <table:table-cell office:value-type="float" office:value="-4.065">
            <text:p>-4,06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09]+2.91787)/([.D1009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0.201">
            <text:p>310,20100</text:p>
          </table:table-cell>
          <table:table-cell office:value-type="float" office:value="-4.065">
            <text:p>-4,06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10]+2.91787)/([.D1010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0.301">
            <text:p>310,30100</text:p>
          </table:table-cell>
          <table:table-cell office:value-type="float" office:value="-4.065">
            <text:p>-4,06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11]+2.91787)/([.D1011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0.401">
            <text:p>310,40100</text:p>
          </table:table-cell>
          <table:table-cell office:value-type="float" office:value="-4.065">
            <text:p>-4,06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12]+2.91787)/([.D1012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0.501">
            <text:p>310,50100</text:p>
          </table:table-cell>
          <table:table-cell office:value-type="float" office:value="-4.065">
            <text:p>-4,06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13]+2.91787)/([.D1013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0.601">
            <text:p>310,60100</text:p>
          </table:table-cell>
          <table:table-cell office:value-type="float" office:value="-4.065">
            <text:p>-4,06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14]+2.91787)/([.D1014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0.701">
            <text:p>310,70100</text:p>
          </table:table-cell>
          <table:table-cell office:value-type="float" office:value="-4.08">
            <text:p>-4,080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15]+2.91787)/([.D1015]-14.4541)" office:value-type="float" office:value="-0.00704552219849053">
            <text:p>-0,00705</text:p>
          </table:table-cell>
          <table:table-cell table:number-columns-repeated="1017"/>
        </table:table-row>
        <table:table-row table:style-name="ro1">
          <table:table-cell office:value-type="float" office:value="310.801">
            <text:p>310,80100</text:p>
          </table:table-cell>
          <table:table-cell office:value-type="float" office:value="-4.08">
            <text:p>-4,080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16]+2.91787)/([.D1016]-14.4541)" office:value-type="float" office:value="-0.00704552219849053">
            <text:p>-0,00705</text:p>
          </table:table-cell>
          <table:table-cell table:number-columns-repeated="1017"/>
        </table:table-row>
        <table:table-row table:style-name="ro1">
          <table:table-cell office:value-type="float" office:value="310.901">
            <text:p>310,90100</text:p>
          </table:table-cell>
          <table:table-cell office:value-type="float" office:value="-4.08">
            <text:p>-4,080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17]+2.91787)/([.D1017]-14.4541)" office:value-type="float" office:value="-0.00704552219849053">
            <text:p>-0,00705</text:p>
          </table:table-cell>
          <table:table-cell table:number-columns-repeated="1017"/>
        </table:table-row>
        <table:table-row table:style-name="ro1">
          <table:table-cell office:value-type="float" office:value="311.001">
            <text:p>311,00100</text:p>
          </table:table-cell>
          <table:table-cell office:value-type="float" office:value="-4.08">
            <text:p>-4,08000</text:p>
          </table:table-cell>
          <table:table-cell office:value-type="float" office:value="1.6755">
            <text:p>1,675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18]+2.91787)/([.D1018]-14.4541)" office:value-type="float" office:value="-0.00704552219849053">
            <text:p>-0,00705</text:p>
          </table:table-cell>
          <table:table-cell table:number-columns-repeated="1017"/>
        </table:table-row>
        <table:table-row table:style-name="ro1">
          <table:table-cell office:value-type="float" office:value="311.101">
            <text:p>311,10100</text:p>
          </table:table-cell>
          <table:table-cell office:value-type="float" office:value="-4.08">
            <text:p>-4,08000</text:p>
          </table:table-cell>
          <table:table-cell office:value-type="float" office:value="1.6755">
            <text:p>1,675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19]+2.91787)/([.D1019]-14.4541)" office:value-type="float" office:value="-0.00704552219849053">
            <text:p>-0,00705</text:p>
          </table:table-cell>
          <table:table-cell table:number-columns-repeated="1017"/>
        </table:table-row>
        <table:table-row table:style-name="ro1">
          <table:table-cell office:value-type="float" office:value="311.201">
            <text:p>311,20100</text:p>
          </table:table-cell>
          <table:table-cell office:value-type="float" office:value="-4.08">
            <text:p>-4,08000</text:p>
          </table:table-cell>
          <table:table-cell office:value-type="float" office:value="1.6755">
            <text:p>1,675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20]+2.91787)/([.D1020]-14.4541)" office:value-type="float" office:value="-0.00704552219849053">
            <text:p>-0,00705</text:p>
          </table:table-cell>
          <table:table-cell table:number-columns-repeated="1017"/>
        </table:table-row>
        <table:table-row table:style-name="ro1">
          <table:table-cell office:value-type="float" office:value="311.301">
            <text:p>311,30100</text:p>
          </table:table-cell>
          <table:table-cell office:value-type="float" office:value="-4.08">
            <text:p>-4,08000</text:p>
          </table:table-cell>
          <table:table-cell office:value-type="float" office:value="1.6755">
            <text:p>1,675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21]+2.91787)/([.D1021]-14.4541)" office:value-type="float" office:value="-0.00704552219849053">
            <text:p>-0,00705</text:p>
          </table:table-cell>
          <table:table-cell table:number-columns-repeated="1017"/>
        </table:table-row>
        <table:table-row table:style-name="ro1">
          <table:table-cell office:value-type="float" office:value="311.401">
            <text:p>311,40100</text:p>
          </table:table-cell>
          <table:table-cell office:value-type="float" office:value="-4.08">
            <text:p>-4,08000</text:p>
          </table:table-cell>
          <table:table-cell office:value-type="float" office:value="1.6755">
            <text:p>1,675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22]+2.91787)/([.D1022]-14.4541)" office:value-type="float" office:value="-0.00704552219849053">
            <text:p>-0,00705</text:p>
          </table:table-cell>
          <table:table-cell table:number-columns-repeated="1017"/>
        </table:table-row>
        <table:table-row table:style-name="ro1">
          <table:table-cell office:value-type="float" office:value="311.501">
            <text:p>311,50100</text:p>
          </table:table-cell>
          <table:table-cell office:value-type="float" office:value="-4.08">
            <text:p>-4,08000</text:p>
          </table:table-cell>
          <table:table-cell office:value-type="float" office:value="1.6755">
            <text:p>1,675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23]+2.91787)/([.D1023]-14.4541)" office:value-type="float" office:value="-0.00704552219849053">
            <text:p>-0,00705</text:p>
          </table:table-cell>
          <table:table-cell table:number-columns-repeated="1017"/>
        </table:table-row>
        <table:table-row table:style-name="ro1">
          <table:table-cell office:value-type="float" office:value="311.601">
            <text:p>311,60100</text:p>
          </table:table-cell>
          <table:table-cell office:value-type="float" office:value="-4.08">
            <text:p>-4,08000</text:p>
          </table:table-cell>
          <table:table-cell office:value-type="float" office:value="1.6755">
            <text:p>1,675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24]+2.91787)/([.D1024]-14.4541)" office:value-type="float" office:value="-0.00704552219849053">
            <text:p>-0,00705</text:p>
          </table:table-cell>
          <table:table-cell table:number-columns-repeated="1017"/>
        </table:table-row>
        <table:table-row table:style-name="ro1">
          <table:table-cell office:value-type="float" office:value="311.701">
            <text:p>311,70100</text:p>
          </table:table-cell>
          <table:table-cell office:value-type="float" office:value="-4.065">
            <text:p>-4,06500</text:p>
          </table:table-cell>
          <table:table-cell office:value-type="float" office:value="1.6755">
            <text:p>1,675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25]+2.91787)/([.D1025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1.801">
            <text:p>311,80100</text:p>
          </table:table-cell>
          <table:table-cell office:value-type="float" office:value="-4.065">
            <text:p>-4,06500</text:p>
          </table:table-cell>
          <table:table-cell office:value-type="float" office:value="1.6755">
            <text:p>1,675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26]+2.91787)/([.D1026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1.901">
            <text:p>311,90100</text:p>
          </table:table-cell>
          <table:table-cell office:value-type="float" office:value="-4.065">
            <text:p>-4,06500</text:p>
          </table:table-cell>
          <table:table-cell office:value-type="float" office:value="1.6755">
            <text:p>1,675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27]+2.91787)/([.D1027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2.001">
            <text:p>312,00100</text:p>
          </table:table-cell>
          <table:table-cell office:value-type="float" office:value="-4.065">
            <text:p>-4,06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28]+2.91787)/([.D1028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2.101">
            <text:p>312,10100</text:p>
          </table:table-cell>
          <table:table-cell office:value-type="float" office:value="-4.065">
            <text:p>-4,06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29]+2.91787)/([.D1029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2.201">
            <text:p>312,20100</text:p>
          </table:table-cell>
          <table:table-cell office:value-type="float" office:value="-4.065">
            <text:p>-4,06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30]+2.91787)/([.D1030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2.301">
            <text:p>312,30100</text:p>
          </table:table-cell>
          <table:table-cell office:value-type="float" office:value="-4.065">
            <text:p>-4,06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31]+2.91787)/([.D1031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2.401">
            <text:p>312,40100</text:p>
          </table:table-cell>
          <table:table-cell office:value-type="float" office:value="-4.065">
            <text:p>-4,06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32]+2.91787)/([.D1032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2.501">
            <text:p>312,50100</text:p>
          </table:table-cell>
          <table:table-cell office:value-type="float" office:value="-4.065">
            <text:p>-4,06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33]+2.91787)/([.D1033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2.601">
            <text:p>312,60100</text:p>
          </table:table-cell>
          <table:table-cell office:value-type="float" office:value="-4.065">
            <text:p>-4,06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34]+2.91787)/([.D1034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2.701">
            <text:p>312,70100</text:p>
          </table:table-cell>
          <table:table-cell office:value-type="float" office:value="-4.065">
            <text:p>-4,06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35]+2.91787)/([.D1035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2.801">
            <text:p>312,80100</text:p>
          </table:table-cell>
          <table:table-cell office:value-type="float" office:value="-4.065">
            <text:p>-4,06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36]+2.91787)/([.D1036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2.901">
            <text:p>312,90100</text:p>
          </table:table-cell>
          <table:table-cell office:value-type="float" office:value="-4.065">
            <text:p>-4,06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37]+2.91787)/([.D1037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3.001">
            <text:p>313,0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38]+2.91787)/([.D1038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3.101">
            <text:p>313,1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39]+2.91787)/([.D1039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3.201">
            <text:p>313,2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40]+2.91787)/([.D1040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3.301">
            <text:p>313,3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41]+2.91787)/([.D1041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3.401">
            <text:p>313,4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42]+2.91787)/([.D1042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3.501">
            <text:p>313,5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43]+2.91787)/([.D1043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3.601">
            <text:p>313,6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44]+2.91787)/([.D1044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3.701">
            <text:p>313,7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45]+2.91787)/([.D1045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3.801">
            <text:p>313,8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46]+2.91787)/([.D1046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3.901">
            <text:p>313,9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47]+2.91787)/([.D1047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4.001">
            <text:p>314,0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48]+2.91787)/([.D1048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4.101">
            <text:p>314,1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49]+2.91787)/([.D1049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4.201">
            <text:p>314,2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50]+2.91787)/([.D1050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4.301">
            <text:p>314,3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51]+2.91787)/([.D1051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4.401">
            <text:p>314,4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52]+2.91787)/([.D1052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4.501">
            <text:p>314,5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53]+2.91787)/([.D1053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4.601">
            <text:p>314,6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54]+2.91787)/([.D1054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4.701">
            <text:p>314,7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55]+2.91787)/([.D1055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4.801">
            <text:p>314,8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56]+2.91787)/([.D1056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4.901">
            <text:p>314,9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57]+2.91787)/([.D1057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5.001">
            <text:p>315,0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58]+2.91787)/([.D1058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5.101">
            <text:p>315,1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59]+2.91787)/([.D1059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5.201">
            <text:p>315,2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60]+2.91787)/([.D1060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5.301">
            <text:p>315,3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61]+2.91787)/([.D1061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5.401">
            <text:p>315,4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62]+2.91787)/([.D1062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5.501">
            <text:p>315,5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63]+2.91787)/([.D1063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5.601">
            <text:p>315,6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64]+2.91787)/([.D1064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5.701">
            <text:p>315,7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65]+2.91787)/([.D1065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5.801">
            <text:p>315,8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66]+2.91787)/([.D1066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5.901">
            <text:p>315,9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67]+2.91787)/([.D1067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6.001">
            <text:p>316,00100</text:p>
          </table:table-cell>
          <table:table-cell office:value-type="float" office:value="-4.065">
            <text:p>-4,06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68]+2.91787)/([.D1068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6.101">
            <text:p>316,10100</text:p>
          </table:table-cell>
          <table:table-cell office:value-type="float" office:value="-4.065">
            <text:p>-4,06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69]+2.91787)/([.D1069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6.201">
            <text:p>316,20100</text:p>
          </table:table-cell>
          <table:table-cell office:value-type="float" office:value="-4.065">
            <text:p>-4,06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70]+2.91787)/([.D1070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6.301">
            <text:p>316,30100</text:p>
          </table:table-cell>
          <table:table-cell office:value-type="float" office:value="-4.065">
            <text:p>-4,06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71]+2.91787)/([.D1071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6.401">
            <text:p>316,40100</text:p>
          </table:table-cell>
          <table:table-cell office:value-type="float" office:value="-4.065">
            <text:p>-4,06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72]+2.91787)/([.D1072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6.501">
            <text:p>316,50100</text:p>
          </table:table-cell>
          <table:table-cell office:value-type="float" office:value="-4.065">
            <text:p>-4,06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73]+2.91787)/([.D1073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6.601">
            <text:p>316,60100</text:p>
          </table:table-cell>
          <table:table-cell office:value-type="float" office:value="-4.065">
            <text:p>-4,06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74]+2.91787)/([.D1074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6.701">
            <text:p>316,70100</text:p>
          </table:table-cell>
          <table:table-cell office:value-type="float" office:value="-4.065">
            <text:p>-4,06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75]+2.91787)/([.D1075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6.801">
            <text:p>316,80100</text:p>
          </table:table-cell>
          <table:table-cell office:value-type="float" office:value="-4.065">
            <text:p>-4,06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76]+2.91787)/([.D1076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6.901">
            <text:p>316,90100</text:p>
          </table:table-cell>
          <table:table-cell office:value-type="float" office:value="-4.065">
            <text:p>-4,06500</text:p>
          </table:table-cell>
          <table:table-cell office:value-type="float" office:value="1.671">
            <text:p>1,671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77]+2.91787)/([.D1077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7.001">
            <text:p>317,00100</text:p>
          </table:table-cell>
          <table:table-cell office:value-type="float" office:value="-4.065">
            <text:p>-4,06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78]+2.91787)/([.D1078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7.101">
            <text:p>317,10100</text:p>
          </table:table-cell>
          <table:table-cell office:value-type="float" office:value="-4.065">
            <text:p>-4,06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79]+2.91787)/([.D1079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7.201">
            <text:p>317,20100</text:p>
          </table:table-cell>
          <table:table-cell office:value-type="float" office:value="-4.065">
            <text:p>-4,06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80]+2.91787)/([.D1080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7.301">
            <text:p>317,30100</text:p>
          </table:table-cell>
          <table:table-cell office:value-type="float" office:value="-4.065">
            <text:p>-4,06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81]+2.91787)/([.D1081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7.401">
            <text:p>317,40100</text:p>
          </table:table-cell>
          <table:table-cell office:value-type="float" office:value="-4.065">
            <text:p>-4,06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82]+2.91787)/([.D1082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7.501">
            <text:p>317,50100</text:p>
          </table:table-cell>
          <table:table-cell office:value-type="float" office:value="-4.065">
            <text:p>-4,06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83]+2.91787)/([.D1083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7.601">
            <text:p>317,60100</text:p>
          </table:table-cell>
          <table:table-cell office:value-type="float" office:value="-4.065">
            <text:p>-4,06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84]+2.91787)/([.D1084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7.701">
            <text:p>317,70100</text:p>
          </table:table-cell>
          <table:table-cell office:value-type="float" office:value="-4.065">
            <text:p>-4,06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85]+2.91787)/([.D1085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7.801">
            <text:p>317,80100</text:p>
          </table:table-cell>
          <table:table-cell office:value-type="float" office:value="-4.065">
            <text:p>-4,06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86]+2.91787)/([.D1086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7.901">
            <text:p>317,90100</text:p>
          </table:table-cell>
          <table:table-cell office:value-type="float" office:value="-4.065">
            <text:p>-4,06500</text:p>
          </table:table-cell>
          <table:table-cell office:value-type="float" office:value="1.674">
            <text:p>1,6740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087]+2.91787)/([.D1087]-14.4541)" office:value-type="float" office:value="-0.00695458329064257">
            <text:p>-0,00695</text:p>
          </table:table-cell>
          <table:table-cell table:number-columns-repeated="1017"/>
        </table:table-row>
        <table:table-row table:style-name="ro1">
          <table:table-cell office:value-type="float" office:value="318.001">
            <text:p>318,0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088]+2.91787)/([.D1088]-14.4541)" office:value-type="float" office:value="-0.00696091346932782">
            <text:p>-0,00696</text:p>
          </table:table-cell>
          <table:table-cell table:number-columns-repeated="1017"/>
        </table:table-row>
        <table:table-row table:style-name="ro1">
          <table:table-cell office:value-type="float" office:value="318.101">
            <text:p>318,1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089]+2.91787)/([.D1089]-14.4541)" office:value-type="float" office:value="-0.00696091346932782">
            <text:p>-0,00696</text:p>
          </table:table-cell>
          <table:table-cell table:number-columns-repeated="1017"/>
        </table:table-row>
        <table:table-row table:style-name="ro1">
          <table:table-cell office:value-type="float" office:value="318.201">
            <text:p>318,2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090]+2.91787)/([.D1090]-14.4541)" office:value-type="float" office:value="-0.00696091346932782">
            <text:p>-0,00696</text:p>
          </table:table-cell>
          <table:table-cell table:number-columns-repeated="1017"/>
        </table:table-row>
        <table:table-row table:style-name="ro1">
          <table:table-cell office:value-type="float" office:value="318.301">
            <text:p>318,3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091]+2.91787)/([.D1091]-14.4541)" office:value-type="float" office:value="-0.00696091346932782">
            <text:p>-0,00696</text:p>
          </table:table-cell>
          <table:table-cell table:number-columns-repeated="1017"/>
        </table:table-row>
        <table:table-row table:style-name="ro1">
          <table:table-cell office:value-type="float" office:value="318.401">
            <text:p>318,4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092]+2.91787)/([.D1092]-14.4541)" office:value-type="float" office:value="-0.00696091346932782">
            <text:p>-0,00696</text:p>
          </table:table-cell>
          <table:table-cell table:number-columns-repeated="1017"/>
        </table:table-row>
        <table:table-row table:style-name="ro1">
          <table:table-cell office:value-type="float" office:value="318.501">
            <text:p>318,5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093]+2.91787)/([.D1093]-14.4541)" office:value-type="float" office:value="-0.00696091346932782">
            <text:p>-0,00696</text:p>
          </table:table-cell>
          <table:table-cell table:number-columns-repeated="1017"/>
        </table:table-row>
        <table:table-row table:style-name="ro1">
          <table:table-cell office:value-type="float" office:value="318.601">
            <text:p>318,6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094]+2.91787)/([.D1094]-14.4541)" office:value-type="float" office:value="-0.00696091346932782">
            <text:p>-0,00696</text:p>
          </table:table-cell>
          <table:table-cell table:number-columns-repeated="1017"/>
        </table:table-row>
        <table:table-row table:style-name="ro1">
          <table:table-cell office:value-type="float" office:value="318.701">
            <text:p>318,7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095]+2.91787)/([.D1095]-14.4541)" office:value-type="float" office:value="-0.00696091346932782">
            <text:p>-0,00696</text:p>
          </table:table-cell>
          <table:table-cell table:number-columns-repeated="1017"/>
        </table:table-row>
        <table:table-row table:style-name="ro1">
          <table:table-cell office:value-type="float" office:value="318.801">
            <text:p>318,8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096]+2.91787)/([.D1096]-14.4541)" office:value-type="float" office:value="-0.00696091346932782">
            <text:p>-0,00696</text:p>
          </table:table-cell>
          <table:table-cell table:number-columns-repeated="1017"/>
        </table:table-row>
        <table:table-row table:style-name="ro1">
          <table:table-cell office:value-type="float" office:value="318.901">
            <text:p>318,9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097]+2.91787)/([.D1097]-14.4541)" office:value-type="float" office:value="-0.00696091346932782">
            <text:p>-0,00696</text:p>
          </table:table-cell>
          <table:table-cell table:number-columns-repeated="1017"/>
        </table:table-row>
        <table:table-row table:style-name="ro1">
          <table:table-cell office:value-type="float" office:value="319.001">
            <text:p>319,0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098]+2.91787)/([.D1098]-14.4541)" office:value-type="float" office:value="-0.00696091346932782">
            <text:p>-0,00696</text:p>
          </table:table-cell>
          <table:table-cell table:number-columns-repeated="1017"/>
        </table:table-row>
        <table:table-row table:style-name="ro1">
          <table:table-cell office:value-type="float" office:value="319.101">
            <text:p>319,1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099]+2.91787)/([.D1099]-14.4541)" office:value-type="float" office:value="-0.00696091346932782">
            <text:p>-0,00696</text:p>
          </table:table-cell>
          <table:table-cell table:number-columns-repeated="1017"/>
        </table:table-row>
        <table:table-row table:style-name="ro1">
          <table:table-cell office:value-type="float" office:value="319.201">
            <text:p>319,2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00]+2.91787)/([.D1100]-14.4541)" office:value-type="float" office:value="-0.00696091346932782">
            <text:p>-0,00696</text:p>
          </table:table-cell>
          <table:table-cell table:number-columns-repeated="1017"/>
        </table:table-row>
        <table:table-row table:style-name="ro1">
          <table:table-cell office:value-type="float" office:value="319.301">
            <text:p>319,3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01]+2.91787)/([.D1101]-14.4541)" office:value-type="float" office:value="-0.00696091346932782">
            <text:p>-0,00696</text:p>
          </table:table-cell>
          <table:table-cell table:number-columns-repeated="1017"/>
        </table:table-row>
        <table:table-row table:style-name="ro1">
          <table:table-cell office:value-type="float" office:value="319.401">
            <text:p>319,4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02]+2.91787)/([.D1102]-14.4541)" office:value-type="float" office:value="-0.00696091346932782">
            <text:p>-0,00696</text:p>
          </table:table-cell>
          <table:table-cell table:number-columns-repeated="1017"/>
        </table:table-row>
        <table:table-row table:style-name="ro1">
          <table:table-cell office:value-type="float" office:value="319.501">
            <text:p>319,5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03]+2.91787)/([.D1103]-14.4541)" office:value-type="float" office:value="-0.00696091346932782">
            <text:p>-0,00696</text:p>
          </table:table-cell>
          <table:table-cell table:number-columns-repeated="1017"/>
        </table:table-row>
        <table:table-row table:style-name="ro1">
          <table:table-cell office:value-type="float" office:value="319.601">
            <text:p>319,60100</text:p>
          </table:table-cell>
          <table:table-cell office:value-type="float" office:value="-4.065">
            <text:p>-4,065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04]+2.91787)/([.D1104]-14.4541)" office:value-type="float" office:value="-0.00696091346932782">
            <text:p>-0,00696</text:p>
          </table:table-cell>
          <table:table-cell table:number-columns-repeated="1017"/>
        </table:table-row>
        <table:table-row table:style-name="ro1">
          <table:table-cell office:value-type="float" office:value="319.701">
            <text:p>319,7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05]+2.91787)/([.D1105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19.801">
            <text:p>319,8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06]+2.91787)/([.D1106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19.901">
            <text:p>319,9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07]+2.91787)/([.D1107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0.001">
            <text:p>320,0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108]+2.91787)/([.D1108]-14.4541)" office:value-type="float" office:value="-0.0068636443827946">
            <text:p>-0,00686</text:p>
          </table:table-cell>
          <table:table-cell table:number-columns-repeated="1017"/>
        </table:table-row>
        <table:table-row table:style-name="ro1">
          <table:table-cell office:value-type="float" office:value="320.101">
            <text:p>320,1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109]+2.91787)/([.D1109]-14.4541)" office:value-type="float" office:value="-0.0068636443827946">
            <text:p>-0,00686</text:p>
          </table:table-cell>
          <table:table-cell table:number-columns-repeated="1017"/>
        </table:table-row>
        <table:table-row table:style-name="ro1">
          <table:table-cell office:value-type="float" office:value="320.201">
            <text:p>320,2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110]+2.91787)/([.D1110]-14.4541)" office:value-type="float" office:value="-0.0068636443827946">
            <text:p>-0,00686</text:p>
          </table:table-cell>
          <table:table-cell table:number-columns-repeated="1017"/>
        </table:table-row>
        <table:table-row table:style-name="ro1">
          <table:table-cell office:value-type="float" office:value="320.301">
            <text:p>320,3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111]+2.91787)/([.D1111]-14.4541)" office:value-type="float" office:value="-0.0068636443827946">
            <text:p>-0,00686</text:p>
          </table:table-cell>
          <table:table-cell table:number-columns-repeated="1017"/>
        </table:table-row>
        <table:table-row table:style-name="ro1">
          <table:table-cell office:value-type="float" office:value="320.401">
            <text:p>320,4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112]+2.91787)/([.D1112]-14.4541)" office:value-type="float" office:value="-0.0068636443827946">
            <text:p>-0,00686</text:p>
          </table:table-cell>
          <table:table-cell table:number-columns-repeated="1017"/>
        </table:table-row>
        <table:table-row table:style-name="ro1">
          <table:table-cell office:value-type="float" office:value="320.501">
            <text:p>320,5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113]+2.91787)/([.D1113]-14.4541)" office:value-type="float" office:value="-0.0068636443827946">
            <text:p>-0,00686</text:p>
          </table:table-cell>
          <table:table-cell table:number-columns-repeated="1017"/>
        </table:table-row>
        <table:table-row table:style-name="ro1">
          <table:table-cell office:value-type="float" office:value="320.601">
            <text:p>320,6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114]+2.91787)/([.D1114]-14.4541)" office:value-type="float" office:value="-0.0068636443827946">
            <text:p>-0,00686</text:p>
          </table:table-cell>
          <table:table-cell table:number-columns-repeated="1017"/>
        </table:table-row>
        <table:table-row table:style-name="ro1">
          <table:table-cell office:value-type="float" office:value="320.701">
            <text:p>320,7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115]+2.91787)/([.D1115]-14.4541)" office:value-type="float" office:value="-0.0068636443827946">
            <text:p>-0,00686</text:p>
          </table:table-cell>
          <table:table-cell table:number-columns-repeated="1017"/>
        </table:table-row>
        <table:table-row table:style-name="ro1">
          <table:table-cell office:value-type="float" office:value="320.801">
            <text:p>320,8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116]+2.91787)/([.D1116]-14.4541)" office:value-type="float" office:value="-0.0068636443827946">
            <text:p>-0,00686</text:p>
          </table:table-cell>
          <table:table-cell table:number-columns-repeated="1017"/>
        </table:table-row>
        <table:table-row table:style-name="ro1">
          <table:table-cell office:value-type="float" office:value="320.901">
            <text:p>320,9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4">
            <text:p>179,40000</text:p>
          </table:table-cell>
          <table:table-cell office:value-type="string">
            <text:p>NAN</text:p>
          </table:table-cell>
          <table:table-cell/>
          <table:table-cell table:formula="of:=([.B1117]+2.91787)/([.D1117]-14.4541)" office:value-type="float" office:value="-0.0068636443827946">
            <text:p>-0,00686</text:p>
          </table:table-cell>
          <table:table-cell table:number-columns-repeated="1017"/>
        </table:table-row>
        <table:table-row table:style-name="ro1">
          <table:table-cell office:value-type="float" office:value="321.001">
            <text:p>321,0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18]+2.91787)/([.D1118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1.101">
            <text:p>321,1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19]+2.91787)/([.D1119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1.201">
            <text:p>321,2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20]+2.91787)/([.D1120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1.301">
            <text:p>321,3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21]+2.91787)/([.D1121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1.401">
            <text:p>321,4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22]+2.91787)/([.D1122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1.501">
            <text:p>321,5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23]+2.91787)/([.D1123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1.601">
            <text:p>321,6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24]+2.91787)/([.D1124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1.701">
            <text:p>321,7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25]+2.91787)/([.D1125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1.801">
            <text:p>321,8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26]+2.91787)/([.D1126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1.901">
            <text:p>321,9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27]+2.91787)/([.D1127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2.001">
            <text:p>322,0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28]+2.91787)/([.D1128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2.101">
            <text:p>322,1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29]+2.91787)/([.D1129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2.201">
            <text:p>322,2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30]+2.91787)/([.D1130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2.301">
            <text:p>322,3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31]+2.91787)/([.D1131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2.401">
            <text:p>322,4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32]+2.91787)/([.D1132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2.501">
            <text:p>322,5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33]+2.91787)/([.D1133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2.601">
            <text:p>322,6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34]+2.91787)/([.D1134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2.701">
            <text:p>322,7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35]+2.91787)/([.D1135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2.801">
            <text:p>322,8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36]+2.91787)/([.D1136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2.901">
            <text:p>322,9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37]+2.91787)/([.D1137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3.001">
            <text:p>323,0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38]+2.91787)/([.D1138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3.101">
            <text:p>323,1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39]+2.91787)/([.D1139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3.201">
            <text:p>323,2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40]+2.91787)/([.D1140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3.301">
            <text:p>323,3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41]+2.91787)/([.D1141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3.401">
            <text:p>323,4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42]+2.91787)/([.D1142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3.501">
            <text:p>323,5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43]+2.91787)/([.D1143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3.601">
            <text:p>323,6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44]+2.91787)/([.D1144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3.701">
            <text:p>323,7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45]+2.91787)/([.D1145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3.801">
            <text:p>323,8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46]+2.91787)/([.D1146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3.901">
            <text:p>323,9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47]+2.91787)/([.D1147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4.001">
            <text:p>324,0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48]+2.91787)/([.D1148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4.101">
            <text:p>324,1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49]+2.91787)/([.D1149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4.201">
            <text:p>324,2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50]+2.91787)/([.D1150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4.301">
            <text:p>324,3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51]+2.91787)/([.D1151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4.401">
            <text:p>324,4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52]+2.91787)/([.D1152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4.501">
            <text:p>324,5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53]+2.91787)/([.D1153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4.601">
            <text:p>324,6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54]+2.91787)/([.D1154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4.701">
            <text:p>324,7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55]+2.91787)/([.D1155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4.801">
            <text:p>324,8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56]+2.91787)/([.D1156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4.901">
            <text:p>324,9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57]+2.91787)/([.D1157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5.001">
            <text:p>325,0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58]+2.91787)/([.D1158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5.101">
            <text:p>325,1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59]+2.91787)/([.D1159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5.201">
            <text:p>325,2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60]+2.91787)/([.D1160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5.301">
            <text:p>325,3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61]+2.91787)/([.D1161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5.401">
            <text:p>325,4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62]+2.91787)/([.D1162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5.501">
            <text:p>325,5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63]+2.91787)/([.D1163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5.601">
            <text:p>325,6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64]+2.91787)/([.D1164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5.701">
            <text:p>325,7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65]+2.91787)/([.D1165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5.801">
            <text:p>325,8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66]+2.91787)/([.D1166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5.901">
            <text:p>325,9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67]+2.91787)/([.D1167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6.001">
            <text:p>326,0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68]+2.91787)/([.D1168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6.101">
            <text:p>326,1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69]+2.91787)/([.D1169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6.201">
            <text:p>326,2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70]+2.91787)/([.D1170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6.301">
            <text:p>326,3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71]+2.91787)/([.D1171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6.401">
            <text:p>326,4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72]+2.91787)/([.D1172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6.501">
            <text:p>326,5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73]+2.91787)/([.D1173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6.601">
            <text:p>326,6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74]+2.91787)/([.D1174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6.701">
            <text:p>326,7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75]+2.91787)/([.D1175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6.801">
            <text:p>326,8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76]+2.91787)/([.D1176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6.901">
            <text:p>326,9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77]+2.91787)/([.D1177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7.001">
            <text:p>327,0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78]+2.91787)/([.D1178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7.101">
            <text:p>327,1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79]+2.91787)/([.D1179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7.201">
            <text:p>327,2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80]+2.91787)/([.D1180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7.301">
            <text:p>327,3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81]+2.91787)/([.D1181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7.401">
            <text:p>327,4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82]+2.91787)/([.D1182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7.501">
            <text:p>327,5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83]+2.91787)/([.D1183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7.601">
            <text:p>327,6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84]+2.91787)/([.D1184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7.701">
            <text:p>327,7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85]+2.91787)/([.D1185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7.801">
            <text:p>327,8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86]+2.91787)/([.D1186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7.901">
            <text:p>327,9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87]+2.91787)/([.D1187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8.001">
            <text:p>328,0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88]+2.91787)/([.D1188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8.101">
            <text:p>328,1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89]+2.91787)/([.D1189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8.201">
            <text:p>328,2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90]+2.91787)/([.D1190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8.301">
            <text:p>328,3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91]+2.91787)/([.D1191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8.401">
            <text:p>328,4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92]+2.91787)/([.D1192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8.501">
            <text:p>328,5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93]+2.91787)/([.D1193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8.601">
            <text:p>328,6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94]+2.91787)/([.D1194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8.701">
            <text:p>328,7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95]+2.91787)/([.D1195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8.801">
            <text:p>328,8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96]+2.91787)/([.D1196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8.901">
            <text:p>328,9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97]+2.91787)/([.D1197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9.001">
            <text:p>329,0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98]+2.91787)/([.D1198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9.101">
            <text:p>329,1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199]+2.91787)/([.D1199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9.201">
            <text:p>329,2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00]+2.91787)/([.D1200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9.301">
            <text:p>329,3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01]+2.91787)/([.D1201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9.401">
            <text:p>329,4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02]+2.91787)/([.D1202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9.501">
            <text:p>329,5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03]+2.91787)/([.D1203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9.601">
            <text:p>329,6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04]+2.91787)/([.D1204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9.701">
            <text:p>329,7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05]+2.91787)/([.D1205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9.801">
            <text:p>329,8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06]+2.91787)/([.D1206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29.901">
            <text:p>329,9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07]+2.91787)/([.D1207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0.001">
            <text:p>330,0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08]+2.91787)/([.D1208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0.101">
            <text:p>330,1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09]+2.91787)/([.D1209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0.201">
            <text:p>330,2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10]+2.91787)/([.D1210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0.301">
            <text:p>330,3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11]+2.91787)/([.D1211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0.401">
            <text:p>330,4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12]+2.91787)/([.D1212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0.501">
            <text:p>330,5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13]+2.91787)/([.D1213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0.601">
            <text:p>330,6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14]+2.91787)/([.D1214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0.701">
            <text:p>330,7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15]+2.91787)/([.D1215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0.801">
            <text:p>330,8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16]+2.91787)/([.D1216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0.901">
            <text:p>330,9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17]+2.91787)/([.D1217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1.001">
            <text:p>331,0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18]+2.91787)/([.D1218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1.101">
            <text:p>331,1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19]+2.91787)/([.D1219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1.201">
            <text:p>331,2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20]+2.91787)/([.D1220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1.301">
            <text:p>331,3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21]+2.91787)/([.D1221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1.401">
            <text:p>331,4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22]+2.91787)/([.D1222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1.501">
            <text:p>331,5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23]+2.91787)/([.D1223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1.601">
            <text:p>331,6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24]+2.91787)/([.D1224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1.701">
            <text:p>331,7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25]+2.91787)/([.D1225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1.801">
            <text:p>331,8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26]+2.91787)/([.D1226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1.901">
            <text:p>331,90100</text:p>
          </table:table-cell>
          <table:table-cell office:value-type="float" office:value="-4.05">
            <text:p>-4,05000</text:p>
          </table:table-cell>
          <table:table-cell office:value-type="float" office:value="1.671">
            <text:p>1,6710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27]+2.91787)/([.D1227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2.001">
            <text:p>332,0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28]+2.91787)/([.D1228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2.101">
            <text:p>332,1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29]+2.91787)/([.D1229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2.201">
            <text:p>332,2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30]+2.91787)/([.D1230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2.301">
            <text:p>332,3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31]+2.91787)/([.D1231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2.401">
            <text:p>332,4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32]+2.91787)/([.D1232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2.501">
            <text:p>332,5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33]+2.91787)/([.D1233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2.601">
            <text:p>332,6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34]+2.91787)/([.D1234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2.701">
            <text:p>332,7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35]+2.91787)/([.D1235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2.801">
            <text:p>332,8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36]+2.91787)/([.D1236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2.901">
            <text:p>332,90100</text:p>
          </table:table-cell>
          <table:table-cell office:value-type="float" office:value="-4.05">
            <text:p>-4,05000</text:p>
          </table:table-cell>
          <table:table-cell office:value-type="float" office:value="1.6725">
            <text:p>1,672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37]+2.91787)/([.D1237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3.001">
            <text:p>333,0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38]+2.91787)/([.D1238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3.101">
            <text:p>333,1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39]+2.91787)/([.D1239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3.201">
            <text:p>333,2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40]+2.91787)/([.D1240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3.301">
            <text:p>333,3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41]+2.91787)/([.D1241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3.401">
            <text:p>333,4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42]+2.91787)/([.D1242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3.501">
            <text:p>333,5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43]+2.91787)/([.D1243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3.601">
            <text:p>333,6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44]+2.91787)/([.D1244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3.701">
            <text:p>333,7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45]+2.91787)/([.D1245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3.801">
            <text:p>333,8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46]+2.91787)/([.D1246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3.901">
            <text:p>333,9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25">
            <text:p>179,25000</text:p>
          </table:table-cell>
          <table:table-cell office:value-type="string">
            <text:p>NAN</text:p>
          </table:table-cell>
          <table:table-cell/>
          <table:table-cell table:formula="of:=([.B1247]+2.91787)/([.D1247]-14.4541)" office:value-type="float" office:value="-0.00686989178735636">
            <text:p>-0,00687</text:p>
          </table:table-cell>
          <table:table-cell table:number-columns-repeated="1017"/>
        </table:table-row>
        <table:table-row table:style-name="ro1">
          <table:table-cell office:value-type="float" office:value="334.001">
            <text:p>334,0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48]+2.91787)/([.D1248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4.101">
            <text:p>334,1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49]+2.91787)/([.D1249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4.201">
            <text:p>334,2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50]+2.91787)/([.D1250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4.301">
            <text:p>334,3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51]+2.91787)/([.D1251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4.401">
            <text:p>334,4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52]+2.91787)/([.D1252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4.501">
            <text:p>334,5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53]+2.91787)/([.D1253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4.601">
            <text:p>334,6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54]+2.91787)/([.D1254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4.701">
            <text:p>334,7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55]+2.91787)/([.D1255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4.801">
            <text:p>334,8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56]+2.91787)/([.D1256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4.901">
            <text:p>334,9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57]+2.91787)/([.D1257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5.001">
            <text:p>335,0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58]+2.91787)/([.D1258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5.101">
            <text:p>335,1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59]+2.91787)/([.D1259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5.201">
            <text:p>335,2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60]+2.91787)/([.D1260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5.301">
            <text:p>335,3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61]+2.91787)/([.D1261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5.401">
            <text:p>335,4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62]+2.91787)/([.D1262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5.501">
            <text:p>335,5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63]+2.91787)/([.D1263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5.601">
            <text:p>335,6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64]+2.91787)/([.D1264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5.701">
            <text:p>335,7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65]+2.91787)/([.D1265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5.801">
            <text:p>335,8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66]+2.91787)/([.D1266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5.901">
            <text:p>335,9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67]+2.91787)/([.D1267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6.001">
            <text:p>336,0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68]+2.91787)/([.D1268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6.101">
            <text:p>336,1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69]+2.91787)/([.D1269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6.201">
            <text:p>336,2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70]+2.91787)/([.D1270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6.301">
            <text:p>336,3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71]+2.91787)/([.D1271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6.401">
            <text:p>336,4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72]+2.91787)/([.D1272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6.501">
            <text:p>336,5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73]+2.91787)/([.D1273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6.601">
            <text:p>336,6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74]+2.91787)/([.D1274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6.701">
            <text:p>336,7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75]+2.91787)/([.D1275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6.801">
            <text:p>336,8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76]+2.91787)/([.D1276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6.901">
            <text:p>336,90100</text:p>
          </table:table-cell>
          <table:table-cell office:value-type="float" office:value="-4.05">
            <text:p>-4,05000</text:p>
          </table:table-cell>
          <table:table-cell office:value-type="float" office:value="1.6695">
            <text:p>1,669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77]+2.91787)/([.D1277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7.001">
            <text:p>337,0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78]+2.91787)/([.D1278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7.101">
            <text:p>337,1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79]+2.91787)/([.D1279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7.201">
            <text:p>337,2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80]+2.91787)/([.D1280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7.301">
            <text:p>337,3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81]+2.91787)/([.D1281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7.401">
            <text:p>337,4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82]+2.91787)/([.D1282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7.501">
            <text:p>337,5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83]+2.91787)/([.D1283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7.601">
            <text:p>337,6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84]+2.91787)/([.D1284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7.701">
            <text:p>337,7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85]+2.91787)/([.D1285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7.801">
            <text:p>337,8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86]+2.91787)/([.D1286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7.901">
            <text:p>337,9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87]+2.91787)/([.D1287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8.001">
            <text:p>338,00100</text:p>
          </table:table-cell>
          <table:table-cell office:value-type="float" office:value="-4.05">
            <text:p>-4,05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88]+2.91787)/([.D1288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8.101">
            <text:p>338,10100</text:p>
          </table:table-cell>
          <table:table-cell office:value-type="float" office:value="-4.05">
            <text:p>-4,05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89]+2.91787)/([.D1289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8.201">
            <text:p>338,20100</text:p>
          </table:table-cell>
          <table:table-cell office:value-type="float" office:value="-4.05">
            <text:p>-4,05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90]+2.91787)/([.D1290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8.301">
            <text:p>338,30100</text:p>
          </table:table-cell>
          <table:table-cell office:value-type="float" office:value="-4.05">
            <text:p>-4,05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91]+2.91787)/([.D1291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8.401">
            <text:p>338,40100</text:p>
          </table:table-cell>
          <table:table-cell office:value-type="float" office:value="-4.05">
            <text:p>-4,05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92]+2.91787)/([.D1292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8.501">
            <text:p>338,50100</text:p>
          </table:table-cell>
          <table:table-cell office:value-type="float" office:value="-4.05">
            <text:p>-4,05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93]+2.91787)/([.D1293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8.601">
            <text:p>338,60100</text:p>
          </table:table-cell>
          <table:table-cell office:value-type="float" office:value="-4.05">
            <text:p>-4,05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94]+2.91787)/([.D1294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8.701">
            <text:p>338,70100</text:p>
          </table:table-cell>
          <table:table-cell office:value-type="float" office:value="-4.05">
            <text:p>-4,05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95]+2.91787)/([.D1295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8.801">
            <text:p>338,80100</text:p>
          </table:table-cell>
          <table:table-cell office:value-type="float" office:value="-4.05">
            <text:p>-4,05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96]+2.91787)/([.D1296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8.901">
            <text:p>338,90100</text:p>
          </table:table-cell>
          <table:table-cell office:value-type="float" office:value="-4.05">
            <text:p>-4,05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97]+2.91787)/([.D1297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9.001">
            <text:p>339,0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98]+2.91787)/([.D1298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9.101">
            <text:p>339,1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299]+2.91787)/([.D1299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9.201">
            <text:p>339,2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300]+2.91787)/([.D1300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9.301">
            <text:p>339,3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301]+2.91787)/([.D1301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9.401">
            <text:p>339,4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302]+2.91787)/([.D1302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9.501">
            <text:p>339,5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303]+2.91787)/([.D1303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9.601">
            <text:p>339,6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304]+2.91787)/([.D1304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9.701">
            <text:p>339,7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305]+2.91787)/([.D1305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9.801">
            <text:p>339,8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306]+2.91787)/([.D1306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39.901">
            <text:p>339,9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307]+2.91787)/([.D1307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0.001">
            <text:p>340,00100</text:p>
          </table:table-cell>
          <table:table-cell office:value-type="float" office:value="-4.05">
            <text:p>-4,05000</text:p>
          </table:table-cell>
          <table:table-cell office:value-type="float" office:value="1.668">
            <text:p>1,6680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308]+2.91787)/([.D1308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0.101">
            <text:p>340,10100</text:p>
          </table:table-cell>
          <table:table-cell office:value-type="float" office:value="-4.05">
            <text:p>-4,05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309]+2.91787)/([.D1309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0.201">
            <text:p>340,20100</text:p>
          </table:table-cell>
          <table:table-cell office:value-type="float" office:value="-4.05">
            <text:p>-4,05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310]+2.91787)/([.D1310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0.301">
            <text:p>340,30100</text:p>
          </table:table-cell>
          <table:table-cell office:value-type="float" office:value="-4.05">
            <text:p>-4,05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311]+2.91787)/([.D1311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0.401">
            <text:p>340,40100</text:p>
          </table:table-cell>
          <table:table-cell office:value-type="float" office:value="-4.05">
            <text:p>-4,05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312]+2.91787)/([.D1312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0.501">
            <text:p>340,50100</text:p>
          </table:table-cell>
          <table:table-cell office:value-type="float" office:value="-4.05">
            <text:p>-4,05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313]+2.91787)/([.D1313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0.601">
            <text:p>340,60100</text:p>
          </table:table-cell>
          <table:table-cell office:value-type="float" office:value="-4.05">
            <text:p>-4,05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314]+2.91787)/([.D1314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0.701">
            <text:p>340,70100</text:p>
          </table:table-cell>
          <table:table-cell office:value-type="float" office:value="-4.05">
            <text:p>-4,05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315]+2.91787)/([.D1315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0.801">
            <text:p>340,80100</text:p>
          </table:table-cell>
          <table:table-cell office:value-type="float" office:value="-4.05">
            <text:p>-4,05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316]+2.91787)/([.D1316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0.902">
            <text:p>340,90200</text:p>
          </table:table-cell>
          <table:table-cell office:value-type="float" office:value="-4.05">
            <text:p>-4,05000</text:p>
          </table:table-cell>
          <table:table-cell office:value-type="float" office:value="1.6665">
            <text:p>1,66650</text:p>
          </table:table-cell>
          <table:table-cell office:value-type="float" office:value="179.1">
            <text:p>179,10000</text:p>
          </table:table-cell>
          <table:table-cell office:value-type="string">
            <text:p>NAN</text:p>
          </table:table-cell>
          <table:table-cell/>
          <table:table-cell table:formula="of:=([.B1317]+2.91787)/([.D1317]-14.4541)" office:value-type="float" office:value="-0.00687615057526485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1.001">
            <text:p>341,00100</text:p>
          </table:table-cell>
          <table:table-cell office:value-type="float" office:value="-4.05">
            <text:p>-4,05000</text:p>
          </table:table-cell>
          <table:table-cell office:value-type="float" office:value="1.6665">
            <text:p>1,666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18]+2.91787)/([.D1318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1.101">
            <text:p>341,10100</text:p>
          </table:table-cell>
          <table:table-cell office:value-type="float" office:value="-4.05">
            <text:p>-4,05000</text:p>
          </table:table-cell>
          <table:table-cell office:value-type="float" office:value="1.6665">
            <text:p>1,666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19]+2.91787)/([.D1319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1.201">
            <text:p>341,20100</text:p>
          </table:table-cell>
          <table:table-cell office:value-type="float" office:value="-4.05">
            <text:p>-4,05000</text:p>
          </table:table-cell>
          <table:table-cell office:value-type="float" office:value="1.6665">
            <text:p>1,666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20]+2.91787)/([.D1320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1.301">
            <text:p>341,30100</text:p>
          </table:table-cell>
          <table:table-cell office:value-type="float" office:value="-4.05">
            <text:p>-4,05000</text:p>
          </table:table-cell>
          <table:table-cell office:value-type="float" office:value="1.6665">
            <text:p>1,666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21]+2.91787)/([.D1321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1.401">
            <text:p>341,40100</text:p>
          </table:table-cell>
          <table:table-cell office:value-type="float" office:value="-4.05">
            <text:p>-4,05000</text:p>
          </table:table-cell>
          <table:table-cell office:value-type="float" office:value="1.6665">
            <text:p>1,666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22]+2.91787)/([.D1322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1.501">
            <text:p>341,50100</text:p>
          </table:table-cell>
          <table:table-cell office:value-type="float" office:value="-4.05">
            <text:p>-4,05000</text:p>
          </table:table-cell>
          <table:table-cell office:value-type="float" office:value="1.6665">
            <text:p>1,666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23]+2.91787)/([.D1323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1.601">
            <text:p>341,60100</text:p>
          </table:table-cell>
          <table:table-cell office:value-type="float" office:value="-4.05">
            <text:p>-4,05000</text:p>
          </table:table-cell>
          <table:table-cell office:value-type="float" office:value="1.6665">
            <text:p>1,666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24]+2.91787)/([.D1324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1.701">
            <text:p>341,70100</text:p>
          </table:table-cell>
          <table:table-cell office:value-type="float" office:value="-4.065">
            <text:p>-4,06500</text:p>
          </table:table-cell>
          <table:table-cell office:value-type="float" office:value="1.6665">
            <text:p>1,666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25]+2.91787)/([.D1325]-14.4541)" office:value-type="float" office:value="-0.00697360846075799">
            <text:p>-0,00697</text:p>
          </table:table-cell>
          <table:table-cell table:number-columns-repeated="1017"/>
        </table:table-row>
        <table:table-row table:style-name="ro1">
          <table:table-cell office:value-type="float" office:value="341.801">
            <text:p>341,80100</text:p>
          </table:table-cell>
          <table:table-cell office:value-type="float" office:value="-4.065">
            <text:p>-4,06500</text:p>
          </table:table-cell>
          <table:table-cell office:value-type="float" office:value="1.6665">
            <text:p>1,666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26]+2.91787)/([.D1326]-14.4541)" office:value-type="float" office:value="-0.00697360846075799">
            <text:p>-0,00697</text:p>
          </table:table-cell>
          <table:table-cell table:number-columns-repeated="1017"/>
        </table:table-row>
        <table:table-row table:style-name="ro1">
          <table:table-cell office:value-type="float" office:value="341.901">
            <text:p>341,90100</text:p>
          </table:table-cell>
          <table:table-cell office:value-type="float" office:value="-4.065">
            <text:p>-4,06500</text:p>
          </table:table-cell>
          <table:table-cell office:value-type="float" office:value="1.6665">
            <text:p>1,666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27]+2.91787)/([.D1327]-14.4541)" office:value-type="float" office:value="-0.00697360846075799">
            <text:p>-0,00697</text:p>
          </table:table-cell>
          <table:table-cell table:number-columns-repeated="1017"/>
        </table:table-row>
        <table:table-row table:style-name="ro1">
          <table:table-cell office:value-type="float" office:value="342.001">
            <text:p>342,00100</text:p>
          </table:table-cell>
          <table:table-cell office:value-type="float" office:value="-4.065">
            <text:p>-4,06500</text:p>
          </table:table-cell>
          <table:table-cell office:value-type="float" office:value="1.6665">
            <text:p>1,666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28]+2.91787)/([.D1328]-14.4541)" office:value-type="float" office:value="-0.00697360846075799">
            <text:p>-0,00697</text:p>
          </table:table-cell>
          <table:table-cell table:number-columns-repeated="1017"/>
        </table:table-row>
        <table:table-row table:style-name="ro1">
          <table:table-cell office:value-type="float" office:value="342.101">
            <text:p>342,10100</text:p>
          </table:table-cell>
          <table:table-cell office:value-type="float" office:value="-4.065">
            <text:p>-4,065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29]+2.91787)/([.D1329]-14.4541)" office:value-type="float" office:value="-0.00697360846075799">
            <text:p>-0,00697</text:p>
          </table:table-cell>
          <table:table-cell table:number-columns-repeated="1017"/>
        </table:table-row>
        <table:table-row table:style-name="ro1">
          <table:table-cell office:value-type="float" office:value="342.201">
            <text:p>342,20100</text:p>
          </table:table-cell>
          <table:table-cell office:value-type="float" office:value="-4.065">
            <text:p>-4,065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30]+2.91787)/([.D1330]-14.4541)" office:value-type="float" office:value="-0.00697360846075799">
            <text:p>-0,00697</text:p>
          </table:table-cell>
          <table:table-cell table:number-columns-repeated="1017"/>
        </table:table-row>
        <table:table-row table:style-name="ro1">
          <table:table-cell office:value-type="float" office:value="342.301">
            <text:p>342,30100</text:p>
          </table:table-cell>
          <table:table-cell office:value-type="float" office:value="-4.065">
            <text:p>-4,065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31]+2.91787)/([.D1331]-14.4541)" office:value-type="float" office:value="-0.00697360846075799">
            <text:p>-0,00697</text:p>
          </table:table-cell>
          <table:table-cell table:number-columns-repeated="1017"/>
        </table:table-row>
        <table:table-row table:style-name="ro1">
          <table:table-cell office:value-type="float" office:value="342.401">
            <text:p>342,40100</text:p>
          </table:table-cell>
          <table:table-cell office:value-type="float" office:value="-4.065">
            <text:p>-4,065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32]+2.91787)/([.D1332]-14.4541)" office:value-type="float" office:value="-0.00697360846075799">
            <text:p>-0,00697</text:p>
          </table:table-cell>
          <table:table-cell table:number-columns-repeated="1017"/>
        </table:table-row>
        <table:table-row table:style-name="ro1">
          <table:table-cell office:value-type="float" office:value="342.501">
            <text:p>342,50100</text:p>
          </table:table-cell>
          <table:table-cell office:value-type="float" office:value="-4.065">
            <text:p>-4,065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33]+2.91787)/([.D1333]-14.4541)" office:value-type="float" office:value="-0.00697360846075799">
            <text:p>-0,00697</text:p>
          </table:table-cell>
          <table:table-cell table:number-columns-repeated="1017"/>
        </table:table-row>
        <table:table-row table:style-name="ro1">
          <table:table-cell office:value-type="float" office:value="342.601">
            <text:p>342,60100</text:p>
          </table:table-cell>
          <table:table-cell office:value-type="float" office:value="-4.065">
            <text:p>-4,065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34]+2.91787)/([.D1334]-14.4541)" office:value-type="float" office:value="-0.00697360846075799">
            <text:p>-0,00697</text:p>
          </table:table-cell>
          <table:table-cell table:number-columns-repeated="1017"/>
        </table:table-row>
        <table:table-row table:style-name="ro1">
          <table:table-cell office:value-type="float" office:value="342.701">
            <text:p>342,7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35]+2.91787)/([.D1335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2.801">
            <text:p>342,8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36]+2.91787)/([.D1336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2.901">
            <text:p>342,9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37]+2.91787)/([.D1337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3.001">
            <text:p>343,0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38]+2.91787)/([.D1338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3.101">
            <text:p>343,1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39]+2.91787)/([.D1339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3.201">
            <text:p>343,2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40]+2.91787)/([.D1340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3.301">
            <text:p>343,3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41]+2.91787)/([.D1341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3.401">
            <text:p>343,4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42]+2.91787)/([.D1342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3.501">
            <text:p>343,5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43]+2.91787)/([.D1343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3.601">
            <text:p>343,6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44]+2.91787)/([.D1344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3.701">
            <text:p>343,7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45]+2.91787)/([.D1345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3.801">
            <text:p>343,8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46]+2.91787)/([.D1346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3.901">
            <text:p>343,9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47]+2.91787)/([.D1347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4.001">
            <text:p>344,0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48]+2.91787)/([.D1348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4.101">
            <text:p>344,10100</text:p>
          </table:table-cell>
          <table:table-cell office:value-type="float" office:value="-4.05">
            <text:p>-4,050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49]+2.91787)/([.D1349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4.201">
            <text:p>344,20100</text:p>
          </table:table-cell>
          <table:table-cell office:value-type="float" office:value="-4.05">
            <text:p>-4,050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50]+2.91787)/([.D1350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4.301">
            <text:p>344,30100</text:p>
          </table:table-cell>
          <table:table-cell office:value-type="float" office:value="-4.05">
            <text:p>-4,050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51]+2.91787)/([.D1351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4.401">
            <text:p>344,40100</text:p>
          </table:table-cell>
          <table:table-cell office:value-type="float" office:value="-4.05">
            <text:p>-4,050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52]+2.91787)/([.D1352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4.501">
            <text:p>344,50100</text:p>
          </table:table-cell>
          <table:table-cell office:value-type="float" office:value="-4.05">
            <text:p>-4,050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53]+2.91787)/([.D1353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4.601">
            <text:p>344,60100</text:p>
          </table:table-cell>
          <table:table-cell office:value-type="float" office:value="-4.05">
            <text:p>-4,050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54]+2.91787)/([.D1354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4.701">
            <text:p>344,70100</text:p>
          </table:table-cell>
          <table:table-cell office:value-type="float" office:value="-4.05">
            <text:p>-4,050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55]+2.91787)/([.D1355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4.801">
            <text:p>344,80100</text:p>
          </table:table-cell>
          <table:table-cell office:value-type="float" office:value="-4.05">
            <text:p>-4,050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56]+2.91787)/([.D1356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4.901">
            <text:p>344,90100</text:p>
          </table:table-cell>
          <table:table-cell office:value-type="float" office:value="-4.05">
            <text:p>-4,050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57]+2.91787)/([.D1357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5.001">
            <text:p>345,00100</text:p>
          </table:table-cell>
          <table:table-cell office:value-type="float" office:value="-4.05">
            <text:p>-4,050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58]+2.91787)/([.D1358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5.101">
            <text:p>345,1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59]+2.91787)/([.D1359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5.201">
            <text:p>345,2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60]+2.91787)/([.D1360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5.301">
            <text:p>345,3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61]+2.91787)/([.D1361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5.401">
            <text:p>345,4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62]+2.91787)/([.D1362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5.501">
            <text:p>345,5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63]+2.91787)/([.D1363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5.601">
            <text:p>345,6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64]+2.91787)/([.D1364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5.701">
            <text:p>345,7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65]+2.91787)/([.D1365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5.801">
            <text:p>345,8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66]+2.91787)/([.D1366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5.901">
            <text:p>345,9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67]+2.91787)/([.D1367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6.001">
            <text:p>346,0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68]+2.91787)/([.D1368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6.101">
            <text:p>346,1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69]+2.91787)/([.D1369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6.201">
            <text:p>346,2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70]+2.91787)/([.D1370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6.301">
            <text:p>346,3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71]+2.91787)/([.D1371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6.401">
            <text:p>346,4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72]+2.91787)/([.D1372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6.501">
            <text:p>346,5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73]+2.91787)/([.D1373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6.601">
            <text:p>346,6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74]+2.91787)/([.D1374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6.701">
            <text:p>346,7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75]+2.91787)/([.D1375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6.801">
            <text:p>346,8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76]+2.91787)/([.D1376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6.901">
            <text:p>346,9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77]+2.91787)/([.D1377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7.001">
            <text:p>347,0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78]+2.91787)/([.D1378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7.101">
            <text:p>347,10100</text:p>
          </table:table-cell>
          <table:table-cell office:value-type="float" office:value="-4.05">
            <text:p>-4,050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79]+2.91787)/([.D1379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7.201">
            <text:p>347,20100</text:p>
          </table:table-cell>
          <table:table-cell office:value-type="float" office:value="-4.05">
            <text:p>-4,050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80]+2.91787)/([.D1380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7.301">
            <text:p>347,30100</text:p>
          </table:table-cell>
          <table:table-cell office:value-type="float" office:value="-4.05">
            <text:p>-4,050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81]+2.91787)/([.D1381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7.401">
            <text:p>347,40100</text:p>
          </table:table-cell>
          <table:table-cell office:value-type="float" office:value="-4.05">
            <text:p>-4,050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82]+2.91787)/([.D1382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7.501">
            <text:p>347,50100</text:p>
          </table:table-cell>
          <table:table-cell office:value-type="float" office:value="-4.05">
            <text:p>-4,050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83]+2.91787)/([.D1383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7.601">
            <text:p>347,60100</text:p>
          </table:table-cell>
          <table:table-cell office:value-type="float" office:value="-4.05">
            <text:p>-4,050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84]+2.91787)/([.D1384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7.701">
            <text:p>347,70100</text:p>
          </table:table-cell>
          <table:table-cell office:value-type="float" office:value="-4.05">
            <text:p>-4,050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85]+2.91787)/([.D1385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7.801">
            <text:p>347,80100</text:p>
          </table:table-cell>
          <table:table-cell office:value-type="float" office:value="-4.05">
            <text:p>-4,050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86]+2.91787)/([.D1386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7.901">
            <text:p>347,90100</text:p>
          </table:table-cell>
          <table:table-cell office:value-type="float" office:value="-4.05">
            <text:p>-4,050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87]+2.91787)/([.D1387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8.001">
            <text:p>348,00100</text:p>
          </table:table-cell>
          <table:table-cell office:value-type="float" office:value="-4.05">
            <text:p>-4,05000</text:p>
          </table:table-cell>
          <table:table-cell office:value-type="float" office:value="1.6635">
            <text:p>1,6635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88]+2.91787)/([.D1388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8.101">
            <text:p>348,1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89]+2.91787)/([.D1389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8.201">
            <text:p>348,2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90]+2.91787)/([.D1390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8.301">
            <text:p>348,3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91]+2.91787)/([.D1391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8.401">
            <text:p>348,4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92]+2.91787)/([.D1392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8.501">
            <text:p>348,5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93]+2.91787)/([.D1393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8.601">
            <text:p>348,6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94]+2.91787)/([.D1394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8.701">
            <text:p>348,7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95]+2.91787)/([.D1395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8.801">
            <text:p>348,8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96]+2.91787)/([.D1396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8.901">
            <text:p>348,9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97]+2.91787)/([.D1397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9.001">
            <text:p>349,00100</text:p>
          </table:table-cell>
          <table:table-cell office:value-type="float" office:value="-4.05">
            <text:p>-4,05000</text:p>
          </table:table-cell>
          <table:table-cell office:value-type="float" office:value="1.665">
            <text:p>1,66500</text:p>
          </table:table-cell>
          <table:table-cell office:value-type="float" office:value="178.95">
            <text:p>178,95000</text:p>
          </table:table-cell>
          <table:table-cell office:value-type="string">
            <text:p>NAN</text:p>
          </table:table-cell>
          <table:table-cell/>
          <table:table-cell table:formula="of:=([.B1398]+2.91787)/([.D1398]-14.4541)" office:value-type="float" office:value="-0.00688242077766072">
            <text:p>-0,00688</text:p>
          </table:table-cell>
          <table:table-cell table:number-columns-repeated="1017"/>
        </table:table-row>
        <table:table-row table:style-name="ro1">
          <table:table-cell office:value-type="float" office:value="349.101">
            <text:p>349,10100</text:p>
          </table:table-cell>
          <table:table-cell office:value-type="float" office:value="-4.05">
            <text:p>-4,05000</text:p>
          </table:table-cell>
          <table:table-cell office:value-type="float" office:value="1.6635">
            <text:p>1,663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399]+2.91787)/([.D1399]-14.4541)" office:value-type="float" office:value="-0.00688870242579827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49.201">
            <text:p>349,20100</text:p>
          </table:table-cell>
          <table:table-cell office:value-type="float" office:value="-4.05">
            <text:p>-4,05000</text:p>
          </table:table-cell>
          <table:table-cell office:value-type="float" office:value="1.6635">
            <text:p>1,663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00]+2.91787)/([.D1400]-14.4541)" office:value-type="float" office:value="-0.00688870242579827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49.301">
            <text:p>349,30100</text:p>
          </table:table-cell>
          <table:table-cell office:value-type="float" office:value="-4.05">
            <text:p>-4,05000</text:p>
          </table:table-cell>
          <table:table-cell office:value-type="float" office:value="1.6635">
            <text:p>1,663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01]+2.91787)/([.D1401]-14.4541)" office:value-type="float" office:value="-0.00688870242579827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49.401">
            <text:p>349,40100</text:p>
          </table:table-cell>
          <table:table-cell office:value-type="float" office:value="-4.05">
            <text:p>-4,05000</text:p>
          </table:table-cell>
          <table:table-cell office:value-type="float" office:value="1.6635">
            <text:p>1,663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02]+2.91787)/([.D1402]-14.4541)" office:value-type="float" office:value="-0.00688870242579827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49.501">
            <text:p>349,50100</text:p>
          </table:table-cell>
          <table:table-cell office:value-type="float" office:value="-4.05">
            <text:p>-4,05000</text:p>
          </table:table-cell>
          <table:table-cell office:value-type="float" office:value="1.6635">
            <text:p>1,663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03]+2.91787)/([.D1403]-14.4541)" office:value-type="float" office:value="-0.00688870242579827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49.601">
            <text:p>349,60100</text:p>
          </table:table-cell>
          <table:table-cell office:value-type="float" office:value="-4.05">
            <text:p>-4,05000</text:p>
          </table:table-cell>
          <table:table-cell office:value-type="float" office:value="1.6635">
            <text:p>1,663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04]+2.91787)/([.D1404]-14.4541)" office:value-type="float" office:value="-0.00688870242579827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49.701">
            <text:p>349,70100</text:p>
          </table:table-cell>
          <table:table-cell office:value-type="float" office:value="-4.065">
            <text:p>-4,06500</text:p>
          </table:table-cell>
          <table:table-cell office:value-type="float" office:value="1.6635">
            <text:p>1,663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05]+2.91787)/([.D1405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49.801">
            <text:p>349,80100</text:p>
          </table:table-cell>
          <table:table-cell office:value-type="float" office:value="-4.065">
            <text:p>-4,06500</text:p>
          </table:table-cell>
          <table:table-cell office:value-type="float" office:value="1.6635">
            <text:p>1,663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06]+2.91787)/([.D1406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49.901">
            <text:p>349,90100</text:p>
          </table:table-cell>
          <table:table-cell office:value-type="float" office:value="-4.065">
            <text:p>-4,06500</text:p>
          </table:table-cell>
          <table:table-cell office:value-type="float" office:value="1.6635">
            <text:p>1,663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07]+2.91787)/([.D1407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0.001">
            <text:p>350,00100</text:p>
          </table:table-cell>
          <table:table-cell office:value-type="float" office:value="-4.065">
            <text:p>-4,06500</text:p>
          </table:table-cell>
          <table:table-cell office:value-type="float" office:value="1.6635">
            <text:p>1,663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08]+2.91787)/([.D1408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0.101">
            <text:p>350,10100</text:p>
          </table:table-cell>
          <table:table-cell office:value-type="float" office:value="-4.065">
            <text:p>-4,06500</text:p>
          </table:table-cell>
          <table:table-cell office:value-type="float" office:value="1.662">
            <text:p>1,662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09]+2.91787)/([.D1409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0.201">
            <text:p>350,20100</text:p>
          </table:table-cell>
          <table:table-cell office:value-type="float" office:value="-4.065">
            <text:p>-4,06500</text:p>
          </table:table-cell>
          <table:table-cell office:value-type="float" office:value="1.662">
            <text:p>1,662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10]+2.91787)/([.D1410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0.301">
            <text:p>350,30100</text:p>
          </table:table-cell>
          <table:table-cell office:value-type="float" office:value="-4.065">
            <text:p>-4,06500</text:p>
          </table:table-cell>
          <table:table-cell office:value-type="float" office:value="1.662">
            <text:p>1,662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11]+2.91787)/([.D1411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0.401">
            <text:p>350,40100</text:p>
          </table:table-cell>
          <table:table-cell office:value-type="float" office:value="-4.065">
            <text:p>-4,06500</text:p>
          </table:table-cell>
          <table:table-cell office:value-type="float" office:value="1.662">
            <text:p>1,662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12]+2.91787)/([.D1412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0.501">
            <text:p>350,50100</text:p>
          </table:table-cell>
          <table:table-cell office:value-type="float" office:value="-4.065">
            <text:p>-4,06500</text:p>
          </table:table-cell>
          <table:table-cell office:value-type="float" office:value="1.662">
            <text:p>1,662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13]+2.91787)/([.D1413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0.601">
            <text:p>350,60100</text:p>
          </table:table-cell>
          <table:table-cell office:value-type="float" office:value="-4.065">
            <text:p>-4,06500</text:p>
          </table:table-cell>
          <table:table-cell office:value-type="float" office:value="1.662">
            <text:p>1,662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14]+2.91787)/([.D1414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0.701">
            <text:p>350,70100</text:p>
          </table:table-cell>
          <table:table-cell office:value-type="float" office:value="-4.08">
            <text:p>-4,08000</text:p>
          </table:table-cell>
          <table:table-cell office:value-type="float" office:value="1.662">
            <text:p>1,662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15]+2.91787)/([.D1415]-14.4541)" office:value-type="float" office:value="-0.00707124424765084">
            <text:p>-0,00707</text:p>
          </table:table-cell>
          <table:table-cell table:number-columns-repeated="1017"/>
        </table:table-row>
        <table:table-row table:style-name="ro1">
          <table:table-cell office:value-type="float" office:value="350.801">
            <text:p>350,80100</text:p>
          </table:table-cell>
          <table:table-cell office:value-type="float" office:value="-4.08">
            <text:p>-4,08000</text:p>
          </table:table-cell>
          <table:table-cell office:value-type="float" office:value="1.662">
            <text:p>1,662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16]+2.91787)/([.D1416]-14.4541)" office:value-type="float" office:value="-0.00707124424765084">
            <text:p>-0,00707</text:p>
          </table:table-cell>
          <table:table-cell table:number-columns-repeated="1017"/>
        </table:table-row>
        <table:table-row table:style-name="ro1">
          <table:table-cell office:value-type="float" office:value="350.901">
            <text:p>350,90100</text:p>
          </table:table-cell>
          <table:table-cell office:value-type="float" office:value="-4.08">
            <text:p>-4,08000</text:p>
          </table:table-cell>
          <table:table-cell office:value-type="float" office:value="1.662">
            <text:p>1,662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17]+2.91787)/([.D1417]-14.4541)" office:value-type="float" office:value="-0.00707124424765084">
            <text:p>-0,00707</text:p>
          </table:table-cell>
          <table:table-cell table:number-columns-repeated="1017"/>
        </table:table-row>
        <table:table-row table:style-name="ro1">
          <table:table-cell office:value-type="float" office:value="351.001">
            <text:p>351,00100</text:p>
          </table:table-cell>
          <table:table-cell office:value-type="float" office:value="-4.08">
            <text:p>-4,08000</text:p>
          </table:table-cell>
          <table:table-cell office:value-type="float" office:value="1.662">
            <text:p>1,662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18]+2.91787)/([.D1418]-14.4541)" office:value-type="float" office:value="-0.00707124424765084">
            <text:p>-0,00707</text:p>
          </table:table-cell>
          <table:table-cell table:number-columns-repeated="1017"/>
        </table:table-row>
        <table:table-row table:style-name="ro1">
          <table:table-cell office:value-type="float" office:value="351.101">
            <text:p>351,10100</text:p>
          </table:table-cell>
          <table:table-cell office:value-type="float" office:value="-4.08">
            <text:p>-4,08000</text:p>
          </table:table-cell>
          <table:table-cell office:value-type="float" office:value="1.662">
            <text:p>1,662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19]+2.91787)/([.D1419]-14.4541)" office:value-type="float" office:value="-0.00707124424765084">
            <text:p>-0,00707</text:p>
          </table:table-cell>
          <table:table-cell table:number-columns-repeated="1017"/>
        </table:table-row>
        <table:table-row table:style-name="ro1">
          <table:table-cell office:value-type="float" office:value="351.201">
            <text:p>351,20100</text:p>
          </table:table-cell>
          <table:table-cell office:value-type="float" office:value="-4.08">
            <text:p>-4,08000</text:p>
          </table:table-cell>
          <table:table-cell office:value-type="float" office:value="1.662">
            <text:p>1,662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20]+2.91787)/([.D1420]-14.4541)" office:value-type="float" office:value="-0.00707124424765084">
            <text:p>-0,00707</text:p>
          </table:table-cell>
          <table:table-cell table:number-columns-repeated="1017"/>
        </table:table-row>
        <table:table-row table:style-name="ro1">
          <table:table-cell office:value-type="float" office:value="351.301">
            <text:p>351,30100</text:p>
          </table:table-cell>
          <table:table-cell office:value-type="float" office:value="-4.08">
            <text:p>-4,08000</text:p>
          </table:table-cell>
          <table:table-cell office:value-type="float" office:value="1.662">
            <text:p>1,662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21]+2.91787)/([.D1421]-14.4541)" office:value-type="float" office:value="-0.00707124424765084">
            <text:p>-0,00707</text:p>
          </table:table-cell>
          <table:table-cell table:number-columns-repeated="1017"/>
        </table:table-row>
        <table:table-row table:style-name="ro1">
          <table:table-cell office:value-type="float" office:value="351.401">
            <text:p>351,40100</text:p>
          </table:table-cell>
          <table:table-cell office:value-type="float" office:value="-4.08">
            <text:p>-4,08000</text:p>
          </table:table-cell>
          <table:table-cell office:value-type="float" office:value="1.662">
            <text:p>1,662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22]+2.91787)/([.D1422]-14.4541)" office:value-type="float" office:value="-0.00707124424765084">
            <text:p>-0,00707</text:p>
          </table:table-cell>
          <table:table-cell table:number-columns-repeated="1017"/>
        </table:table-row>
        <table:table-row table:style-name="ro1">
          <table:table-cell office:value-type="float" office:value="351.501">
            <text:p>351,50100</text:p>
          </table:table-cell>
          <table:table-cell office:value-type="float" office:value="-4.08">
            <text:p>-4,08000</text:p>
          </table:table-cell>
          <table:table-cell office:value-type="float" office:value="1.662">
            <text:p>1,662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23]+2.91787)/([.D1423]-14.4541)" office:value-type="float" office:value="-0.00707124424765084">
            <text:p>-0,00707</text:p>
          </table:table-cell>
          <table:table-cell table:number-columns-repeated="1017"/>
        </table:table-row>
        <table:table-row table:style-name="ro1">
          <table:table-cell office:value-type="float" office:value="351.601">
            <text:p>351,60100</text:p>
          </table:table-cell>
          <table:table-cell office:value-type="float" office:value="-4.08">
            <text:p>-4,08000</text:p>
          </table:table-cell>
          <table:table-cell office:value-type="float" office:value="1.662">
            <text:p>1,662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24]+2.91787)/([.D1424]-14.4541)" office:value-type="float" office:value="-0.00707124424765084">
            <text:p>-0,00707</text:p>
          </table:table-cell>
          <table:table-cell table:number-columns-repeated="1017"/>
        </table:table-row>
        <table:table-row table:style-name="ro1">
          <table:table-cell office:value-type="float" office:value="351.701">
            <text:p>351,70100</text:p>
          </table:table-cell>
          <table:table-cell office:value-type="float" office:value="-4.065">
            <text:p>-4,06500</text:p>
          </table:table-cell>
          <table:table-cell office:value-type="float" office:value="1.662">
            <text:p>1,662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25]+2.91787)/([.D1425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1.801">
            <text:p>351,80100</text:p>
          </table:table-cell>
          <table:table-cell office:value-type="float" office:value="-4.065">
            <text:p>-4,06500</text:p>
          </table:table-cell>
          <table:table-cell office:value-type="float" office:value="1.662">
            <text:p>1,662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26]+2.91787)/([.D1426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1.901">
            <text:p>351,90100</text:p>
          </table:table-cell>
          <table:table-cell office:value-type="float" office:value="-4.065">
            <text:p>-4,06500</text:p>
          </table:table-cell>
          <table:table-cell office:value-type="float" office:value="1.662">
            <text:p>1,662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27]+2.91787)/([.D1427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2.001">
            <text:p>352,00100</text:p>
          </table:table-cell>
          <table:table-cell office:value-type="float" office:value="-4.065">
            <text:p>-4,06500</text:p>
          </table:table-cell>
          <table:table-cell office:value-type="float" office:value="1.662">
            <text:p>1,662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28]+2.91787)/([.D1428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2.101">
            <text:p>352,10100</text:p>
          </table:table-cell>
          <table:table-cell office:value-type="float" office:value="-4.065">
            <text:p>-4,06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29]+2.91787)/([.D1429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2.201">
            <text:p>352,20100</text:p>
          </table:table-cell>
          <table:table-cell office:value-type="float" office:value="-4.065">
            <text:p>-4,06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30]+2.91787)/([.D1430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2.301">
            <text:p>352,30100</text:p>
          </table:table-cell>
          <table:table-cell office:value-type="float" office:value="-4.065">
            <text:p>-4,06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31]+2.91787)/([.D1431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2.401">
            <text:p>352,40100</text:p>
          </table:table-cell>
          <table:table-cell office:value-type="float" office:value="-4.065">
            <text:p>-4,06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32]+2.91787)/([.D1432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2.501">
            <text:p>352,50100</text:p>
          </table:table-cell>
          <table:table-cell office:value-type="float" office:value="-4.065">
            <text:p>-4,06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33]+2.91787)/([.D1433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2.601">
            <text:p>352,60100</text:p>
          </table:table-cell>
          <table:table-cell office:value-type="float" office:value="-4.065">
            <text:p>-4,06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34]+2.91787)/([.D1434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2.701">
            <text:p>352,70100</text:p>
          </table:table-cell>
          <table:table-cell office:value-type="float" office:value="-4.065">
            <text:p>-4,06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35]+2.91787)/([.D1435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2.801">
            <text:p>352,80100</text:p>
          </table:table-cell>
          <table:table-cell office:value-type="float" office:value="-4.065">
            <text:p>-4,06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36]+2.91787)/([.D1436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2.901">
            <text:p>352,90100</text:p>
          </table:table-cell>
          <table:table-cell office:value-type="float" office:value="-4.065">
            <text:p>-4,06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37]+2.91787)/([.D1437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3.001">
            <text:p>353,00100</text:p>
          </table:table-cell>
          <table:table-cell office:value-type="float" office:value="-4.065">
            <text:p>-4,06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38]+2.91787)/([.D1438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3.101">
            <text:p>353,10100</text:p>
          </table:table-cell>
          <table:table-cell office:value-type="float" office:value="-4.065">
            <text:p>-4,06500</text:p>
          </table:table-cell>
          <table:table-cell office:value-type="float" office:value="1.6635">
            <text:p>1,663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39]+2.91787)/([.D1439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3.201">
            <text:p>353,20100</text:p>
          </table:table-cell>
          <table:table-cell office:value-type="float" office:value="-4.065">
            <text:p>-4,06500</text:p>
          </table:table-cell>
          <table:table-cell office:value-type="float" office:value="1.6635">
            <text:p>1,663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40]+2.91787)/([.D1440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3.301">
            <text:p>353,30100</text:p>
          </table:table-cell>
          <table:table-cell office:value-type="float" office:value="-4.065">
            <text:p>-4,06500</text:p>
          </table:table-cell>
          <table:table-cell office:value-type="float" office:value="1.6635">
            <text:p>1,663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41]+2.91787)/([.D1441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3.401">
            <text:p>353,40100</text:p>
          </table:table-cell>
          <table:table-cell office:value-type="float" office:value="-4.065">
            <text:p>-4,06500</text:p>
          </table:table-cell>
          <table:table-cell office:value-type="float" office:value="1.6635">
            <text:p>1,663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42]+2.91787)/([.D1442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3.501">
            <text:p>353,50100</text:p>
          </table:table-cell>
          <table:table-cell office:value-type="float" office:value="-4.065">
            <text:p>-4,06500</text:p>
          </table:table-cell>
          <table:table-cell office:value-type="float" office:value="1.6635">
            <text:p>1,663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43]+2.91787)/([.D1443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3.601">
            <text:p>353,60100</text:p>
          </table:table-cell>
          <table:table-cell office:value-type="float" office:value="-4.065">
            <text:p>-4,06500</text:p>
          </table:table-cell>
          <table:table-cell office:value-type="float" office:value="1.6635">
            <text:p>1,663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44]+2.91787)/([.D1444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3.701">
            <text:p>353,70100</text:p>
          </table:table-cell>
          <table:table-cell office:value-type="float" office:value="-4.065">
            <text:p>-4,06500</text:p>
          </table:table-cell>
          <table:table-cell office:value-type="float" office:value="1.6635">
            <text:p>1,663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45]+2.91787)/([.D1445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3.801">
            <text:p>353,80100</text:p>
          </table:table-cell>
          <table:table-cell office:value-type="float" office:value="-4.065">
            <text:p>-4,06500</text:p>
          </table:table-cell>
          <table:table-cell office:value-type="float" office:value="1.6635">
            <text:p>1,663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46]+2.91787)/([.D1446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3.901">
            <text:p>353,90100</text:p>
          </table:table-cell>
          <table:table-cell office:value-type="float" office:value="-4.065">
            <text:p>-4,06500</text:p>
          </table:table-cell>
          <table:table-cell office:value-type="float" office:value="1.6635">
            <text:p>1,663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47]+2.91787)/([.D1447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4.001">
            <text:p>354,00100</text:p>
          </table:table-cell>
          <table:table-cell office:value-type="float" office:value="-4.065">
            <text:p>-4,06500</text:p>
          </table:table-cell>
          <table:table-cell office:value-type="float" office:value="1.6635">
            <text:p>1,663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48]+2.91787)/([.D1448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4.101">
            <text:p>354,10100</text:p>
          </table:table-cell>
          <table:table-cell office:value-type="float" office:value="-4.065">
            <text:p>-4,06500</text:p>
          </table:table-cell>
          <table:table-cell office:value-type="float" office:value="1.662">
            <text:p>1,662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49]+2.91787)/([.D1449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4.201">
            <text:p>354,20100</text:p>
          </table:table-cell>
          <table:table-cell office:value-type="float" office:value="-4.065">
            <text:p>-4,06500</text:p>
          </table:table-cell>
          <table:table-cell office:value-type="float" office:value="1.662">
            <text:p>1,662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50]+2.91787)/([.D1450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4.301">
            <text:p>354,30100</text:p>
          </table:table-cell>
          <table:table-cell office:value-type="float" office:value="-4.065">
            <text:p>-4,06500</text:p>
          </table:table-cell>
          <table:table-cell office:value-type="float" office:value="1.662">
            <text:p>1,662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51]+2.91787)/([.D1451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4.401">
            <text:p>354,40100</text:p>
          </table:table-cell>
          <table:table-cell office:value-type="float" office:value="-4.065">
            <text:p>-4,06500</text:p>
          </table:table-cell>
          <table:table-cell office:value-type="float" office:value="1.662">
            <text:p>1,662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52]+2.91787)/([.D1452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4.501">
            <text:p>354,50100</text:p>
          </table:table-cell>
          <table:table-cell office:value-type="float" office:value="-4.065">
            <text:p>-4,06500</text:p>
          </table:table-cell>
          <table:table-cell office:value-type="float" office:value="1.662">
            <text:p>1,662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53]+2.91787)/([.D1453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4.601">
            <text:p>354,60100</text:p>
          </table:table-cell>
          <table:table-cell office:value-type="float" office:value="-4.065">
            <text:p>-4,06500</text:p>
          </table:table-cell>
          <table:table-cell office:value-type="float" office:value="1.662">
            <text:p>1,662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54]+2.91787)/([.D1454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4.701">
            <text:p>354,70100</text:p>
          </table:table-cell>
          <table:table-cell office:value-type="float" office:value="-4.065">
            <text:p>-4,06500</text:p>
          </table:table-cell>
          <table:table-cell office:value-type="float" office:value="1.662">
            <text:p>1,662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55]+2.91787)/([.D1455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4.801">
            <text:p>354,80100</text:p>
          </table:table-cell>
          <table:table-cell office:value-type="float" office:value="-4.065">
            <text:p>-4,06500</text:p>
          </table:table-cell>
          <table:table-cell office:value-type="float" office:value="1.662">
            <text:p>1,662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56]+2.91787)/([.D1456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4.901">
            <text:p>354,90100</text:p>
          </table:table-cell>
          <table:table-cell office:value-type="float" office:value="-4.065">
            <text:p>-4,06500</text:p>
          </table:table-cell>
          <table:table-cell office:value-type="float" office:value="1.662">
            <text:p>1,662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57]+2.91787)/([.D1457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5.001">
            <text:p>355,00100</text:p>
          </table:table-cell>
          <table:table-cell office:value-type="float" office:value="-4.065">
            <text:p>-4,06500</text:p>
          </table:table-cell>
          <table:table-cell office:value-type="float" office:value="1.662">
            <text:p>1,6620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58]+2.91787)/([.D1458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5.101">
            <text:p>355,10100</text:p>
          </table:table-cell>
          <table:table-cell office:value-type="float" office:value="-4.065">
            <text:p>-4,06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59]+2.91787)/([.D1459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5.201">
            <text:p>355,20100</text:p>
          </table:table-cell>
          <table:table-cell office:value-type="float" office:value="-4.065">
            <text:p>-4,06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60]+2.91787)/([.D1460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5.301">
            <text:p>355,30100</text:p>
          </table:table-cell>
          <table:table-cell office:value-type="float" office:value="-4.065">
            <text:p>-4,06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61]+2.91787)/([.D1461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5.401">
            <text:p>355,40100</text:p>
          </table:table-cell>
          <table:table-cell office:value-type="float" office:value="-4.065">
            <text:p>-4,06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62]+2.91787)/([.D1462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5.501">
            <text:p>355,50100</text:p>
          </table:table-cell>
          <table:table-cell office:value-type="float" office:value="-4.065">
            <text:p>-4,06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63]+2.91787)/([.D1463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5.601">
            <text:p>355,60100</text:p>
          </table:table-cell>
          <table:table-cell office:value-type="float" office:value="-4.065">
            <text:p>-4,06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64]+2.91787)/([.D1464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5.701">
            <text:p>355,70100</text:p>
          </table:table-cell>
          <table:table-cell office:value-type="float" office:value="-4.065">
            <text:p>-4,06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65]+2.91787)/([.D1465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5.801">
            <text:p>355,80100</text:p>
          </table:table-cell>
          <table:table-cell office:value-type="float" office:value="-4.065">
            <text:p>-4,06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66]+2.91787)/([.D1466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5.901">
            <text:p>355,90100</text:p>
          </table:table-cell>
          <table:table-cell office:value-type="float" office:value="-4.065">
            <text:p>-4,06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67]+2.91787)/([.D1467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6.001">
            <text:p>356,00100</text:p>
          </table:table-cell>
          <table:table-cell office:value-type="float" office:value="-4.065">
            <text:p>-4,06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68]+2.91787)/([.D1468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6.101">
            <text:p>356,10100</text:p>
          </table:table-cell>
          <table:table-cell office:value-type="float" office:value="-4.065">
            <text:p>-4,06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69]+2.91787)/([.D1469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6.201">
            <text:p>356,20100</text:p>
          </table:table-cell>
          <table:table-cell office:value-type="float" office:value="-4.065">
            <text:p>-4,06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70]+2.91787)/([.D1470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6.301">
            <text:p>356,30100</text:p>
          </table:table-cell>
          <table:table-cell office:value-type="float" office:value="-4.065">
            <text:p>-4,06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71]+2.91787)/([.D1471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6.401">
            <text:p>356,40100</text:p>
          </table:table-cell>
          <table:table-cell office:value-type="float" office:value="-4.065">
            <text:p>-4,06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72]+2.91787)/([.D1472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6.501">
            <text:p>356,50100</text:p>
          </table:table-cell>
          <table:table-cell office:value-type="float" office:value="-4.065">
            <text:p>-4,06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73]+2.91787)/([.D1473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6.601">
            <text:p>356,60100</text:p>
          </table:table-cell>
          <table:table-cell office:value-type="float" office:value="-4.065">
            <text:p>-4,065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74]+2.91787)/([.D1474]-14.4541)" office:value-type="float" office:value="-0.00697997333672456">
            <text:p>-0,00698</text:p>
          </table:table-cell>
          <table:table-cell table:number-columns-repeated="1017"/>
        </table:table-row>
        <table:table-row table:style-name="ro1">
          <table:table-cell office:value-type="float" office:value="356.701">
            <text:p>356,70100</text:p>
          </table:table-cell>
          <table:table-cell office:value-type="float" office:value="-4.05">
            <text:p>-4,05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75]+2.91787)/([.D1475]-14.4541)" office:value-type="float" office:value="-0.00688870242579827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56.801">
            <text:p>356,80100</text:p>
          </table:table-cell>
          <table:table-cell office:value-type="float" office:value="-4.05">
            <text:p>-4,05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76]+2.91787)/([.D1476]-14.4541)" office:value-type="float" office:value="-0.00688870242579827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56.901">
            <text:p>356,90100</text:p>
          </table:table-cell>
          <table:table-cell office:value-type="float" office:value="-4.05">
            <text:p>-4,05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77]+2.91787)/([.D1477]-14.4541)" office:value-type="float" office:value="-0.00688870242579827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57.001">
            <text:p>357,00100</text:p>
          </table:table-cell>
          <table:table-cell office:value-type="float" office:value="-4.05">
            <text:p>-4,05000</text:p>
          </table:table-cell>
          <table:table-cell office:value-type="float" office:value="1.6605">
            <text:p>1,66050</text:p>
          </table:table-cell>
          <table:table-cell office:value-type="float" office:value="178.8">
            <text:p>178,80000</text:p>
          </table:table-cell>
          <table:table-cell office:value-type="string">
            <text:p>NAN</text:p>
          </table:table-cell>
          <table:table-cell/>
          <table:table-cell table:formula="of:=([.B1478]+2.91787)/([.D1478]-14.4541)" office:value-type="float" office:value="-0.00688870242579827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57.101">
            <text:p>357,1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479]+2.91787)/([.D1479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57.201">
            <text:p>357,2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480]+2.91787)/([.D1480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57.301">
            <text:p>357,3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481]+2.91787)/([.D1481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57.401">
            <text:p>357,4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482]+2.91787)/([.D1482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57.501">
            <text:p>357,5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483]+2.91787)/([.D1483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57.601">
            <text:p>357,6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484]+2.91787)/([.D1484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57.701">
            <text:p>357,7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485]+2.91787)/([.D1485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57.801">
            <text:p>357,8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486]+2.91787)/([.D1486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57.901">
            <text:p>357,9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487]+2.91787)/([.D1487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58.001">
            <text:p>358,0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488]+2.91787)/([.D1488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58.101">
            <text:p>358,1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489]+2.91787)/([.D1489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58.201">
            <text:p>358,2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490]+2.91787)/([.D1490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58.301">
            <text:p>358,3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491]+2.91787)/([.D1491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58.401">
            <text:p>358,4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492]+2.91787)/([.D1492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58.501">
            <text:p>358,5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493]+2.91787)/([.D1493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58.601">
            <text:p>358,6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494]+2.91787)/([.D1494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58.701">
            <text:p>358,7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495]+2.91787)/([.D1495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58.801">
            <text:p>358,8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496]+2.91787)/([.D1496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58.901">
            <text:p>358,9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497]+2.91787)/([.D1497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59.001">
            <text:p>359,0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498]+2.91787)/([.D1498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59.101">
            <text:p>359,1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499]+2.91787)/([.D1499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59.201">
            <text:p>359,2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00]+2.91787)/([.D1500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59.301">
            <text:p>359,3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01]+2.91787)/([.D1501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59.401">
            <text:p>359,4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02]+2.91787)/([.D1502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59.501">
            <text:p>359,5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03]+2.91787)/([.D1503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59.601">
            <text:p>359,6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04]+2.91787)/([.D1504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59.701">
            <text:p>359,70100</text:p>
          </table:table-cell>
          <table:table-cell office:value-type="float" office:value="-4.065">
            <text:p>-4,065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05]+2.91787)/([.D1505]-14.4541)" office:value-type="float" office:value="-0.00698634984186572">
            <text:p>-0,00699</text:p>
          </table:table-cell>
          <table:table-cell table:number-columns-repeated="1017"/>
        </table:table-row>
        <table:table-row table:style-name="ro1">
          <table:table-cell office:value-type="float" office:value="359.801">
            <text:p>359,80100</text:p>
          </table:table-cell>
          <table:table-cell office:value-type="float" office:value="-4.065">
            <text:p>-4,065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06]+2.91787)/([.D1506]-14.4541)" office:value-type="float" office:value="-0.00698634984186572">
            <text:p>-0,00699</text:p>
          </table:table-cell>
          <table:table-cell table:number-columns-repeated="1017"/>
        </table:table-row>
        <table:table-row table:style-name="ro1">
          <table:table-cell office:value-type="float" office:value="359.901">
            <text:p>359,90100</text:p>
          </table:table-cell>
          <table:table-cell office:value-type="float" office:value="-4.065">
            <text:p>-4,065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07]+2.91787)/([.D1507]-14.4541)" office:value-type="float" office:value="-0.00698634984186572">
            <text:p>-0,00699</text:p>
          </table:table-cell>
          <table:table-cell table:number-columns-repeated="1017"/>
        </table:table-row>
        <table:table-row table:style-name="ro1">
          <table:table-cell office:value-type="float" office:value="360.001">
            <text:p>360,00100</text:p>
          </table:table-cell>
          <table:table-cell office:value-type="float" office:value="-4.065">
            <text:p>-4,065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08]+2.91787)/([.D1508]-14.4541)" office:value-type="float" office:value="-0.00698634984186572">
            <text:p>-0,00699</text:p>
          </table:table-cell>
          <table:table-cell table:number-columns-repeated="1017"/>
        </table:table-row>
        <table:table-row table:style-name="ro1">
          <table:table-cell office:value-type="float" office:value="360.101">
            <text:p>360,10100</text:p>
          </table:table-cell>
          <table:table-cell office:value-type="float" office:value="-4.065">
            <text:p>-4,065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09]+2.91787)/([.D1509]-14.4541)" office:value-type="float" office:value="-0.00698634984186572">
            <text:p>-0,00699</text:p>
          </table:table-cell>
          <table:table-cell table:number-columns-repeated="1017"/>
        </table:table-row>
        <table:table-row table:style-name="ro1">
          <table:table-cell office:value-type="float" office:value="360.201">
            <text:p>360,20100</text:p>
          </table:table-cell>
          <table:table-cell office:value-type="float" office:value="-4.065">
            <text:p>-4,065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10]+2.91787)/([.D1510]-14.4541)" office:value-type="float" office:value="-0.00698634984186572">
            <text:p>-0,00699</text:p>
          </table:table-cell>
          <table:table-cell table:number-columns-repeated="1017"/>
        </table:table-row>
        <table:table-row table:style-name="ro1">
          <table:table-cell office:value-type="float" office:value="360.301">
            <text:p>360,30100</text:p>
          </table:table-cell>
          <table:table-cell office:value-type="float" office:value="-4.065">
            <text:p>-4,065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11]+2.91787)/([.D1511]-14.4541)" office:value-type="float" office:value="-0.00698634984186572">
            <text:p>-0,00699</text:p>
          </table:table-cell>
          <table:table-cell table:number-columns-repeated="1017"/>
        </table:table-row>
        <table:table-row table:style-name="ro1">
          <table:table-cell office:value-type="float" office:value="360.401">
            <text:p>360,40100</text:p>
          </table:table-cell>
          <table:table-cell office:value-type="float" office:value="-4.065">
            <text:p>-4,065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12]+2.91787)/([.D1512]-14.4541)" office:value-type="float" office:value="-0.00698634984186572">
            <text:p>-0,00699</text:p>
          </table:table-cell>
          <table:table-cell table:number-columns-repeated="1017"/>
        </table:table-row>
        <table:table-row table:style-name="ro1">
          <table:table-cell office:value-type="float" office:value="360.501">
            <text:p>360,50100</text:p>
          </table:table-cell>
          <table:table-cell office:value-type="float" office:value="-4.065">
            <text:p>-4,065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13]+2.91787)/([.D1513]-14.4541)" office:value-type="float" office:value="-0.00698634984186572">
            <text:p>-0,00699</text:p>
          </table:table-cell>
          <table:table-cell table:number-columns-repeated="1017"/>
        </table:table-row>
        <table:table-row table:style-name="ro1">
          <table:table-cell office:value-type="float" office:value="360.601">
            <text:p>360,60100</text:p>
          </table:table-cell>
          <table:table-cell office:value-type="float" office:value="-4.065">
            <text:p>-4,065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14]+2.91787)/([.D1514]-14.4541)" office:value-type="float" office:value="-0.00698634984186572">
            <text:p>-0,00699</text:p>
          </table:table-cell>
          <table:table-cell table:number-columns-repeated="1017"/>
        </table:table-row>
        <table:table-row table:style-name="ro1">
          <table:table-cell office:value-type="float" office:value="360.701">
            <text:p>360,7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15]+2.91787)/([.D1515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0.801">
            <text:p>360,8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16]+2.91787)/([.D1516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0.901">
            <text:p>360,9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17]+2.91787)/([.D1517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1.001">
            <text:p>361,0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18]+2.91787)/([.D1518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1.101">
            <text:p>361,1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19]+2.91787)/([.D1519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1.201">
            <text:p>361,2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20]+2.91787)/([.D1520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1.301">
            <text:p>361,3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21]+2.91787)/([.D1521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1.401">
            <text:p>361,4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22]+2.91787)/([.D1522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1.501">
            <text:p>361,5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23]+2.91787)/([.D1523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1.601">
            <text:p>361,6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24]+2.91787)/([.D1524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1.701">
            <text:p>361,7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25]+2.91787)/([.D1525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1.801">
            <text:p>361,8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26]+2.91787)/([.D1526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1.901">
            <text:p>361,9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27]+2.91787)/([.D1527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2.001">
            <text:p>362,0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28]+2.91787)/([.D1528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2.101">
            <text:p>362,1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29]+2.91787)/([.D1529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2.201">
            <text:p>362,2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30]+2.91787)/([.D1530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2.301">
            <text:p>362,3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31]+2.91787)/([.D1531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2.401">
            <text:p>362,4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32]+2.91787)/([.D1532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2.501">
            <text:p>362,5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33]+2.91787)/([.D1533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2.601">
            <text:p>362,6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34]+2.91787)/([.D1534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2.701">
            <text:p>362,7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35]+2.91787)/([.D1535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2.801">
            <text:p>362,8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36]+2.91787)/([.D1536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2.901">
            <text:p>362,9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37]+2.91787)/([.D1537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3.001">
            <text:p>363,0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38]+2.91787)/([.D1538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3.101">
            <text:p>363,10100</text:p>
          </table:table-cell>
          <table:table-cell office:value-type="float" office:value="-4.05">
            <text:p>-4,05000</text:p>
          </table:table-cell>
          <table:table-cell office:value-type="float" office:value="1.6605">
            <text:p>1,660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39]+2.91787)/([.D1539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3.201">
            <text:p>363,20100</text:p>
          </table:table-cell>
          <table:table-cell office:value-type="float" office:value="-4.05">
            <text:p>-4,05000</text:p>
          </table:table-cell>
          <table:table-cell office:value-type="float" office:value="1.6605">
            <text:p>1,660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40]+2.91787)/([.D1540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3.301">
            <text:p>363,30100</text:p>
          </table:table-cell>
          <table:table-cell office:value-type="float" office:value="-4.05">
            <text:p>-4,05000</text:p>
          </table:table-cell>
          <table:table-cell office:value-type="float" office:value="1.6605">
            <text:p>1,660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41]+2.91787)/([.D1541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3.401">
            <text:p>363,40100</text:p>
          </table:table-cell>
          <table:table-cell office:value-type="float" office:value="-4.05">
            <text:p>-4,05000</text:p>
          </table:table-cell>
          <table:table-cell office:value-type="float" office:value="1.6605">
            <text:p>1,660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42]+2.91787)/([.D1542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3.501">
            <text:p>363,50100</text:p>
          </table:table-cell>
          <table:table-cell office:value-type="float" office:value="-4.05">
            <text:p>-4,05000</text:p>
          </table:table-cell>
          <table:table-cell office:value-type="float" office:value="1.6605">
            <text:p>1,660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43]+2.91787)/([.D1543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3.601">
            <text:p>363,60100</text:p>
          </table:table-cell>
          <table:table-cell office:value-type="float" office:value="-4.05">
            <text:p>-4,05000</text:p>
          </table:table-cell>
          <table:table-cell office:value-type="float" office:value="1.6605">
            <text:p>1,660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44]+2.91787)/([.D1544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3.701">
            <text:p>363,70100</text:p>
          </table:table-cell>
          <table:table-cell office:value-type="float" office:value="-4.05">
            <text:p>-4,05000</text:p>
          </table:table-cell>
          <table:table-cell office:value-type="float" office:value="1.6605">
            <text:p>1,660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45]+2.91787)/([.D1545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3.801">
            <text:p>363,80100</text:p>
          </table:table-cell>
          <table:table-cell office:value-type="float" office:value="-4.05">
            <text:p>-4,05000</text:p>
          </table:table-cell>
          <table:table-cell office:value-type="float" office:value="1.6605">
            <text:p>1,660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46]+2.91787)/([.D1546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3.901">
            <text:p>363,90100</text:p>
          </table:table-cell>
          <table:table-cell office:value-type="float" office:value="-4.05">
            <text:p>-4,05000</text:p>
          </table:table-cell>
          <table:table-cell office:value-type="float" office:value="1.6605">
            <text:p>1,660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47]+2.91787)/([.D1547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4.001">
            <text:p>364,00100</text:p>
          </table:table-cell>
          <table:table-cell office:value-type="float" office:value="-4.05">
            <text:p>-4,05000</text:p>
          </table:table-cell>
          <table:table-cell office:value-type="float" office:value="1.6605">
            <text:p>1,660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48]+2.91787)/([.D1548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4.101">
            <text:p>364,1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49]+2.91787)/([.D1549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4.201">
            <text:p>364,2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50]+2.91787)/([.D1550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4.301">
            <text:p>364,3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51]+2.91787)/([.D1551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4.401">
            <text:p>364,4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52]+2.91787)/([.D1552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4.501">
            <text:p>364,5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53]+2.91787)/([.D1553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4.601">
            <text:p>364,6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54]+2.91787)/([.D1554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4.701">
            <text:p>364,7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55]+2.91787)/([.D1555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4.801">
            <text:p>364,8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56]+2.91787)/([.D1556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4.901">
            <text:p>364,9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57]+2.91787)/([.D1557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5.001">
            <text:p>365,0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58]+2.91787)/([.D1558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5.101">
            <text:p>365,1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59]+2.91787)/([.D1559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5.201">
            <text:p>365,2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60]+2.91787)/([.D1560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5.301">
            <text:p>365,3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61]+2.91787)/([.D1561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5.401">
            <text:p>365,4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62]+2.91787)/([.D1562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5.501">
            <text:p>365,5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63]+2.91787)/([.D1563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5.601">
            <text:p>365,6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64]+2.91787)/([.D1564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5.701">
            <text:p>365,7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65]+2.91787)/([.D1565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5.801">
            <text:p>365,8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66]+2.91787)/([.D1566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5.901">
            <text:p>365,9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67]+2.91787)/([.D1567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6.001">
            <text:p>366,0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68]+2.91787)/([.D1568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6.101">
            <text:p>366,1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69]+2.91787)/([.D1569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6.201">
            <text:p>366,2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70]+2.91787)/([.D1570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6.301">
            <text:p>366,3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71]+2.91787)/([.D1571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6.401">
            <text:p>366,4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72]+2.91787)/([.D1572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6.501">
            <text:p>366,5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73]+2.91787)/([.D1573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6.601">
            <text:p>366,6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74]+2.91787)/([.D1574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6.701">
            <text:p>366,7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75]+2.91787)/([.D1575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6.801">
            <text:p>366,8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76]+2.91787)/([.D1576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6.901">
            <text:p>366,901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77]+2.91787)/([.D1577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7.005">
            <text:p>367,00500</text:p>
          </table:table-cell>
          <table:table-cell office:value-type="float" office:value="-4.05">
            <text:p>-4,05000</text:p>
          </table:table-cell>
          <table:table-cell office:value-type="float" office:value="1.6575">
            <text:p>1,6575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78]+2.91787)/([.D1578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7.101">
            <text:p>367,1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79]+2.91787)/([.D1579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7.201">
            <text:p>367,2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80]+2.91787)/([.D1580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7.301">
            <text:p>367,3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81]+2.91787)/([.D1581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7.401">
            <text:p>367,4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82]+2.91787)/([.D1582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7.501">
            <text:p>367,5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83]+2.91787)/([.D1583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7.601">
            <text:p>367,60100</text:p>
          </table:table-cell>
          <table:table-cell office:value-type="float" office:value="-4.05">
            <text:p>-4,05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84]+2.91787)/([.D1584]-14.4541)" office:value-type="float" office:value="-0.00689499555104604">
            <text:p>-0,00689</text:p>
          </table:table-cell>
          <table:table-cell table:number-columns-repeated="1017"/>
        </table:table-row>
        <table:table-row table:style-name="ro1">
          <table:table-cell office:value-type="float" office:value="367.701">
            <text:p>367,70100</text:p>
          </table:table-cell>
          <table:table-cell office:value-type="float" office:value="-3.69">
            <text:p>-3,69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85]+2.91787)/([.D1585]-14.4541)" office:value-type="float" office:value="-0.00470249257137358">
            <text:p>-0,00470</text:p>
          </table:table-cell>
          <table:table-cell table:number-columns-repeated="1017"/>
        </table:table-row>
        <table:table-row table:style-name="ro1">
          <table:table-cell office:value-type="float" office:value="367.801">
            <text:p>367,80100</text:p>
          </table:table-cell>
          <table:table-cell office:value-type="float" office:value="-3.69">
            <text:p>-3,69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86]+2.91787)/([.D1586]-14.4541)" office:value-type="float" office:value="-0.00470249257137358">
            <text:p>-0,00470</text:p>
          </table:table-cell>
          <table:table-cell table:number-columns-repeated="1017"/>
        </table:table-row>
        <table:table-row table:style-name="ro1">
          <table:table-cell office:value-type="float" office:value="367.901">
            <text:p>367,90100</text:p>
          </table:table-cell>
          <table:table-cell office:value-type="float" office:value="-3.69">
            <text:p>-3,69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87]+2.91787)/([.D1587]-14.4541)" office:value-type="float" office:value="-0.00470249257137358">
            <text:p>-0,00470</text:p>
          </table:table-cell>
          <table:table-cell table:number-columns-repeated="1017"/>
        </table:table-row>
        <table:table-row table:style-name="ro1">
          <table:table-cell office:value-type="float" office:value="368.001">
            <text:p>368,00100</text:p>
          </table:table-cell>
          <table:table-cell office:value-type="float" office:value="-3.69">
            <text:p>-3,69000</text:p>
          </table:table-cell>
          <table:table-cell office:value-type="float" office:value="1.659">
            <text:p>1,65900</text:p>
          </table:table-cell>
          <table:table-cell office:value-type="float" office:value="178.65">
            <text:p>178,65000</text:p>
          </table:table-cell>
          <table:table-cell office:value-type="string">
            <text:p>NAN</text:p>
          </table:table-cell>
          <table:table-cell/>
          <table:table-cell table:formula="of:=([.B1588]+2.91787)/([.D1588]-14.4541)" office:value-type="float" office:value="-0.00470249257137358">
            <text:p>-0,00470</text:p>
          </table:table-cell>
          <table:table-cell table:number-columns-repeated="1017"/>
        </table:table-row>
        <table:table-row table:style-name="ro1">
          <table:table-cell office:value-type="float" office:value="368.101">
            <text:p>368,10100</text:p>
          </table:table-cell>
          <table:table-cell office:value-type="float" office:value="-3.69">
            <text:p>-3,69000</text:p>
          </table:table-cell>
          <table:table-cell office:value-type="float" office:value="0.915">
            <text:p>0,91500</text:p>
          </table:table-cell>
          <table:table-cell office:value-type="float" office:value="125.7">
            <text:p>125,70000</text:p>
          </table:table-cell>
          <table:table-cell office:value-type="string">
            <text:p>NAN</text:p>
          </table:table-cell>
          <table:table-cell/>
          <table:table-cell table:formula="of:=([.B1589]+2.91787)/([.D1589]-14.4541)" office:value-type="float" office:value="-0.00694075017596154">
            <text:p>-0,00694</text:p>
          </table:table-cell>
          <table:table-cell table:number-columns-repeated="1017"/>
        </table:table-row>
        <table:table-row table:style-name="ro1">
          <table:table-cell office:value-type="float" office:value="368.201">
            <text:p>368,20100</text:p>
          </table:table-cell>
          <table:table-cell office:value-type="float" office:value="-3.69">
            <text:p>-3,69000</text:p>
          </table:table-cell>
          <table:table-cell office:value-type="float" office:value="0.915">
            <text:p>0,91500</text:p>
          </table:table-cell>
          <table:table-cell office:value-type="float" office:value="125.7">
            <text:p>125,70000</text:p>
          </table:table-cell>
          <table:table-cell office:value-type="string">
            <text:p>NAN</text:p>
          </table:table-cell>
          <table:table-cell/>
          <table:table-cell table:formula="of:=([.B1590]+2.91787)/([.D1590]-14.4541)" office:value-type="float" office:value="-0.00694075017596154">
            <text:p>-0,00694</text:p>
          </table:table-cell>
          <table:table-cell table:number-columns-repeated="1017"/>
        </table:table-row>
        <table:table-row table:style-name="ro1">
          <table:table-cell office:value-type="float" office:value="368.301">
            <text:p>368,30100</text:p>
          </table:table-cell>
          <table:table-cell office:value-type="float" office:value="-3.69">
            <text:p>-3,69000</text:p>
          </table:table-cell>
          <table:table-cell office:value-type="float" office:value="0.915">
            <text:p>0,91500</text:p>
          </table:table-cell>
          <table:table-cell office:value-type="float" office:value="125.7">
            <text:p>125,70000</text:p>
          </table:table-cell>
          <table:table-cell office:value-type="string">
            <text:p>NAN</text:p>
          </table:table-cell>
          <table:table-cell/>
          <table:table-cell table:formula="of:=([.B1591]+2.91787)/([.D1591]-14.4541)" office:value-type="float" office:value="-0.00694075017596154">
            <text:p>-0,00694</text:p>
          </table:table-cell>
          <table:table-cell table:number-columns-repeated="1017"/>
        </table:table-row>
        <table:table-row table:style-name="ro1">
          <table:table-cell office:value-type="float" office:value="368.401">
            <text:p>368,40100</text:p>
          </table:table-cell>
          <table:table-cell office:value-type="float" office:value="-3.69">
            <text:p>-3,69000</text:p>
          </table:table-cell>
          <table:table-cell office:value-type="float" office:value="0.915">
            <text:p>0,91500</text:p>
          </table:table-cell>
          <table:table-cell office:value-type="float" office:value="125.7">
            <text:p>125,70000</text:p>
          </table:table-cell>
          <table:table-cell office:value-type="string">
            <text:p>NAN</text:p>
          </table:table-cell>
          <table:table-cell/>
          <table:table-cell table:formula="of:=([.B1592]+2.91787)/([.D1592]-14.4541)" office:value-type="float" office:value="-0.00694075017596154">
            <text:p>-0,00694</text:p>
          </table:table-cell>
          <table:table-cell table:number-columns-repeated="1017"/>
        </table:table-row>
        <table:table-row table:style-name="ro1">
          <table:table-cell office:value-type="float" office:value="368.501">
            <text:p>368,50100</text:p>
          </table:table-cell>
          <table:table-cell office:value-type="float" office:value="-3.69">
            <text:p>-3,69000</text:p>
          </table:table-cell>
          <table:table-cell office:value-type="float" office:value="0.915">
            <text:p>0,91500</text:p>
          </table:table-cell>
          <table:table-cell office:value-type="float" office:value="125.7">
            <text:p>125,70000</text:p>
          </table:table-cell>
          <table:table-cell office:value-type="string">
            <text:p>NAN</text:p>
          </table:table-cell>
          <table:table-cell/>
          <table:table-cell table:formula="of:=([.B1593]+2.91787)/([.D1593]-14.4541)" office:value-type="float" office:value="-0.00694075017596154">
            <text:p>-0,00694</text:p>
          </table:table-cell>
          <table:table-cell table:number-columns-repeated="1017"/>
        </table:table-row>
        <table:table-row table:style-name="ro1">
          <table:table-cell office:value-type="float" office:value="368.601">
            <text:p>368,60100</text:p>
          </table:table-cell>
          <table:table-cell office:value-type="float" office:value="-3.69">
            <text:p>-3,69000</text:p>
          </table:table-cell>
          <table:table-cell office:value-type="float" office:value="0.915">
            <text:p>0,91500</text:p>
          </table:table-cell>
          <table:table-cell office:value-type="float" office:value="125.7">
            <text:p>125,70000</text:p>
          </table:table-cell>
          <table:table-cell office:value-type="string">
            <text:p>NAN</text:p>
          </table:table-cell>
          <table:table-cell/>
          <table:table-cell table:formula="of:=([.B1594]+2.91787)/([.D1594]-14.4541)" office:value-type="float" office:value="-0.00694075017596154">
            <text:p>-0,006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Summe:</text:p>
          </table:table-cell>
          <table:table-cell table:formula="of:=SUM([.G7:.G1595])" office:value-type="float" office:value="-10.6269789610884">
            <text:p>-10,6269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Durchschn:</text:p>
          </table:table-cell>
          <table:table-cell table:formula="of:=[.G1596]/1589" office:value-type="float" office:value="-0.00668784075587692">
            <text:p>-0,00669</text:p>
          </table:table-cell>
          <table:table-cell table:number-columns-repeated="1017"/>
        </table:table-row>
        <table:table-row table:style-name="ro1" table:number-rows-repeated="639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9">29.11.2009</text:date>, <text:time>15:52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9T15:46:38</meta:creation-date>
    <dc:date>2009-11-29T15:52:21</dc:date>
    <meta:editing-duration>PT00H05M43S</meta:editing-duration>
    <meta:editing-cycles>4</meta:editing-cycles>
    <meta:generator>OpenOffice.org/3.0$Linux OpenOffice.org_project/300m15$Build-9379</meta:generator>
    <meta:document-statistic meta:table-count="3" meta:cell-count="9535" meta:object-count="0"/>
  </office:meta>
</office:document-meta>
</file>